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6.959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0.55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0.926cm"/>
    </style:style>
    <style:style style:name="co12" style:family="table-column">
      <style:table-column-properties fo:break-before="auto" style:column-width="1.032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6.271cm"/>
    </style:style>
    <style:style style:name="co17" style:family="table-column">
      <style:table-column-properties fo:break-before="auto" style:column-width="0.503cm"/>
    </style:style>
    <style:style style:name="co18" style:family="table-column">
      <style:table-column-properties fo:break-before="auto" style:column-width="0.476cm"/>
    </style:style>
    <style:style style:name="co19" style:family="table-column">
      <style:table-column-properties fo:break-before="auto" style:column-width="1.085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0.767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7.064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35cm"/>
    </style:style>
    <style:style style:name="co29" style:family="table-column">
      <style:table-column-properties fo:break-before="auto" style:column-width="0.806cm"/>
    </style:style>
    <style:style style:name="co30" style:family="table-column">
      <style:table-column-properties fo:break-before="auto" style:column-width="1.563cm"/>
    </style:style>
    <style:style style:name="co31" style:family="table-column">
      <style:table-column-properties fo:break-before="auto" style:column-width="1.617cm"/>
    </style:style>
    <style:style style:name="co32" style:family="table-column">
      <style:table-column-properties fo:break-before="auto" style:column-width="1.145cm"/>
    </style:style>
    <style:style style:name="co33" style:family="table-column">
      <style:table-column-properties fo:break-before="auto" style:column-width="1.335cm"/>
    </style:style>
    <style:style style:name="co34" style:family="table-column">
      <style:table-column-properties fo:break-before="auto" style:column-width="1.478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475cm"/>
    </style:style>
    <style:style style:name="ro1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6">
      <style:table-cell-properties fo:background-color="#b4c6e7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06">
      <style:table-cell-properties fo:background-color="#b4c6e7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line-through-style="solid"/>
    </style:style>
    <style:style style:name="ce8" style:family="table-cell" style:parent-style-name="Default" style:data-style-name="N0">
      <style:table-cell-properties fo:background-color="#b4c6e7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Arial11" fo:font-size="10pt" style:font-name-asian="Arial11" style:font-size-asian="10pt" style:font-name-complex="Arial11" style:font-size-complex="10pt"/>
    </style:style>
    <style:style style:name="ce11" style:family="table-cell" style:parent-style-name="Default" style:data-style-name="N106"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6">
      <style:table-cell-properties fo:background-color="#ffff99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fo:background-color="#ffff99"/>
    </style:style>
    <style:style style:name="ce15" style:family="table-cell" style:parent-style-name="Default" style:data-style-name="N106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font-size="8pt" style:font-size-asian="8pt" style:font-size-complex="8pt"/>
    </style:style>
    <style:style style:name="ce18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6"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ffff99"/>
    </style:style>
    <style:style style:name="ce22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6"/>
    <style:style style:name="ce24" style:family="table-cell" style:parent-style-name="Default" style:data-style-name="N106">
      <style:table-cell-properties fo:background-color="#9999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6">
      <style:table-cell-properties fo:background-color="#9999ff"/>
    </style:style>
    <style:style style:name="ce26" style:family="table-cell" style:parent-style-name="Default" style:data-style-name="N106">
      <style:table-cell-properties fo:background-color="#9999ff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9999ff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0">
      <style:table-cell-properties fo:background-color="#9999ff"/>
    </style:style>
    <style:style style:name="ce32" style:family="table-cell" style:parent-style-name="Excel_20_Built-in_20_Normal">
      <style:table-cell-properties fo:border-bottom="0.035cm solid #000000" fo:background-color="#e2efd9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Normal">
      <style:table-cell-properties fo:background-color="#d9e2f3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LunB_Mi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" table:default-cell-style-name="ce1"/>
        <table:table-column table:style-name="co4" table:default-cell-style-name="ce1"/>
        <table:table-column table:style-name="co12" table:default-cell-style-name="ce1"/>
        <table:table-column table:style-name="co8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2"/>
        <table:table-column table:style-name="co8" table:default-cell-style-name="ce1"/>
        <table:table-column table:style-name="co15" table:number-columns-repeated="989" table:default-cell-style-name="ce1"/>
        <table:table-row table:style-name="ro1">
          <table:table-cell table:number-columns-repeated="6"/>
          <table:table-cell office:value-type="string">
            <text:p>carpetas y archivos</text:p>
          </table:table-cell>
          <table:table-cell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4"/>
          <table:table-cell office:value-type="string">
            <text:p>perl y cgi</text:p>
          </table:table-cell>
          <table:table-cell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/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4"/>
        </table:table-row>
        <table:table-row table:style-name="ro1">
          <table:table-cell office:value-type="string">
            <text:p>Pweb Lunes 2pm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>
            <text:p>CUI</text:p>
          </table:table-cell>
          <table:table-cell table:style-name="ce4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4"/>
          <table:table-cell office:value-type="string">
            <text:p>Lab6</text:p>
          </table:table-cell>
          <table:table-cell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/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2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2829">
            <text:p>20182829</text:p>
          </table:table-cell>
          <table:table-cell office:value-type="string">
            <text:p>ALI SANTISTEBAN, NUR SHAMAS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4]+[.AD4]+[.AB4]+[.Z4]+[.X4]+[.V4]+[.T4]+[.O4]+[.M4]+[.K4]+[.I4]+[.G4])/58*20" office:value-type="float" office:value="15.8620689655172">
            <text:p>15.9</text:p>
          </table:table-cell>
          <table:table-cell table:number-columns-repeated="990"/>
        </table:table-row>
        <table:table-row table:style-name="ro1">
          <table:table-cell office:value-type="float" office:value="2">
            <text:p>2</text:p>
          </table:table-cell>
          <table:table-cell table:formula="of:=+[TEOB.B11]" office:value-type="string" office:string-value="20173384">
            <text:p>20173384</text:p>
          </table:table-cell>
          <table:table-cell office:value-type="string">
            <text:p>CALCINA FLORES, FRANC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13">
            <text:p>13</text:p>
          </table:table-cell>
          <table:table-cell table:formula="of:=+([.AG5]+[.AD5]+[.AB5]+[.Z5]+[.X5]+[.V5]+[.T5]+[.O5]+[.M5]+[.K5]+[.I5]+[.G5])/58*20" office:value-type="float" office:value="12.2413793103448">
            <text:p>12.2</text:p>
          </table:table-cell>
          <table:table-cell table:number-columns-repeated="990"/>
        </table:table-row>
        <table:table-row table:style-name="ro1">
          <table:table-cell office:value-type="float" office:value="3">
            <text:p>3</text:p>
          </table:table-cell>
          <table:table-cell table:formula="of:=+[TEOB.B12]" office:value-type="string" office:string-value="20153590">
            <text:p>20153590</text:p>
          </table:table-cell>
          <table:table-cell office:value-type="string">
            <text:p>CAMMA HUAMAN, ALI OMA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 office:value-type="float" office:value="13">
            <text:p>13</text:p>
          </table:table-cell>
          <table:table-cell table:formula="of:=+([.AG6]+[.AD6]+[.AB6]+[.Z6]+[.X6]+[.V6]+[.T6]+[.O6]+[.M6]+[.K6]+[.I6]+[.G6])/58*20" office:value-type="float" office:value="10.6896551724138">
            <text:p>10.7</text:p>
          </table:table-cell>
          <table:table-cell table:number-columns-repeated="99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0572">
            <text:p>20180572</text:p>
          </table:table-cell>
          <table:table-cell office:value-type="string">
            <text:p>CCARI TAPIA, KAREN MILAGROS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7]+[.AD7]+[.AB7]+[.Z7]+[.X7]+[.V7]+[.T7]+[.O7]+[.M7]+[.K7]+[.I7]+[.G7])/58*20" office:value-type="float" office:value="12.5862068965517">
            <text:p>12.6</text:p>
          </table:table-cell>
          <table:table-cell table:number-columns-repeated="990"/>
        </table:table-row>
        <table:table-row table:style-name="ro1">
          <table:table-cell office:value-type="float" office:value="5">
            <text:p>5</text:p>
          </table:table-cell>
          <table:table-cell table:formula="of:=+[TEOB.B16]" office:value-type="string" office:string-value="20173378">
            <text:p>20173378</text:p>
          </table:table-cell>
          <table:table-cell office:value-type="string">
            <text:p>CCORIMANYA PAUCAR, KEVIN YUNIO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4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3">
            <text:p>13</text:p>
          </table:table-cell>
          <table:table-cell table:formula="of:=+([.AG8]+[.AD8]+[.AB8]+[.Z8]+[.X8]+[.V8]+[.T8]+[.O8]+[.M8]+[.K8]+[.I8]+[.G8])/58*20" office:value-type="float" office:value="9.6551724137931">
            <text:p>9.7</text:p>
          </table:table-cell>
          <table:table-cell table:number-columns-repeated="990"/>
        </table:table-row>
        <table:table-row table:style-name="ro1">
          <table:table-cell office:value-type="float" office:value="6">
            <text:p>6</text:p>
          </table:table-cell>
          <table:table-cell table:formula="of:=+[TEOB.B17]" office:value-type="string" office:string-value="20163289">
            <text:p>20163289</text:p>
          </table:table-cell>
          <table:table-cell office:value-type="string">
            <text:p>CHAMBI CHAYÑA, SHIRLEY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8.5">
            <text:p>8.5</text:p>
          </table:table-cell>
          <table:table-cell table:formula="of:=+([.AG9]+[.AD9]+[.AB9]+[.Z9]+[.X9]+[.V9]+[.T9]+[.O9]+[.M9]+[.K9]+[.I9]+[.G9])/58*20" office:value-type="float" office:value="9.82758620689655">
            <text:p>9.8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80559">
            <text:p>20180559</text:p>
          </table:table-cell>
          <table:table-cell office:value-type="string">
            <text:p>GALLEGOS BATALLANOS, CARLOS BRYAN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10]+[.AD10]+[.AB10]+[.Z10]+[.X10]+[.V10]+[.T10]+[.O10]+[.M10]+[.K10]+[.I10]+[.G10])/58*20" office:value-type="float" office:value="13.7931034482759">
            <text:p>13.8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</table:table-cell>
          <table:table-cell table:formula="of:=+[TEOB.B28]" office:value-type="string" office:string-value="20170616">
            <text:p>20170616</text:p>
          </table:table-cell>
          <table:table-cell office:value-type="string">
            <text:p>HANCCO ZARAVIA, INDIRA PAOLA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11]+[.AD11]+[.AB11]+[.Z11]+[.X11]+[.V11]+[.T11]+[.O11]+[.M11]+[.K11]+[.I11]+[.G11])/58*20" office:value-type="float" office:value="13.7931034482759">
            <text:p>13.8</text:p>
          </table:table-cell>
          <table:table-cell table:number-columns-repeated="99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30884">
            <text:p>20130884</text:p>
          </table:table-cell>
          <table:table-cell office:value-type="string">
            <text:p>HUAMANI PACO, RONALD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8.5">
            <text:p>8.5</text:p>
          </table:table-cell>
          <table:table-cell table:formula="of:=+([.AG12]+[.AD12]+[.AB12]+[.Z12]+[.X12]+[.V12]+[.T12]+[.O12]+[.M12]+[.K12]+[.I12]+[.G12])/58*20" office:value-type="float" office:value="11.2068965517241">
            <text:p>11.2</text:p>
          </table:table-cell>
          <table:table-cell table:number-columns-repeated="990"/>
        </table:table-row>
        <table:table-row table:style-name="ro1">
          <table:table-cell office:value-type="float" office:value="10">
            <text:p>10</text:p>
          </table:table-cell>
          <table:table-cell table:formula="of:=+[TEOB.B31]" office:value-type="string" office:string-value="20182324">
            <text:p>20182324</text:p>
          </table:table-cell>
          <table:table-cell office:value-type="string">
            <text:p>HUANCA MAQUERA, EVELYN ELIZABETH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3">
            <text:p>13</text:p>
          </table:table-cell>
          <table:table-cell table:formula="of:=+([.AG13]+[.AD13]+[.AB13]+[.Z13]+[.X13]+[.V13]+[.T13]+[.O13]+[.M13]+[.K13]+[.I13]+[.G13])/58*20" office:value-type="float" office:value="14.6551724137931">
            <text:p>14.7</text:p>
          </table:table-cell>
          <table:table-cell table:number-columns-repeated="99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80571">
            <text:p>20180571</text:p>
          </table:table-cell>
          <table:table-cell office:value-type="string">
            <text:p>HUMIRE HUAMANI, JOSE GUILLERM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3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8">
            <text:p>18</text:p>
          </table:table-cell>
          <table:table-cell table:formula="of:=+([.AG14]+[.AD14]+[.AB14]+[.Z14]+[.X14]+[.V14]+[.T14]+[.O14]+[.M14]+[.K14]+[.I14]+[.G14])/58*20" office:value-type="float" office:value="12.0689655172414">
            <text:p>12.1</text:p>
          </table:table-cell>
          <table:table-cell table:number-columns-repeated="99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182827">
            <text:p>20182827</text:p>
          </table:table-cell>
          <table:table-cell office:value-type="string">
            <text:p>LLAMOCA CERVANTES, DENIS ALFRE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0">
            <text:p>20</text:p>
          </table:table-cell>
          <table:table-cell table:formula="of:=+([.AG15]+[.AD15]+[.AB15]+[.Z15]+[.X15]+[.V15]+[.T15]+[.O15]+[.M15]+[.K15]+[.I15]+[.G15])/58*20" office:value-type="float" office:value="17.5862068965517">
            <text:p>17.6</text:p>
          </table:table-cell>
          <table:table-cell table:number-columns-repeated="990"/>
        </table:table-row>
        <table:table-row table:style-name="ro1">
          <table:table-cell office:value-type="float" office:value="13">
            <text:p>13</text:p>
          </table:table-cell>
          <table:table-cell table:formula="of:=+[TEOB.B40]" office:value-type="string" office:string-value="20161971">
            <text:p>20161971</text:p>
          </table:table-cell>
          <table:table-cell office:value-type="string">
            <text:p>MEDINA CARBAJAL, KARLA LUCIA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/>
          <table:table-cell table:formula="of:=+([.AG16]+[.AD16]+[.AB16]+[.Z16]+[.X16]+[.V16]+[.T16]+[.O16]+[.M16]+[.K16]+[.I16]+[.G16])/58*20" office:value-type="float" office:value="0">
            <text:p>0.0</text:p>
          </table:table-cell>
          <table:table-cell table:number-columns-repeated="99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164390">
            <text:p>20164390</text:p>
          </table:table-cell>
          <table:table-cell office:value-type="string">
            <text:p>MEJIA HUAYHUA, JOSE CARLOS</text:p>
          </table:table-cell>
          <table:table-cell table:number-columns-repeated="3"/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6.5">
            <text:p>16.5</text:p>
          </table:table-cell>
          <table:table-cell table:formula="of:=+([.AG17]+[.AD17]+[.AB17]+[.Z17]+[.X17]+[.V17]+[.T17]+[.O17]+[.M17]+[.K17]+[.I17]+[.G17])/58*20" office:value-type="float" office:value="11.0344827586207">
            <text:p>11.0</text:p>
          </table:table-cell>
          <table:table-cell table:number-columns-repeated="99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182310">
            <text:p>20182310</text:p>
          </table:table-cell>
          <table:table-cell office:value-type="string">
            <text:p>PARICANAZA CHULLUNQUIA, MILAGROS GRISELL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float" office:value="14">
            <text:p>14</text:p>
          </table:table-cell>
          <table:table-cell table:formula="of:=+([.AG18]+[.AD18]+[.AB18]+[.Z18]+[.X18]+[.V18]+[.T18]+[.O18]+[.M18]+[.K18]+[.I18]+[.G18])/58*20" office:value-type="float" office:value="7.06896551724138">
            <text:p>7.1</text:p>
          </table:table-cell>
          <table:table-cell table:number-columns-repeated="99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180557">
            <text:p>20180557</text:p>
          </table:table-cell>
          <table:table-cell office:value-type="string">
            <text:p>PERALTILLA MENDOZA, ALFREDO ALEJANDR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table:formula="of:=+([.AG19]+[.AD19]+[.AB19]+[.Z19]+[.X19]+[.V19]+[.T19]+[.O19]+[.M19]+[.K19]+[.I19]+[.G19])/58*20" office:value-type="float" office:value="1.72413793103448">
            <text:p>1.7</text:p>
          </table:table-cell>
          <table:table-cell table:number-columns-repeated="990"/>
        </table:table-row>
        <table:table-row table:style-name="ro1">
          <table:table-cell office:value-type="float" office:value="17">
            <text:p>17</text:p>
          </table:table-cell>
          <table:table-cell table:formula="of:=+[TEOB.B42]" office:value-type="string" office:string-value="20180574">
            <text:p>20180574</text:p>
          </table:table-cell>
          <table:table-cell office:value-type="string">
            <text:p>PORTOCARRERO BANDA, GERAR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0">
            <text:p>20</text:p>
          </table:table-cell>
          <table:table-cell table:formula="of:=+([.AG20]+[.AD20]+[.AB20]+[.Z20]+[.X20]+[.V20]+[.T20]+[.O20]+[.M20]+[.K20]+[.I20]+[.G20])/58*20" office:value-type="float" office:value="17.5862068965517">
            <text:p>17.6</text:p>
          </table:table-cell>
          <table:table-cell table:number-columns-repeated="99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182836">
            <text:p>20182836</text:p>
          </table:table-cell>
          <table:table-cell office:value-type="string">
            <text:p>QUISPE JARA, JORDY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 office:value-type="string">
            <text:p>T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0">
            <text:p>20</text:p>
          </table:table-cell>
          <table:table-cell table:formula="of:=+([.AG21]+[.AD21]+[.AB21]+[.Z21]+[.X21]+[.V21]+[.T21]+[.O21]+[.M21]+[.K21]+[.I21]+[.G21])/58*20" office:value-type="float" office:value="9.48275862068966">
            <text:p>9.5</text:p>
          </table:table-cell>
          <table:table-cell table:number-columns-repeated="990"/>
        </table:table-row>
        <table:table-row table:style-name="ro1">
          <table:table-cell office:value-type="float" office:value="19">
            <text:p>19</text:p>
          </table:table-cell>
          <table:table-cell table:formula="of:=+[TEOB.B45]" office:value-type="string" office:string-value="20071617">
            <text:p>20071617</text:p>
          </table:table-cell>
          <table:table-cell office:value-type="string">
            <text:p>RAMOS IBEROS, EDWIN MOISES</text:p>
          </table:table-cell>
          <table:table-cell table:number-columns-repeated="3"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.5">
            <text:p>16.5</text:p>
          </table:table-cell>
          <table:table-cell table:formula="of:=+([.AG22]+[.AD22]+[.AB22]+[.Z22]+[.X22]+[.V22]+[.T22]+[.O22]+[.M22]+[.K22]+[.I22]+[.G22])/58*20" office:value-type="float" office:value="11.551724137931">
            <text:p>11.6</text:p>
          </table:table-cell>
          <table:table-cell table:number-columns-repeated="99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80568">
            <text:p>20180568</text:p>
          </table:table-cell>
          <table:table-cell office:value-type="string">
            <text:p>RIOS CASTILLO, MELANY MEYLIN</text:p>
          </table:table-cell>
          <table:table-cell table:number-columns-repeated="3" office:value-type="string">
            <text:p>P</text:p>
          </table:table-cell>
          <table:table-cell table:style-name="ce5"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4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+([.AG23]+[.AD23]+[.AB23]+[.Z23]+[.X23]+[.V23]+[.T23]+[.O23]+[.M23]+[.K23]+[.I23]+[.G23])/58*20" office:value-type="float" office:value="16.2068965517241">
            <text:p>16.2</text:p>
          </table:table-cell>
          <table:table-cell table:number-columns-repeated="990"/>
        </table:table-row>
        <table:table-row table:style-name="ro1">
          <table:table-cell office:value-type="float" office:value="21">
            <text:p>21</text:p>
          </table:table-cell>
          <table:table-cell table:formula="of:=+[TEOB.B49]" office:value-type="string" office:string-value="20182311">
            <text:p>20182311</text:p>
          </table:table-cell>
          <table:table-cell office:value-type="string">
            <text:p>SURCO ALVAREZ, ESTEPHANY MAYRA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3">
            <text:p>13</text:p>
          </table:table-cell>
          <table:table-cell table:formula="of:=+([.AG24]+[.AD24]+[.AB24]+[.Z24]+[.X24]+[.V24]+[.T24]+[.O24]+[.M24]+[.K24]+[.I24]+[.G24])/58*20" office:value-type="float" office:value="15.5172413793103">
            <text:p>15.5</text:p>
          </table:table-cell>
          <table:table-cell table:number-columns-repeated="990"/>
        </table:table-row>
        <table:table-row table:style-name="ro1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3" table:number-columns-repeated="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6" table:formula="of:=+([.AG25]+[.AD25]+[.AB25]+[.Z25]+[.X25]+[.V25]+[.T25]+[.O25]+[.M25]+[.K25]+[.I25]+[.G25])/58*20" office:value-type="float" office:value="20">
            <text:p>20.0</text:p>
          </table:table-cell>
          <table:table-cell table:style-name="ce3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c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ja Arequip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Nac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Riple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co de Comercio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nEMar" table:style-name="ta1">
        <table:table-column table:style-name="co11" table:default-cell-style-name="ce1"/>
        <table:table-column table:style-name="co2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11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7" table:default-cell-style-name="ce1"/>
        <table:table-column table:style-name="co7" table:default-cell-style-name="ce1"/>
        <table:table-column table:style-name="co17" table:number-columns-repeated="3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19" table:default-cell-style-name="ce1"/>
        <table:table-column table:style-name="co12" table:default-cell-style-name="ce1"/>
        <table:table-column table:style-name="co8" table:default-cell-style-name="ce1"/>
        <table:table-column table:style-name="co20" table:default-cell-style-name="ce1"/>
        <table:table-column table:style-name="co8" table:number-columns-repeated="3" table:default-cell-style-name="ce1"/>
        <table:table-column table:style-name="co13" table:default-cell-style-name="ce1"/>
        <table:table-column table:style-name="co14" table:default-cell-style-name="ce2"/>
        <table:table-column table:style-name="co7" table:default-cell-style-name="ce1"/>
        <table:table-column table:style-name="co15" table:number-columns-repeated="989" table:default-cell-style-name="ce1"/>
        <table:table-row table:style-name="ro4">
          <table:table-cell table:number-columns-repeated="6"/>
          <table:table-cell office:value-type="string">
            <text:p>carpetas y archivos</text:p>
          </table:table-cell>
          <table:table-cell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3"/>
          <table:table-cell office:value-type="string">
            <text:p>perl y cgi</text:p>
          </table:table-cell>
          <table:table-cell table:number-columns-repeated="2"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5"/>
        </table:table-row>
        <table:table-row table:style-name="ro4">
          <table:table-cell office:value-type="string">
            <text:p>Pweb Lunes 3:50pm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91"/>
        </table:table-row>
        <table:table-row table:style-name="ro5">
          <table:table-cell/>
          <table:table-cell table:style-name="ce3" office:value-type="string">
            <text:p>CUI</text:p>
          </table:table-cell>
          <table:table-cell table:style-name="ce4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3"/>
          <table:table-cell office:value-type="string">
            <text:p>Lab6</text:p>
          </table:table-cell>
          <table:table-cell table:number-columns-repeated="2"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3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4">
          <table:table-cell office:value-type="float" office:value="1">
            <text:p>1</text:p>
          </table:table-cell>
          <table:table-cell table:formula="of:=+[TEOB.B9]" office:value-type="string" office:string-value="20170634">
            <text:p>20170634</text:p>
          </table:table-cell>
          <table:table-cell office:value-type="string">
            <text:p>ARIVILCA GARCIA, JOEL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3"/>
          <table:table-cell/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2"/>
          <table:table-cell/>
          <table:table-cell/>
          <table:table-cell table:number-columns-repeated="3"/>
          <table:table-cell/>
          <table:table-cell table:formula="of:=+([.AG4]+[.AC4]+[.AA4]+[.Z4]+[.X4]+[.V4]+[.S4]+[.O4]+[.M4]+[.K4]+[.I4]+[.G4])/58*20" office:value-type="float" office:value="1.03448275862069">
            <text:p>1.0</text:p>
          </table:table-cell>
          <table:table-cell table:number-columns-repeated="990"/>
        </table:table-row>
        <table:table-row table:style-name="ro4">
          <table:table-cell office:value-type="float" office:value="2">
            <text:p>2</text:p>
          </table:table-cell>
          <table:table-cell table:formula="of:=+[TEOB.B14]" office:value-type="string" office:string-value="20142708">
            <text:p>20142708</text:p>
          </table:table-cell>
          <table:table-cell office:value-type="string">
            <text:p>CASANOVA VARGAYA, ALFRED MARVIN</text:p>
          </table:table-cell>
          <table:table-cell table:number-columns-repeated="2"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5]+[.AC5]+[.AA5]+[.Z5]+[.X5]+[.V5]+[.S5]+[.O5]+[.M5]+[.K5]+[.I5]+[.G5])/58*20" office:value-type="float" office:value="1.89655172413793">
            <text:p>1.9</text:p>
          </table:table-cell>
          <table:table-cell table:number-columns-repeated="990"/>
        </table:table-row>
        <table:table-row table:style-name="ro4">
          <table:table-cell office:value-type="float" office:value="3">
            <text:p>3</text:p>
          </table:table-cell>
          <table:table-cell table:formula="of:=+[TEOB.B15]" office:value-type="string" office:string-value="20150961">
            <text:p>20150961</text:p>
          </table:table-cell>
          <table:table-cell office:value-type="string">
            <text:p>CCAPA MAMANI, WILLIAM ELVIS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+([.AG6]+[.AC6]+[.AA6]+[.Z6]+[.X6]+[.V6]+[.S6]+[.O6]+[.M6]+[.K6]+[.I6]+[.G6])/58*20" office:value-type="float" office:value="13.7931034482759">
            <text:p>13.8</text:p>
          </table:table-cell>
          <table:table-cell table:number-columns-repeated="990"/>
        </table:table-row>
        <table:table-row table:style-name="ro4">
          <table:table-cell office:value-type="float" office:value="4">
            <text:p>4</text:p>
          </table:table-cell>
          <table:table-cell table:formula="of:=+[TEOB.B20]" office:value-type="string" office:string-value="20142960">
            <text:p>20142960</text:p>
          </table:table-cell>
          <table:table-cell office:value-type="string">
            <text:p>CJUNO MERMA, BENANNY ROGER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16">
            <text:p>16</text:p>
          </table:table-cell>
          <table:table-cell table:formula="of:=+([.AG7]+[.AC7]+[.AA7]+[.Z7]+[.X7]+[.V7]+[.S7]+[.O7]+[.M7]+[.K7]+[.I7]+[.G7])/58*20" office:value-type="float" office:value="13.9655172413793">
            <text:p>14.0</text:p>
          </table:table-cell>
          <table:table-cell table:number-columns-repeated="990"/>
        </table:table-row>
        <table:table-row table:style-name="ro4">
          <table:table-cell office:value-type="float" office:value="5">
            <text:p>5</text:p>
          </table:table-cell>
          <table:table-cell/>
          <table:table-cell office:value-type="string">
            <text:p>COZCO MAURI, YOSET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8]+[.AC8]+[.AA8]+[.Z8]+[.X8]+[.V8]+[.S8]+[.O8]+[.M8]+[.K8]+[.I8]+[.G8])/58*20" office:value-type="float" office:value="3.96551724137931">
            <text:p>4.0</text:p>
          </table:table-cell>
          <table:table-cell table:number-columns-repeated="990"/>
        </table:table-row>
        <table:table-row table:style-name="ro4">
          <table:table-cell office:value-type="float" office:value="6">
            <text:p>6</text:p>
          </table:table-cell>
          <table:table-cell table:formula="of:=+[TEOB.B26]" office:value-type="string" office:string-value="20163299">
            <text:p>20163299</text:p>
          </table:table-cell>
          <table:table-cell office:value-type="string">
            <text:p>HANAMPA SUCAPUCA, JOSE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9]+[.AC9]+[.AA9]+[.Z9]+[.X9]+[.V9]+[.S9]+[.O9]+[.M9]+[.K9]+[.I9]+[.G9])/58*20" office:value-type="float" office:value="18.448275862069">
            <text:p>18.4</text:p>
          </table:table-cell>
          <table:table-cell table:number-columns-repeated="990"/>
        </table:table-row>
        <table:table-row table:style-name="ro4">
          <table:table-cell office:value-type="float" office:value="7">
            <text:p>7</text:p>
          </table:table-cell>
          <table:table-cell table:formula="of:=+[TEOB.B34]" office:value-type="string" office:string-value="20130862">
            <text:p>20130862</text:p>
          </table:table-cell>
          <table:table-cell office:value-type="string">
            <text:p>JARA HUAMANI, JOYER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+([.AG10]+[.AC10]+[.AA10]+[.Z10]+[.X10]+[.V10]+[.S10]+[.O10]+[.M10]+[.K10]+[.I10]+[.G10])/58*20" office:value-type="float" office:value="12.9310344827586">
            <text:p>12.9</text:p>
          </table:table-cell>
          <table:table-cell table:number-columns-repeated="990"/>
        </table:table-row>
        <table:table-row table:style-name="ro4">
          <table:table-cell office:value-type="float" office:value="8">
            <text:p>8</text:p>
          </table:table-cell>
          <table:table-cell table:formula="of:=+[TEOB.B36]" office:value-type="string" office:string-value="20133331">
            <text:p>20133331</text:p>
          </table:table-cell>
          <table:table-cell office:value-type="string">
            <text:p>LAYME FERNANDEZ, CHRISTIAN</text:p>
          </table:table-cell>
          <table:table-cell table:number-columns-repeated="2"/>
          <table:table-cell office:value-type="string">
            <text:p>P</text:p>
          </table:table-cell>
          <table:table-cell office:value-type="float" office:value="1.5">
            <text:p>1.5</text:p>
          </table:table-cell>
          <table:table-cell/>
          <table:table-cell/>
          <table:table-cell office:value-type="string">
            <text:p>FJ</text:p>
          </table:table-cell>
          <table:table-cell office:value-type="float" office:value="1.5">
            <text:p>1.5</text:p>
          </table:table-cell>
          <table:table-cell office:value-type="string">
            <text:p>FJ</text:p>
          </table:table-cell>
          <table:table-cell/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table:number-columns-repeated="2"/>
          <table:table-cell office:value-type="string">
            <text:p>P</text:p>
          </table:table-cell>
          <table:table-cell/>
          <table:table-cell table:number-columns-repeated="3"/>
          <table:table-cell office:value-type="float" office:value="16">
            <text:p>16</text:p>
          </table:table-cell>
          <table:table-cell table:formula="of:=+([.AG11]+[.AC11]+[.AA11]+[.Z11]+[.X11]+[.V11]+[.S11]+[.O11]+[.M11]+[.K11]+[.I11]+[.G11])/58*20" office:value-type="float" office:value="8.62068965517241">
            <text:p>8.6</text:p>
          </table:table-cell>
          <table:table-cell table:number-columns-repeated="990"/>
        </table:table-row>
        <table:table-row table:style-name="ro4">
          <table:table-cell office:value-type="float" office:value="9">
            <text:p>9</text:p>
          </table:table-cell>
          <table:table-cell/>
          <table:table-cell office:value-type="string">
            <text:p>MOLLO MAYTA, CHRISTIAN HARRY</text:p>
          </table:table-cell>
          <table:table-cell office:value-type="string">
            <text:p>P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12]+[.AC12]+[.AA12]+[.Z12]+[.X12]+[.V12]+[.S12]+[.O12]+[.M12]+[.K12]+[.I12]+[.G12])/58*20" office:value-type="float" office:value="15.8620689655172">
            <text:p>15.9</text:p>
          </table:table-cell>
          <table:table-cell table:number-columns-repeated="990"/>
        </table:table-row>
        <table:table-row table:style-name="ro4">
          <table:table-cell office:value-type="float" office:value="10">
            <text:p>10</text:p>
          </table:table-cell>
          <table:table-cell/>
          <table:table-cell table:style-name="ce7" office:value-type="string">
            <text:p>PACHARI QUISPE, JORGE LUIS</text:p>
          </table:table-cell>
          <table:table-cell office:value-type="string">
            <text:p>P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3]+[.AC13]+[.AA13]+[.Z13]+[.X13]+[.V13]+[.S13]+[.O13]+[.M13]+[.K13]+[.I13]+[.G13])/58*20" office:value-type="float" office:value="0">
            <text:p>0.0</text:p>
          </table:table-cell>
          <table:table-cell table:number-columns-repeated="990"/>
        </table:table-row>
        <table:table-row table:style-name="ro4">
          <table:table-cell office:value-type="float" office:value="11">
            <text:p>11</text:p>
          </table:table-cell>
          <table:table-cell table:formula="of:=+[TEOB.B46]" office:value-type="string" office:string-value="20153570">
            <text:p>20153570</text:p>
          </table:table-cell>
          <table:table-cell office:value-type="string">
            <text:p>SANA CHALCO, KENNYA JAZMIN</text:p>
          </table:table-cell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/>
          <table:table-cell/>
          <table:table-cell table:number-columns-repeated="2"/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4]+[.AC14]+[.AA14]+[.Z14]+[.X14]+[.V14]+[.S14]+[.O14]+[.M14]+[.K14]+[.I14]+[.G14])/58*20" office:value-type="float" office:value="1.37931034482759">
            <text:p>1.4</text:p>
          </table:table-cell>
          <table:table-cell table:number-columns-repeated="990"/>
        </table:table-row>
        <table:table-row table:style-name="ro4">
          <table:table-cell office:value-type="float" office:value="12">
            <text:p>12</text:p>
          </table:table-cell>
          <table:table-cell table:formula="of:=+[TEOB.B50]" office:value-type="string" office:string-value="20151180">
            <text:p>20151180</text:p>
          </table:table-cell>
          <table:table-cell office:value-type="string">
            <text:p>USCA HUAMANI, LENIN VLADIMIR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formula="of:=+([.AG15]+[.AC15]+[.AA15]+[.Z15]+[.X15]+[.V15]+[.S15]+[.O15]+[.M15]+[.K15]+[.I15]+[.G15])/58*20" office:value-type="float" office:value="19.8275862068966">
            <text:p>19.8</text:p>
          </table:table-cell>
          <table:table-cell table:number-columns-repeated="990"/>
        </table:table-row>
        <table:table-row table:style-name="ro4">
          <table:table-cell office:value-type="float" office:value="13">
            <text:p>13</text:p>
          </table:table-cell>
          <table:table-cell/>
          <table:table-cell office:value-type="string">
            <text:p>ZEVALLOS BACA, STING LUIS</text:p>
          </table:table-cell>
          <table:table-cell office:value-type="string">
            <text:p>P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2"/>
          <table:table-cell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 table:number-columns-repeated="2"/>
          <table:table-cell/>
          <table:table-cell/>
          <table:table-cell table:number-columns-repeated="3"/>
          <table:table-cell/>
          <table:table-cell table:formula="of:=+([.AG16]+[.AC16]+[.AA16]+[.Z16]+[.X16]+[.V16]+[.S16]+[.O16]+[.M16]+[.K16]+[.I16]+[.G16])/58*20" office:value-type="float" office:value="1.37931034482759">
            <text:p>1.4</text:p>
          </table:table-cell>
          <table:table-cell table:number-columns-repeated="990"/>
        </table:table-row>
        <table:table-row table:style-name="ro5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3" table:number-columns-repeated="3"/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3"/>
          <table:table-cell table:style-name="ce3" office:value-type="float" office:value="20">
            <text:p>20</text:p>
          </table:table-cell>
          <table:table-cell table:style-name="ce6" table:formula="of:=+([.AG17]+[.AC17]+[.AA17]+[.Z17]+[.X17]+[.V17]+[.S17]+[.O17]+[.M17]+[.K17]+[.I17]+[.G17])/58*20" office:value-type="float" office:value="20">
            <text:p>20.0</text:p>
          </table:table-cell>
          <table:table-cell table:style-name="ce3" table:number-columns-repeated="990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nDMie2" table:style-name="ta1"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17" table:default-cell-style-name="ce1"/>
        <table:table-column table:style-name="co4" table:number-columns-repeated="2" table:default-cell-style-name="ce1"/>
        <table:table-column table:style-name="co2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4" table:default-cell-style-name="ce1"/>
        <table:table-column table:style-name="co10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20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24" table:default-cell-style-name="ce1"/>
        <table:table-column table:style-name="co25" table:default-cell-style-name="ce1"/>
        <table:table-column table:style-name="co14" table:default-cell-style-name="ce8"/>
        <table:table-column table:style-name="co10" table:number-columns-repeated="4" table:default-cell-style-name="ce1"/>
        <table:table-column table:style-name="co15" table:number-columns-repeated="986" table:default-cell-style-name="ce1"/>
        <table:table-row table:style-name="ro1">
          <table:table-cell table:number-columns-repeated="6"/>
          <table:table-cell office:value-type="string">
            <text:p>carpetas y archivos</text:p>
          </table:table-cell>
          <table:table-cell table:number-columns-repeated="2"/>
          <table:table-cell office:value-type="string">
            <text:p>maqvirtual</text:p>
          </table:table-cell>
          <table:table-cell/>
          <table:table-cell office:value-type="string">
            <text:p>ssh y ftp</text:p>
          </table:table-cell>
          <table:table-cell/>
          <table:table-cell office:value-type="string">
            <text:p>public e index</text:p>
          </table:table-cell>
          <table:table-cell/>
          <table:table-cell office:value-type="string">
            <text:p>pag web1</text:p>
          </table:table-cell>
          <table:table-cell table:number-columns-repeated="3"/>
          <table:table-cell office:value-type="string">
            <text:p>perl y cgi</text:p>
          </table:table-cell>
          <table:table-cell/>
          <table:table-cell office:value-type="string">
            <text:p>expresReg</text:p>
          </table:table-cell>
          <table:table-cell/>
          <table:table-cell office:value-type="string">
            <text:p>EjemploUnif</text:p>
          </table:table-cell>
          <table:table-cell/>
          <table:table-cell office:value-type="string">
            <text:p>Sql</text:p>
          </table:table-cell>
          <table:table-cell/>
          <table:table-cell office:value-type="string">
            <text:p>PerlMysqlVps</text:p>
          </table:table-cell>
          <table:table-cell/>
          <table:table-cell office:value-type="string">
            <text:p>Añadir Cafes y Suppliers</text:p>
          </table:table-cell>
          <table:table-cell table:number-columns-repeated="994"/>
        </table:table-row>
        <table:table-row table:style-name="ro1">
          <table:table-cell office:value-type="string">
            <text:p>Pweb Lunes 3:50pm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3+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>
            <text:p>CUI</text:p>
          </table:table-cell>
          <table:table-cell table:style-name="ce4" office:value-type="string">
            <text:p>NOMBRE</text:p>
          </table:table-cell>
          <table:table-cell table:number-columns-repeated="3"/>
          <table:table-cell office:value-type="string">
            <text:p>Lab1</text:p>
          </table:table-cell>
          <table:table-cell table:number-columns-repeated="2"/>
          <table:table-cell office:value-type="string">
            <text:p>Lab2</text:p>
          </table:table-cell>
          <table:table-cell/>
          <table:table-cell office:value-type="string">
            <text:p>Lab3</text:p>
          </table:table-cell>
          <table:table-cell/>
          <table:table-cell office:value-type="string">
            <text:p>Lab4</text:p>
          </table:table-cell>
          <table:table-cell/>
          <table:table-cell office:value-type="string">
            <text:p>Lab5</text:p>
          </table:table-cell>
          <table:table-cell table:number-columns-repeated="3"/>
          <table:table-cell office:value-type="string">
            <text:p>Lab6</text:p>
          </table:table-cell>
          <table:table-cell/>
          <table:table-cell office:value-type="string">
            <text:p>Lab7</text:p>
          </table:table-cell>
          <table:table-cell/>
          <table:table-cell office:value-type="string">
            <text:p>Lab8</text:p>
          </table:table-cell>
          <table:table-cell/>
          <table:table-cell office:value-type="string">
            <text:p>Lab9</text:p>
          </table:table-cell>
          <table:table-cell/>
          <table:table-cell office:value-type="string">
            <text:p>Lab10</text:p>
          </table:table-cell>
          <table:table-cell/>
          <table:table-cell office:value-type="string">
            <text:p>Lab11</text:p>
          </table:table-cell>
          <table:table-cell table:number-columns-repeated="2"/>
          <table:table-cell office:value-type="string">
            <text:p>ProyFIN</text:p>
          </table:table-cell>
          <table:table-cell office:value-type="string">
            <text:p>PROM</text:p>
          </table:table-cell>
          <table:table-cell table:number-columns-repeated="990"/>
        </table:table-row>
        <table:table-row table:style-name="ro6">
          <table:table-cell office:value-type="float" office:value="1">
            <text:p>1</text:p>
          </table:table-cell>
          <table:table-cell table:formula="of:=+[TEOB.B4]" office:value-type="string" office:string-value="20170637">
            <text:p>20170637</text:p>
          </table:table-cell>
          <table:table-cell office:value-type="string">
            <text:p>AGUILAR FLORES, GUSTAVO FERN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/>
          <table:table-cell/>
          <table:table-cell table:style-name="ce2" table:formula="of:=+([.AG4]+[.AD4]+[.AB4]+[.Z4]+[.X4]+[.V4]+[.T4]+[.P4]+[.N4]+[.L4]+[.J4]+[.G4])/58*20" office:value-type="float" office:value="4.48275862068966">
            <text:p>4.5</text:p>
          </table:table-cell>
          <table:table-cell table:number-columns-repeated="99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20180556">
            <text:p>20180556</text:p>
          </table:table-cell>
          <table:table-cell office:value-type="string">
            <text:p>ANCO AYMARA, JEANPIERR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2" table:formula="of:=+([.AG5]+[.AD5]+[.AB5]+[.Z5]+[.X5]+[.V5]+[.T5]+[.P5]+[.N5]+[.L5]+[.J5]+[.G5])/58*20" office:value-type="float" office:value="10.1724137931034">
            <text:p>10.2</text:p>
          </table:table-cell>
          <table:table-cell table:number-columns-repeated="990"/>
        </table:table-row>
        <table:table-row table:style-name="ro6">
          <table:table-cell office:value-type="float" office:value="3">
            <text:p>3</text:p>
          </table:table-cell>
          <table:table-cell table:formula="of:=+[TEOB.B8]" office:value-type="string" office:string-value="20180585">
            <text:p>20180585</text:p>
          </table:table-cell>
          <table:table-cell office:value-type="string">
            <text:p>ARIAS LLERENA, ADRIEL YASEFF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">
            <text:p>16</text:p>
          </table:table-cell>
          <table:table-cell table:style-name="ce2" table:formula="of:=+([.AG6]+[.AD6]+[.AB6]+[.Z6]+[.X6]+[.V6]+[.T6]+[.P6]+[.N6]+[.L6]+[.J6]+[.G6])/58*20" office:value-type="float" office:value="11.7241379310345">
            <text:p>11.7</text:p>
          </table:table-cell>
          <table:table-cell table:number-columns-repeated="990"/>
        </table:table-row>
        <table:table-row table:style-name="ro6">
          <table:table-cell office:value-type="float" office:value="4">
            <text:p>4</text:p>
          </table:table-cell>
          <table:table-cell table:formula="of:=+[TEOB.B18]" office:value-type="string" office:string-value="20150939">
            <text:p>20150939</text:p>
          </table:table-cell>
          <table:table-cell office:value-type="string">
            <text:p>CHAVEZ VILCA, ELARD WILFREDO</text:p>
          </table:table-cell>
          <table:table-cell table:number-columns-repeated="3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7">
            <text:p>7</text:p>
          </table:table-cell>
          <table:table-cell table:style-name="ce2" table:formula="of:=+([.AG7]+[.AD7]+[.AB7]+[.Z7]+[.X7]+[.V7]+[.T7]+[.P7]+[.N7]+[.L7]+[.J7]+[.G7])/58*20" office:value-type="float" office:value="3.62068965517241">
            <text:p>3.6</text:p>
          </table:table-cell>
          <table:table-cell table:number-columns-repeated="990"/>
        </table:table-row>
        <table:table-row table:style-name="ro6">
          <table:table-cell office:value-type="float" office:value="5">
            <text:p>5</text:p>
          </table:table-cell>
          <table:table-cell table:formula="of:=+[TEOB.B23]" office:value-type="string" office:string-value="20163298">
            <text:p>20163298</text:p>
          </table:table-cell>
          <table:table-cell office:value-type="string">
            <text:p>DELGADO ZAVALETA, GIAN ANDREW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12">
            <text:p>12</text:p>
          </table:table-cell>
          <table:table-cell table:style-name="ce2" table:formula="of:=+([.AG8]+[.AD8]+[.AB8]+[.Z8]+[.X8]+[.V8]+[.T8]+[.P8]+[.N8]+[.L8]+[.J8]+[.G8])/58*20" office:value-type="float" office:value="12.4137931034483">
            <text:p>12.4</text:p>
          </table:table-cell>
          <table:table-cell table:number-columns-repeated="990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20153589">
            <text:p>20153589</text:p>
          </table:table-cell>
          <table:table-cell office:value-type="string">
            <text:p>FLORES SALAMANCA, JONATAN ELMER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/>
          <table:table-cell table:style-name="ce2" table:formula="of:=+([.AG9]+[.AD9]+[.AB9]+[.Z9]+[.X9]+[.V9]+[.T9]+[.P9]+[.N9]+[.L9]+[.J9]+[.G9])/58*20" office:value-type="float" office:value="7.75862068965517">
            <text:p>7.8</text:p>
          </table:table-cell>
          <table:table-cell table:number-columns-repeated="990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20181698">
            <text:p>20181698</text:p>
          </table:table-cell>
          <table:table-cell office:value-type="string">
            <text:p>GARCIA PUMA, AYRTON ROBINS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1.5">
            <text:p>1.5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/>
          <table:table-cell table:style-name="ce2" table:formula="of:=+([.AG10]+[.AD10]+[.AB10]+[.Z10]+[.X10]+[.V10]+[.T10]+[.P10]+[.N10]+[.L10]+[.J10]+[.G10])/58*20" office:value-type="float" office:value="2.24137931034483">
            <text:p>2.2</text:p>
          </table:table-cell>
          <table:table-cell table:number-columns-repeated="990"/>
        </table:table-row>
        <table:table-row table:style-name="ro6">
          <table:table-cell office:value-type="float" office:value="8">
            <text:p>8</text:p>
          </table:table-cell>
          <table:table-cell office:value-type="float" office:value="20182837">
            <text:p>20182837</text:p>
          </table:table-cell>
          <table:table-cell office:value-type="string">
            <text:p>GOMEZ POMARI, LUIS ARM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.5">
            <text:p>4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2" table:formula="of:=+([.AG11]+[.AD11]+[.AB11]+[.Z11]+[.X11]+[.V11]+[.T11]+[.P11]+[.N11]+[.L11]+[.J11]+[.G11])/58*20" office:value-type="float" office:value="8.79310344827586">
            <text:p>8.8</text:p>
          </table:table-cell>
          <table:table-cell table:number-columns-repeated="990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20180561">
            <text:p>20180561</text:p>
          </table:table-cell>
          <table:table-cell office:value-type="string">
            <text:p>GUILLEN NAKAGAWA, BRAYAN FERNAND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style-name="ce2" table:formula="of:=+([.AG12]+[.AD12]+[.AB12]+[.Z12]+[.X12]+[.V12]+[.T12]+[.P12]+[.N12]+[.L12]+[.J12]+[.G12])/58*20" office:value-type="float" office:value="19.3103448275862">
            <text:p>19.3</text:p>
          </table:table-cell>
          <table:table-cell table:number-columns-repeated="990"/>
        </table:table-row>
        <table:table-row table:style-name="ro6">
          <table:table-cell office:value-type="float" office:value="10">
            <text:p>10</text:p>
          </table:table-cell>
          <table:table-cell table:formula="of:=+[TEOB.B32]" office:value-type="string" office:string-value="20173383">
            <text:p>20173383</text:p>
          </table:table-cell>
          <table:table-cell table:style-name="ce7" office:value-type="string">
            <text:p>HUANCAHUIRE VELIZ, PIERINA</text:p>
          </table:table-cell>
          <table:table-cell office:value-type="string">
            <text:p>P</text:p>
          </table:table-cell>
          <table:table-cell table:number-columns-repeated="2"/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"/>
          <table:table-cell/>
          <table:table-cell table:style-name="ce2" table:formula="of:=+([.AG13]+[.AD13]+[.AB13]+[.Z13]+[.X13]+[.V13]+[.T13]+[.P13]+[.N13]+[.L13]+[.J13]+[.G13])/58*20" office:value-type="float" office:value="0">
            <text:p>0.0</text:p>
          </table:table-cell>
          <table:table-cell table:number-columns-repeated="990"/>
        </table:table-row>
        <table:table-row table:style-name="ro6">
          <table:table-cell office:value-type="float" office:value="11">
            <text:p>11</text:p>
          </table:table-cell>
          <table:table-cell office:value-type="float" office:value="20180567">
            <text:p>20180567</text:p>
          </table:table-cell>
          <table:table-cell office:value-type="string">
            <text:p>HUARCA THEA, EDER GUSTAVO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.5">
            <text:p>2.5</text:p>
          </table:table-cell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2" table:formula="of:=+([.AG14]+[.AD14]+[.AB14]+[.Z14]+[.X14]+[.V14]+[.T14]+[.P14]+[.N14]+[.L14]+[.J14]+[.G14])/58*20" office:value-type="float" office:value="16.3793103448276">
            <text:p>16.4</text:p>
          </table:table-cell>
          <table:table-cell table:number-columns-repeated="990"/>
        </table:table-row>
        <table:table-row table:style-name="ro6">
          <table:table-cell office:value-type="float" office:value="12">
            <text:p>12</text:p>
          </table:table-cell>
          <table:table-cell table:formula="of:=+[TEOB.B33]" office:value-type="string" office:string-value="20182839">
            <text:p>20182839</text:p>
          </table:table-cell>
          <table:table-cell office:value-type="string">
            <text:p>JAQUEHUA MAMANI, XIOMARA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/>
          <table:table-cell office:value-type="float" office:value="19">
            <text:p>19</text:p>
          </table:table-cell>
          <table:table-cell table:style-name="ce2" table:formula="of:=+([.AG15]+[.AD15]+[.AB15]+[.Z15]+[.X15]+[.V15]+[.T15]+[.P15]+[.N15]+[.L15]+[.J15]+[.G15])/58*20" office:value-type="float" office:value="17.2413793103448">
            <text:p>17.2</text:p>
          </table:table-cell>
          <table:table-cell table:number-columns-repeated="990"/>
        </table:table-row>
        <table:table-row table:style-name="ro6">
          <table:table-cell office:value-type="float" office:value="13">
            <text:p>13</text:p>
          </table:table-cell>
          <table:table-cell office:value-type="float" office:value="20103680">
            <text:p>20103680</text:p>
          </table:table-cell>
          <table:table-cell office:value-type="string">
            <text:p>LOPEZ ESPINOZA, ARMANDO JORG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P</text:p>
          </table:table-cell>
          <table:table-cell/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/>
          <table:table-cell table:style-name="ce2" table:formula="of:=+([.AG16]+[.AD16]+[.AB16]+[.Z16]+[.X16]+[.V16]+[.T16]+[.P16]+[.N16]+[.L16]+[.J16]+[.G16])/58*20" office:value-type="float" office:value="8.96551724137931">
            <text:p>9.0</text:p>
          </table:table-cell>
          <table:table-cell table:number-columns-repeated="990"/>
        </table:table-row>
        <table:table-row table:style-name="ro6">
          <table:table-cell office:value-type="float" office:value="14">
            <text:p>14</text:p>
          </table:table-cell>
          <table:table-cell table:formula="of:=+[TEOB.B37]" office:value-type="string" office:string-value="20182840">
            <text:p>20182840</text:p>
          </table:table-cell>
          <table:table-cell office:value-type="string">
            <text:p>LOPEZ RODRIGUEZ, JHEYSON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 table:number-columns-repeated="2" office:value-type="string">
            <text:p>P</text:p>
          </table:table-cell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float" office:value="18">
            <text:p>18</text:p>
          </table:table-cell>
          <table:table-cell table:style-name="ce2" table:formula="of:=+([.AG17]+[.AD17]+[.AB17]+[.Z17]+[.X17]+[.V17]+[.T17]+[.P17]+[.N17]+[.L17]+[.J17]+[.G17])/58*20" office:value-type="float" office:value="10">
            <text:p>10.0</text:p>
          </table:table-cell>
          <table:table-cell table:number-columns-repeated="990"/>
        </table:table-row>
        <table:table-row table:style-name="ro6">
          <table:table-cell office:value-type="float" office:value="15">
            <text:p>15</text:p>
          </table:table-cell>
          <table:table-cell office:value-type="float" office:value="20095931">
            <text:p>20095931</text:p>
          </table:table-cell>
          <table:table-cell office:value-type="string">
            <text:p>LUNA CHOQUECOTA, ALEXANDER GABRIEL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2" table:formula="of:=+([.AG18]+[.AD18]+[.AB18]+[.Z18]+[.X18]+[.V18]+[.T18]+[.P18]+[.N18]+[.L18]+[.J18]+[.G18])/58*20" office:value-type="float" office:value="17.0689655172414">
            <text:p>17.1</text:p>
          </table:table-cell>
          <table:table-cell table:number-columns-repeated="990"/>
        </table:table-row>
        <table:table-row table:style-name="ro6">
          <table:table-cell office:value-type="float" office:value="16">
            <text:p>16</text:p>
          </table:table-cell>
          <table:table-cell table:formula="of:=+[TEOB.B38]" office:value-type="string" office:string-value="20180566">
            <text:p>20180566</text:p>
          </table:table-cell>
          <table:table-cell office:value-type="string">
            <text:p>MAMANI MORALES, JUAN DAVID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/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table:number-columns-repeated="2"/>
          <table:table-cell office:value-type="float" office:value="16">
            <text:p>16</text:p>
          </table:table-cell>
          <table:table-cell table:style-name="ce2" table:formula="of:=+([.AG19]+[.AD19]+[.AB19]+[.Z19]+[.X19]+[.V19]+[.T19]+[.P19]+[.N19]+[.L19]+[.J19]+[.G19])/58*20" office:value-type="float" office:value="9.31034482758621">
            <text:p>9.3</text:p>
          </table:table-cell>
          <table:table-cell table:number-columns-repeated="990"/>
        </table:table-row>
        <table:table-row table:style-name="ro6">
          <table:table-cell office:value-type="float" office:value="17">
            <text:p>17</text:p>
          </table:table-cell>
          <table:table-cell office:value-type="float" office:value="20133075">
            <text:p>20133075</text:p>
          </table:table-cell>
          <table:table-cell office:value-type="string">
            <text:p>MOLLO AQUIMA, ARNOLD DAVID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5.5">
            <text:p>5.5</text:p>
          </table:table-cell>
          <table:table-cell table:number-columns-repeated="3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20">
            <text:p>20</text:p>
          </table:table-cell>
          <table:table-cell table:style-name="ce2" table:formula="of:=+([.AG20]+[.AD20]+[.AB20]+[.Z20]+[.X20]+[.V20]+[.T20]+[.P20]+[.N20]+[.L20]+[.J20]+[.G20])/58*20" office:value-type="float" office:value="12.5862068965517">
            <text:p>12.6</text:p>
          </table:table-cell>
          <table:table-cell table:number-columns-repeated="990"/>
        </table:table-row>
        <table:table-row table:style-name="ro6">
          <table:table-cell office:value-type="float" office:value="18">
            <text:p>18</text:p>
          </table:table-cell>
          <table:table-cell table:formula="of:=+[TEOB.B47]" office:value-type="string" office:string-value="20140867">
            <text:p>20140867</text:p>
          </table:table-cell>
          <table:table-cell office:value-type="string">
            <text:p>SANCHEZ MACHICAO, PEDRO</text:p>
          </table:table-cell>
          <table:table-cell/>
          <table:table-cell office:value-type="string">
            <text:p>P</text:p>
          </table:table-cell>
          <table:table-cell/>
          <table:table-cell table:style-name="ce5"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 table:number-columns-repeated="2"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float" office:value="8.5">
            <text:p>8.5</text:p>
          </table:table-cell>
          <table:table-cell table:style-name="ce2" table:formula="of:=+([.AG21]+[.AD21]+[.AB21]+[.Z21]+[.X21]+[.V21]+[.T21]+[.P21]+[.N21]+[.L21]+[.J21]+[.G21])/58*20" office:value-type="float" office:value="2.93103448275862">
            <text:p>2.9</text:p>
          </table:table-cell>
          <table:table-cell table:number-columns-repeated="990"/>
        </table:table-row>
        <table:table-row table:style-name="ro6">
          <table:table-cell office:value-type="float" office:value="19">
            <text:p>19</text:p>
          </table:table-cell>
          <table:table-cell table:formula="of:=+[TEOB.B48]" office:value-type="string" office:string-value="20096849">
            <text:p>20096849</text:p>
          </table:table-cell>
          <table:table-cell office:value-type="string">
            <text:p>SUAREZ CHAMBI, EDUARDO ALEXANDER</text:p>
          </table:table-cell>
          <table:table-cell table:number-columns-repeated="3"/>
          <table:table-cell/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/>
          <table:table-cell/>
          <table:table-cell table:number-columns-repeated="2"/>
          <table:table-cell office:value-type="string">
            <text:p>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P</text:p>
          </table:table-cell>
          <table:table-cell/>
          <table:table-cell/>
          <table:table-cell table:style-name="ce2" table:formula="of:=+([.AG22]+[.AD22]+[.AB22]+[.Z22]+[.X22]+[.V22]+[.T22]+[.P22]+[.N22]+[.L22]+[.J22]+[.G22])/58*20" office:value-type="float" office:value="0">
            <text:p>0.0</text:p>
          </table:table-cell>
          <table:table-cell table:number-columns-repeated="990"/>
        </table:table-row>
        <table:table-row table:style-name="ro6">
          <table:table-cell office:value-type="float" office:value="20">
            <text:p>20</text:p>
          </table:table-cell>
          <table:table-cell office:value-type="float" office:value="20182323">
            <text:p>20182323</text:p>
          </table:table-cell>
          <table:table-cell office:value-type="string">
            <text:p>TORRES MARTINEZ, PATRICIO DANTE</text:p>
          </table:table-cell>
          <table:table-cell table:number-columns-repeated="3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2" table:formula="of:=+([.AG23]+[.AD23]+[.AB23]+[.Z23]+[.X23]+[.V23]+[.T23]+[.P23]+[.N23]+[.L23]+[.J23]+[.G23])/58*20" office:value-type="float" office:value="17.4137931034483">
            <text:p>17.4</text:p>
          </table:table-cell>
          <table:table-cell table:number-columns-repeated="990"/>
        </table:table-row>
        <table:table-row table:style-name="ro6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3" table:number-columns-repeated="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6" table:formula="of:=+([.AG24]+[.AD24]+[.AB24]+[.Z24]+[.X24]+[.V24]+[.T24]+[.P24]+[.N24]+[.L24]+[.J24]+[.G24])/58*20" office:value-type="float" office:value="20">
            <text:p>20.0</text:p>
          </table:table-cell>
          <table:table-cell table:style-name="ce3" table:number-columns-repeated="990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OB" table:style-name="ta2">
        <table:table-column table:style-name="co6" table:default-cell-style-name="ce1"/>
        <table:table-column table:style-name="co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4"/>
        <table:table-column table:style-name="co29" table:number-columns-repeated="8" table:default-cell-style-name="ce17"/>
        <table:table-column table:style-name="co30" table:default-cell-style-name="ce1"/>
        <table:table-column table:style-name="co31" table:default-cell-style-name="ce21"/>
        <table:table-column table:style-name="co32" table:default-cell-style-name="ce23"/>
        <table:table-column table:style-name="co33" table:default-cell-style-name="ce1"/>
        <table:table-column table:style-name="co34" table:default-cell-style-name="ce25"/>
        <table:table-column table:style-name="co35" table:number-columns-repeated="2" table:default-cell-style-name="ce28"/>
        <table:table-column table:style-name="co36" table:number-columns-repeated="3" table:default-cell-style-name="ce28"/>
        <table:table-column table:style-name="co37" table:default-cell-style-name="ce31"/>
        <table:table-column table:style-name="co6" table:number-columns-repeated="3" table:default-cell-style-name="ce1"/>
        <table:table-column table:style-name="co15" table:number-columns-repeated="997" table:default-cell-style-name="ce1"/>
        <table:table-row table:style-name="ro6">
          <table:table-cell table:style-name="ce9" table:number-columns-repeated="3"/>
          <table:table-cell table:style-name="ce12" office:value-type="percentage" office:value="0.05">
            <text:p>5%</text:p>
          </table:table-cell>
          <table:table-cell table:style-name="ce13" office:value-type="string">
            <text:p>22%</text:p>
          </table:table-cell>
          <table:table-cell table:style-name="ce16" table:number-columns-repeated="8"/>
          <table:table-cell table:style-name="ce12" office:value-type="percentage" office:value="0.15">
            <text:p>15%</text:p>
          </table:table-cell>
          <table:table-cell table:style-name="ce20" office:value-type="percentage" office:value="0.33">
            <text:p>33%</text:p>
          </table:table-cell>
          <table:table-cell table:style-name="ce22" office:value-type="string">
            <text:p>25%</text:p>
          </table:table-cell>
          <table:table-cell table:style-name="ce9"/>
          <table:table-cell table:style-name="ce24"/>
          <table:table-cell table:number-columns-repeated="2" table:style-name="ce12" office:value-type="percentage" office:value="0.05">
            <text:p>5%</text:p>
          </table:table-cell>
          <table:table-cell table:number-columns-repeated="2" table:style-name="ce12" office:value-type="percentage" office:value="0.1">
            <text:p>10%</text:p>
          </table:table-cell>
          <table:table-cell table:style-name="ce12" office:value-type="percentage" office:value="0.7">
            <text:p>70%</text:p>
          </table:table-cell>
          <table:table-cell table:style-name="ce30"/>
          <table:table-cell table:style-name="ce32" office:value-type="string">
            <text:p>Diseña sistemas, componentes o procesos para implementar las soluciones propuestas a los problemas complejos </text:p>
          </table:table-cell>
          <table:table-cell table:style-name="ce33" office:value-type="string">
            <text:p>Evalua alternativas de solución a los problemas planteados utilizando dentro de sus criterios de selección consideraciones tecnológicas y medioambientales.</text:p>
          </table:table-cell>
          <table:table-cell table:style-name="ce9" table:number-columns-repeated="998"/>
        </table:table-row>
        <table:table-row table:style-name="ro7">
          <table:table-cell/>
          <table:table-cell office:value-type="float" office:value="29600028">
            <text:p>29600028</text:p>
          </table:table-cell>
          <table:table-cell office:value-type="string">
            <text:p>Carlo Jose Luis Corrales Delgado</text:p>
          </table:table-cell>
          <table:table-cell table:style-name="ce9"/>
          <table:table-cell table:style-name="ce1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Sustitutorio</text:p>
          </table:table-cell>
          <table:table-cell/>
          <table:table-cell table:style-name="ce27" office:value-type="string">
            <text:p>EC1</text:p>
          </table:table-cell>
          <table:table-cell table:style-name="ce27" office:value-type="string">
            <text:p>EC2</text:p>
          </table:table-cell>
          <table:table-cell table:style-name="ce27" office:value-type="string">
            <text:p>EX2</text:p>
          </table:table-cell>
          <table:table-cell table:style-name="ce27" office:value-type="string">
            <text:p>EC3</text:p>
          </table:table-cell>
          <table:table-cell table:style-name="ce27" office:value-type="string">
            <text:p>EX3</text:p>
          </table:table-cell>
          <table:table-cell office:value-type="string">
            <text:p>Prom_Sistema</text:p>
          </table:table-cell>
          <table:table-cell office:value-type="string">
            <text:p>c.4</text:p>
          </table:table-cell>
          <table:table-cell office:value-type="string">
            <text:p>h.1</text:p>
          </table:table-cell>
          <table:table-cell table:number-columns-repeated="449"/>
          <table:table-cell office:value-type="float" office:value="1">
            <text:p>1</text:p>
          </table:table-cell>
          <table:table-cell table:number-columns-repeated="548"/>
        </table:table-row>
        <table:table-row table:style-name="ro7">
          <table:table-cell table:style-name="ce10" office:value-type="string">
            <text:p>Nro</text:p>
          </table:table-cell>
          <table:table-cell table:style-name="ce10" office:value-type="string">
            <text:p>CUI</text:p>
          </table:table-cell>
          <table:table-cell table:style-name="ce10" office:value-type="string">
            <text:p>Apellidos y Nombres</text:p>
          </table:table-cell>
          <table:table-cell office:value-type="string">
            <text:p>PagWeb</text:p>
          </table:table-cell>
          <table:table-cell office:value-type="string">
            <text:p>Exam1</text:p>
          </table:table-cell>
          <table:table-cell office:value-type="string">
            <text:p>Informe</text:p>
          </table:table-cell>
          <table:table-cell office:value-type="string">
            <text:p>Contenido</text:p>
          </table:table-cell>
          <table:table-cell office:value-type="string">
            <text:p>Ppt</text:p>
          </table:table-cell>
          <table:table-cell office:value-type="string">
            <text:p>PresPerson</text:p>
          </table:table-cell>
          <table:table-cell office:value-type="string">
            <text:p>Pregs</text:p>
          </table:table-cell>
          <table:table-cell office:value-type="string">
            <text:p>Balot</text:p>
          </table:table-cell>
          <table:table-cell office:value-type="string">
            <text:p>Aplics</text:p>
          </table:table-cell>
          <table:table-cell office:value-type="string">
            <text:p>Conocimient</text:p>
          </table:table-cell>
          <table:table-cell office:value-type="string">
            <text:p>TOTAL</text:p>
          </table:table-cell>
          <table:table-cell table:style-name="ce14" office:value-type="string">
            <text:p>EXAM2</text:p>
          </table:table-cell>
          <table:table-cell office:value-type="string">
            <text:p>Labs</text:p>
          </table:table-cell>
          <table:table-cell/>
          <table:table-cell office:value-type="string">
            <text:p>PROM</text:p>
          </table:table-cell>
          <table:table-cell table:number-columns-repeated="1006"/>
        </table:table-row>
        <table:table-row table:style-name="ro6">
          <table:table-cell office:value-type="string">
            <text:p>1</text:p>
          </table:table-cell>
          <table:table-cell office:value-type="string">
            <text:p>20170637</text:p>
          </table:table-cell>
          <table:table-cell office:value-type="string">
            <text:p>AGUILAR/FLORES, GUSTAVO FERNANDO</text:p>
          </table:table-cell>
          <table:table-cell office:value-type="float" office:value="20">
            <text:p>20</text:p>
          </table:table-cell>
          <table:table-cell office:value-type="float" office:value="16">
            <text:p>16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:.M4])" office:value-type="float" office:value="14">
            <text:p>14</text:p>
          </table:table-cell>
          <table:table-cell table:style-name="ce14" office:value-type="float" office:value="6">
            <text:p>6.0</text:p>
          </table:table-cell>
          <table:table-cell table:formula="of:=+[LunDMie2.AH4]" office:value-type="float" office:value="4.48275862068966">
            <text:p>4.5</text:p>
          </table:table-cell>
          <table:table-cell/>
          <table:table-cell table:formula="of:=+[.P4]*0.25+[.O4]*0.33+[.N4]*0.15+[.E4]*0.22+[.D4]*0.05" office:value-type="float" office:value="9.72068965517241">
            <text:p>9.7</text:p>
          </table:table-cell>
          <table:table-cell table:formula="of:=+[.D4]" office:value-type="float" office:value="20">
            <text:p>20</text:p>
          </table:table-cell>
          <table:table-cell table:formula="of:=+[.E4]" office:value-type="float" office:value="16">
            <text:p>16</text:p>
          </table:table-cell>
          <table:table-cell table:formula="of:=+[.E4]" office:value-type="float" office:value="16">
            <text:p>16</text:p>
          </table:table-cell>
          <table:table-cell table:formula="of:=+[.E4]*0.7+[.O4]*0.3" office:value-type="float" office:value="13">
            <text:p>13</text:p>
          </table:table-cell>
          <table:table-cell table:formula="of:=+([.P4]*0.25+[.O4]*0.3+[.N4]*0.15)/70*100" office:value-type="float" office:value="7.17241379310345">
            <text:p>7</text:p>
          </table:table-cell>
          <table:table-cell table:style-name="ce25" table:formula="of:=+[.W4]*0.7+[.V4]*0.1+[.E4]*0.15+[.D4]*0.05" office:value-type="float" office:value="9.72068965517242">
            <text:p>9.7</text:p>
          </table:table-cell>
          <table:table-cell table:formula="of:=IF([.W4]&lt;=10;1;IF([.W4]=11;2;IF([.W4]&lt;=14;3;4)))" office:value-type="float" office:value="1">
            <text:p>1</text:p>
          </table:table-cell>
          <table:table-cell table:formula="of:=IF([.V4]&lt;=10;1;IF([.V4]=11;2;IF([.V4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</text:p>
          </table:table-cell>
          <table:table-cell office:value-type="string">
            <text:p>20170624</text:p>
          </table:table-cell>
          <table:table-cell office:value-type="string">
            <text:p>ALIAGA/MARIACA, LUIS ANGEL</text:p>
          </table:table-cell>
          <table:table-cell office:value-type="float" office:value="15">
            <text:p>15</text:p>
          </table:table-cell>
          <table:table-cell office:value-type="float" office:value="14.5">
            <text:p>14.5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5:.M5])" office:value-type="float" office:value="12">
            <text:p>12</text:p>
          </table:table-cell>
          <table:table-cell table:style-name="ce14" office:value-type="float" office:value="15">
            <text:p>15.0</text:p>
          </table:table-cell>
          <table:table-cell office:value-type="float" office:value="20">
            <text:p>20.0</text:p>
          </table:table-cell>
          <table:table-cell/>
          <table:table-cell table:formula="of:=+[.P5]*0.25+[.O5]*0.33+[.N5]*0.15+[.E5]*0.22+[.D5]*0.05" office:value-type="float" office:value="15.69">
            <text:p>15.7</text:p>
          </table:table-cell>
          <table:table-cell table:formula="of:=+[.D5]" office:value-type="float" office:value="15">
            <text:p>15</text:p>
          </table:table-cell>
          <table:table-cell table:formula="of:=+[.E5]" office:value-type="float" office:value="14.5">
            <text:p>15</text:p>
          </table:table-cell>
          <table:table-cell table:formula="of:=+[.E5]" office:value-type="float" office:value="14.5">
            <text:p>15</text:p>
          </table:table-cell>
          <table:table-cell table:formula="of:=+[.E5]*0.7+[.O5]*0.3" office:value-type="float" office:value="14.65">
            <text:p>15</text:p>
          </table:table-cell>
          <table:table-cell table:formula="of:=+([.P5]*0.25+[.O5]*0.3+[.N5]*0.15)/70*100" office:value-type="float" office:value="16.1428571428571">
            <text:p>16</text:p>
          </table:table-cell>
          <table:table-cell table:style-name="ce25" table:formula="of:=+[.W5]*0.7+[.V5]*0.1+[.E5]*0.15+[.D5]*0.05" office:value-type="float" office:value="15.69">
            <text:p>15.7</text:p>
          </table:table-cell>
          <table:table-cell table:formula="of:=IF([.W5]&lt;=10;1;IF([.W5]=11;2;IF([.W5]&lt;=14;3;4)))" office:value-type="float" office:value="4">
            <text:p>4</text:p>
          </table:table-cell>
          <table:table-cell table:formula="of:=IF([.V5]&lt;=10;1;IF([.V5]=11;2;IF([.V5]&lt;=14;3;4)))" office:value-type="float" office:value="4">
            <text:p>4</text:p>
          </table:table-cell>
          <table:table-cell table:number-columns-repeated="998"/>
        </table:table-row>
        <table:table-row table:style-name="ro6">
          <table:table-cell office:value-type="string">
            <text:p>3</text:p>
          </table:table-cell>
          <table:table-cell office:value-type="string">
            <text:p>20172142</text:p>
          </table:table-cell>
          <table:table-cell office:value-type="string">
            <text:p>ANCCO/RUELAS, ALEXIS DARIO</text:p>
          </table:table-cell>
          <table:table-cell office:value-type="float" office:value="17">
            <text:p>17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6:.M6])" office:value-type="float" office:value="18">
            <text:p>18</text:p>
          </table:table-cell>
          <table:table-cell table:style-name="ce14" office:value-type="float" office:value="14">
            <text:p>14.0</text:p>
          </table:table-cell>
          <table:table-cell office:value-type="float" office:value="20">
            <text:p>20.0</text:p>
          </table:table-cell>
          <table:table-cell/>
          <table:table-cell table:formula="of:=+[.P6]*0.25+[.O6]*0.33+[.N6]*0.15+[.E6]*0.22+[.D6]*0.05" office:value-type="float" office:value="15.81">
            <text:p>15.8</text:p>
          </table:table-cell>
          <table:table-cell table:formula="of:=+[.D6]" office:value-type="float" office:value="17">
            <text:p>17</text:p>
          </table:table-cell>
          <table:table-cell table:formula="of:=+[.E6]" office:value-type="float" office:value="12">
            <text:p>12</text:p>
          </table:table-cell>
          <table:table-cell table:formula="of:=+[.E6]" office:value-type="float" office:value="12">
            <text:p>12</text:p>
          </table:table-cell>
          <table:table-cell table:formula="of:=+[.E6]*0.7+[.O6]*0.3" office:value-type="float" office:value="12.6">
            <text:p>13</text:p>
          </table:table-cell>
          <table:table-cell table:formula="of:=+([.P6]*0.25+[.O6]*0.3+[.N6]*0.15)/70*100+1" office:value-type="float" office:value="18">
            <text:p>18</text:p>
          </table:table-cell>
          <table:table-cell table:style-name="ce25" table:formula="of:=+[.W6]*0.7+[.V6]*0.1+[.E6]*0.15+[.D6]*0.05" office:value-type="float" office:value="16.51">
            <text:p>16.5</text:p>
          </table:table-cell>
          <table:table-cell table:formula="of:=IF([.W6]&lt;=10;1;IF([.W6]=11;2;IF([.W6]&lt;=14;3;4)))" office:value-type="float" office:value="4">
            <text:p>4</text:p>
          </table:table-cell>
          <table:table-cell table:formula="of:=IF([.V6]&lt;=10;1;IF([.V6]=11;2;IF([.V6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4</text:p>
          </table:table-cell>
          <table:table-cell office:value-type="string">
            <text:p>20172128</text:p>
          </table:table-cell>
          <table:table-cell office:value-type="string">
            <text:p>ARAOZ/VALENCIA, LUIS EMANUEL</text:p>
          </table:table-cell>
          <table:table-cell office:value-type="float" office:value="15">
            <text:p>15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7:.M7])" office:value-type="float" office:value="18">
            <text:p>18</text:p>
          </table:table-cell>
          <table:table-cell table:style-name="ce14" office:value-type="float" office:value="14">
            <text:p>14.0</text:p>
          </table:table-cell>
          <table:table-cell office:value-type="float" office:value="13">
            <text:p>13.0</text:p>
          </table:table-cell>
          <table:table-cell/>
          <table:table-cell table:formula="of:=+[.P7]*0.25+[.O7]*0.33+[.N7]*0.15+[.E7]*0.22+[.D7]*0.05" office:value-type="float" office:value="13.96">
            <text:p>14.0</text:p>
          </table:table-cell>
          <table:table-cell table:formula="of:=+[.D7]" office:value-type="float" office:value="15">
            <text:p>15</text:p>
          </table:table-cell>
          <table:table-cell table:formula="of:=+[.E7]" office:value-type="float" office:value="12">
            <text:p>12</text:p>
          </table:table-cell>
          <table:table-cell table:formula="of:=+[.E7]" office:value-type="float" office:value="12">
            <text:p>12</text:p>
          </table:table-cell>
          <table:table-cell table:formula="of:=+[.E7]*0.7+[.O7]*0.3" office:value-type="float" office:value="12.6">
            <text:p>13</text:p>
          </table:table-cell>
          <table:table-cell table:formula="of:=+([.P7]*0.25+[.O7]*0.3+[.N7]*0.15)/70*100+1" office:value-type="float" office:value="15.5">
            <text:p>16</text:p>
          </table:table-cell>
          <table:table-cell table:style-name="ce25" table:formula="of:=+[.W7]*0.7+[.V7]*0.1+[.E7]*0.15+[.D7]*0.05" office:value-type="float" office:value="14.66">
            <text:p>14.7</text:p>
          </table:table-cell>
          <table:table-cell table:formula="of:=IF([.W7]&lt;=10;1;IF([.W7]=11;2;IF([.W7]&lt;=14;3;4)))" office:value-type="float" office:value="4">
            <text:p>4</text:p>
          </table:table-cell>
          <table:table-cell table:formula="of:=IF([.V7]&lt;=10;1;IF([.V7]=11;2;IF([.V7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5</text:p>
          </table:table-cell>
          <table:table-cell office:value-type="string">
            <text:p>20180585</text:p>
          </table:table-cell>
          <table:table-cell office:value-type="string">
            <text:p>ARIAS/LLERENA, ADRIEL YASEFF</text:p>
          </table:table-cell>
          <table:table-cell office:value-type="float" office:value="8">
            <text:p>8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8:.M8])" office:value-type="float" office:value="18">
            <text:p>18</text:p>
          </table:table-cell>
          <table:table-cell table:style-name="ce14" office:value-type="float" office:value="12">
            <text:p>12.0</text:p>
          </table:table-cell>
          <table:table-cell table:formula="of:=+[LunDMie2.AH6]" office:value-type="float" office:value="11.7241379310345">
            <text:p>11.7</text:p>
          </table:table-cell>
          <table:table-cell/>
          <table:table-cell table:formula="of:=+[.P8]*0.25+[.O8]*0.33+[.N8]*0.15+[.E8]*0.22+[.D8]*0.05" office:value-type="float" office:value="12.5210344827586">
            <text:p>12.5</text:p>
          </table:table-cell>
          <table:table-cell table:formula="of:=+[.D8]" office:value-type="float" office:value="8">
            <text:p>8</text:p>
          </table:table-cell>
          <table:table-cell table:formula="of:=+[.E8]" office:value-type="float" office:value="11.5">
            <text:p>12</text:p>
          </table:table-cell>
          <table:table-cell table:formula="of:=+[.E8]" office:value-type="float" office:value="11.5">
            <text:p>12</text:p>
          </table:table-cell>
          <table:table-cell table:formula="of:=+[.E8]*0.7+[.O8]*0.3" office:value-type="float" office:value="11.65">
            <text:p>12</text:p>
          </table:table-cell>
          <table:table-cell table:formula="of:=+([.P8]*0.25+[.O8]*0.3+[.N8]*0.15)/70*100" office:value-type="float" office:value="13.1871921182266">
            <text:p>13</text:p>
          </table:table-cell>
          <table:table-cell table:style-name="ce25" table:formula="of:=+[.W8]*0.7+[.V8]*0.1+[.E8]*0.15+[.D8]*0.05" office:value-type="float" office:value="12.5210344827586">
            <text:p>12.5</text:p>
          </table:table-cell>
          <table:table-cell table:formula="of:=IF([.W8]&lt;=10;1;IF([.W8]=11;2;IF([.W8]&lt;=14;3;4)))" office:value-type="float" office:value="3">
            <text:p>3</text:p>
          </table:table-cell>
          <table:table-cell table:formula="of:=IF([.V8]&lt;=10;1;IF([.V8]=11;2;IF([.V8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6</text:p>
          </table:table-cell>
          <table:table-cell office:value-type="string">
            <text:p>20170634</text:p>
          </table:table-cell>
          <table:table-cell office:value-type="string">
            <text:p>ARIVILCA/GARCIA, JOEL JHON</text:p>
          </table:table-cell>
          <table:table-cell office:value-type="float" office:value="0">
            <text:p>0</text:p>
          </table:table-cell>
          <table:table-cell office:value-type="float" office:value="4">
            <text:p>4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9:.M9])" office:value-type="float" office:value="12">
            <text:p>12</text:p>
          </table:table-cell>
          <table:table-cell table:style-name="ce14" office:value-type="float" office:value="0.5">
            <text:p>0.5</text:p>
          </table:table-cell>
          <table:table-cell table:formula="of:=+[LunEMar.AH4]" office:value-type="float" office:value="1.03448275862069">
            <text:p>1.0</text:p>
          </table:table-cell>
          <table:table-cell/>
          <table:table-cell table:formula="of:=+[.P9]*0.25+[.O9]*0.33+[.N9]*0.15+[.E9]*0.22+[.D9]*0.05" office:value-type="float" office:value="3.10362068965517">
            <text:p>3.1</text:p>
          </table:table-cell>
          <table:table-cell table:formula="of:=+[.D9]" office:value-type="float" office:value="0">
            <text:p>0</text:p>
          </table:table-cell>
          <table:table-cell table:formula="of:=+[.E9]" office:value-type="float" office:value="4">
            <text:p>4</text:p>
          </table:table-cell>
          <table:table-cell table:formula="of:=+[.E9]" office:value-type="float" office:value="4">
            <text:p>4</text:p>
          </table:table-cell>
          <table:table-cell table:formula="of:=+[.E9]*0.7+[.O9]*0.3" office:value-type="float" office:value="2.95">
            <text:p>3</text:p>
          </table:table-cell>
          <table:table-cell table:formula="of:=+([.P9]*0.25+[.O9]*0.3+[.N9]*0.15)/70*100" office:value-type="float" office:value="3.1551724137931">
            <text:p>3</text:p>
          </table:table-cell>
          <table:table-cell table:style-name="ce25" table:formula="of:=+[.W9]*0.7+[.V9]*0.1+[.E9]*0.15+[.D9]*0.05" office:value-type="float" office:value="3.10362068965517">
            <text:p>3.1</text:p>
          </table:table-cell>
          <table:table-cell table:formula="of:=IF([.W9]&lt;=10;1;IF([.W9]=11;2;IF([.W9]&lt;=14;3;4)))" office:value-type="float" office:value="1">
            <text:p>1</text:p>
          </table:table-cell>
          <table:table-cell table:formula="of:=IF([.V9]&lt;=10;1;IF([.V9]=11;2;IF([.V9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7</text:p>
          </table:table-cell>
          <table:table-cell office:value-type="string">
            <text:p>20180584</text:p>
          </table:table-cell>
          <table:table-cell office:value-type="string">
            <text:p>BARRIENTOS/LUQUE, FERNANDO</text:p>
          </table:table-cell>
          <table:table-cell office:value-type="float" office:value="17">
            <text:p>17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0:.M10])" office:value-type="float" office:value="14">
            <text:p>14</text:p>
          </table:table-cell>
          <table:table-cell table:style-name="ce14" office:value-type="float" office:value="13.5">
            <text:p>13.5</text:p>
          </table:table-cell>
          <table:table-cell office:value-type="float" office:value="17">
            <text:p>17.0</text:p>
          </table:table-cell>
          <table:table-cell/>
          <table:table-cell table:formula="of:=+[.P10]*0.25+[.O10]*0.33+[.N10]*0.15+[.E10]*0.22+[.D10]*0.05" office:value-type="float" office:value="14.625">
            <text:p>14.6</text:p>
          </table:table-cell>
          <table:table-cell table:formula="of:=+[.D10]" office:value-type="float" office:value="17">
            <text:p>17</text:p>
          </table:table-cell>
          <table:table-cell table:formula="of:=+[.E10]" office:value-type="float" office:value="13.5">
            <text:p>14</text:p>
          </table:table-cell>
          <table:table-cell table:formula="of:=+[.E10]" office:value-type="float" office:value="13.5">
            <text:p>14</text:p>
          </table:table-cell>
          <table:table-cell table:formula="of:=+[.E10]*0.7+[.O10]*0.3" office:value-type="float" office:value="13.5">
            <text:p>14</text:p>
          </table:table-cell>
          <table:table-cell table:formula="of:=+([.P10]*0.25+[.O10]*0.3+[.N10]*0.15)/70*100+1" office:value-type="float" office:value="15.8571428571429">
            <text:p>16</text:p>
          </table:table-cell>
          <table:table-cell table:style-name="ce25" table:formula="of:=+[.W10]*0.7+[.V10]*0.1+[.E10]*0.15+[.D10]*0.05" office:value-type="float" office:value="15.325">
            <text:p>15.3</text:p>
          </table:table-cell>
          <table:table-cell table:formula="of:=IF([.W10]&lt;=10;1;IF([.W10]=11;2;IF([.W10]&lt;=14;3;4)))" office:value-type="float" office:value="4">
            <text:p>4</text:p>
          </table:table-cell>
          <table:table-cell table:formula="of:=IF([.V10]&lt;=10;1;IF([.V10]=11;2;IF([.V10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8</text:p>
          </table:table-cell>
          <table:table-cell office:value-type="string">
            <text:p>20173384</text:p>
          </table:table-cell>
          <table:table-cell office:value-type="string">
            <text:p>CALCINA/FLORES, FRANCO</text:p>
          </table:table-cell>
          <table:table-cell office:value-type="float" office:value="18">
            <text:p>18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11:.M11])" office:value-type="float" office:value="12">
            <text:p>12</text:p>
          </table:table-cell>
          <table:table-cell table:style-name="ce14" office:value-type="float" office:value="9">
            <text:p>9.0</text:p>
          </table:table-cell>
          <table:table-cell table:formula="of:=+[LunB_Mie1.AH5]" office:value-type="float" office:value="12.2413793103448">
            <text:p>12.2</text:p>
          </table:table-cell>
          <table:table-cell/>
          <table:table-cell table:formula="of:=+[.P11]*0.25+[.O11]*0.33+[.N11]*0.15+[.E11]*0.22+[.D11]*0.05" office:value-type="float" office:value="10.6003448275862">
            <text:p>10.6</text:p>
          </table:table-cell>
          <table:table-cell table:formula="of:=+[.D11]" office:value-type="float" office:value="18">
            <text:p>18</text:p>
          </table:table-cell>
          <table:table-cell table:formula="of:=+[.E11]" office:value-type="float" office:value="8.5">
            <text:p>9</text:p>
          </table:table-cell>
          <table:table-cell table:formula="of:=+[.E11]" office:value-type="float" office:value="8.5">
            <text:p>9</text:p>
          </table:table-cell>
          <table:table-cell table:formula="of:=+[.E11]*0.7+[.O11]*0.3" office:value-type="float" office:value="8.65">
            <text:p>9</text:p>
          </table:table-cell>
          <table:table-cell table:formula="of:=+([.P11]*0.25+[.O11]*0.3+[.N11]*0.15)/70*100+1" office:value-type="float" office:value="11.8004926108374">
            <text:p>12</text:p>
          </table:table-cell>
          <table:table-cell table:style-name="ce25" table:formula="of:=+[.W11]*0.7+[.V11]*0.1+[.E11]*0.15+[.D11]*0.05" office:value-type="float" office:value="11.3003448275862">
            <text:p>11.3</text:p>
          </table:table-cell>
          <table:table-cell table:formula="of:=IF([.W11]&lt;=10;1;IF([.W11]=11;2;IF([.W11]&lt;=14;3;4)))" office:value-type="float" office:value="3">
            <text:p>3</text:p>
          </table:table-cell>
          <table:table-cell table:formula="of:=IF([.V11]&lt;=10;1;IF([.V11]=11;2;IF([.V11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9</text:p>
          </table:table-cell>
          <table:table-cell office:value-type="string">
            <text:p>20153590</text:p>
          </table:table-cell>
          <table:table-cell office:value-type="string">
            <text:p>CAMMA/HUAMAN, ALI OMAR</text:p>
          </table:table-cell>
          <table:table-cell office:value-type="float" office:value="11">
            <text:p>11</text:p>
          </table:table-cell>
          <table:table-cell office:value-type="float" office:value="7">
            <text:p>7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2:.M12])" office:value-type="float" office:value="16">
            <text:p>16</text:p>
          </table:table-cell>
          <table:table-cell table:style-name="ce14" office:value-type="float" office:value="15.5">
            <text:p>15.5</text:p>
          </table:table-cell>
          <table:table-cell table:formula="of:=+[LunB_Mie1.AH6]" office:value-type="float" office:value="10.6896551724138">
            <text:p>10.7</text:p>
          </table:table-cell>
          <table:table-cell/>
          <table:table-cell table:formula="of:=+[.P12]*0.25+[.O12]*0.33+[.N12]*0.15+[.E12]*0.22+[.D12]*0.05" office:value-type="float" office:value="12.2774137931034">
            <text:p>12.3</text:p>
          </table:table-cell>
          <table:table-cell table:formula="of:=+[.D12]" office:value-type="float" office:value="11">
            <text:p>11</text:p>
          </table:table-cell>
          <table:table-cell table:formula="of:=+[.E12]" office:value-type="float" office:value="7">
            <text:p>7</text:p>
          </table:table-cell>
          <table:table-cell table:formula="of:=+[.E12]" office:value-type="float" office:value="7">
            <text:p>7</text:p>
          </table:table-cell>
          <table:table-cell table:formula="of:=+[.E12]*0.7+[.O12]*0.3" office:value-type="float" office:value="9.55">
            <text:p>10</text:p>
          </table:table-cell>
          <table:table-cell table:formula="of:=+([.P12]*0.25+[.O12]*0.3+[.N12]*0.15)/70*100" office:value-type="float" office:value="13.8891625615764">
            <text:p>14</text:p>
          </table:table-cell>
          <table:table-cell table:style-name="ce25" table:formula="of:=+[.W12]*0.7+[.V12]*0.1+[.E12]*0.15+[.D12]*0.05" office:value-type="float" office:value="12.2774137931035">
            <text:p>12.3</text:p>
          </table:table-cell>
          <table:table-cell table:formula="of:=IF([.W12]&lt;=10;1;IF([.W12]=11;2;IF([.W12]&lt;=14;3;4)))" office:value-type="float" office:value="3">
            <text:p>3</text:p>
          </table:table-cell>
          <table:table-cell table:formula="of:=IF([.V12]&lt;=10;1;IF([.V12]=11;2;IF([.V12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10</text:p>
          </table:table-cell>
          <table:table-cell office:value-type="string">
            <text:p>20163296</text:p>
          </table:table-cell>
          <table:table-cell office:value-type="string">
            <text:p>CANO/VILCAPAZA, JOSE MIGUEL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3:.M13])" office:value-type="float" office:value="12">
            <text:p>12</text:p>
          </table:table-cell>
          <table:table-cell table:style-name="ce14"/>
          <table:table-cell/>
          <table:table-cell/>
          <table:table-cell table:formula="of:=+[.P13]*0.25+[.O13]*0.33+[.N13]*0.15+[.E13]*0.22+[.D13]*0.05" office:value-type="float" office:value="2.2">
            <text:p>2.2</text:p>
          </table:table-cell>
          <table:table-cell table:formula="of:=+[.D13]" office:value-type="float" office:value="8">
            <text:p>8</text:p>
          </table:table-cell>
          <table:table-cell table:formula="of:=+[.E13]" office:value-type="float" office:value="0">
            <text:p>0</text:p>
          </table:table-cell>
          <table:table-cell table:formula="of:=+[.E13]" office:value-type="float" office:value="0">
            <text:p>0</text:p>
          </table:table-cell>
          <table:table-cell table:number-columns-repeated="2" office:value-type="string">
            <text:p>AB</text:p>
          </table:table-cell>
          <table:table-cell table:style-name="ce25" office:value-type="string">
            <text:p>AB</text:p>
          </table:table-cell>
          <table:table-cell table:number-columns-repeated="2" office:value-type="string">
            <text:p>AB</text:p>
          </table:table-cell>
          <table:table-cell table:number-columns-repeated="998"/>
        </table:table-row>
        <table:table-row table:style-name="ro6">
          <table:table-cell office:value-type="string">
            <text:p>11</text:p>
          </table:table-cell>
          <table:table-cell office:value-type="string">
            <text:p>20142708</text:p>
          </table:table-cell>
          <table:table-cell office:value-type="string">
            <text:p>CASANOVA/VARGAYA, ALFRED MARVIN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4:.M14])" office:value-type="float" office:value="14">
            <text:p>14</text:p>
          </table:table-cell>
          <table:table-cell table:style-name="ce14" office:value-type="float" office:value="9">
            <text:p>9.0</text:p>
          </table:table-cell>
          <table:table-cell table:formula="of:=+[LunEMar.AH5]" office:value-type="float" office:value="1.89655172413793">
            <text:p>1.9</text:p>
          </table:table-cell>
          <table:table-cell office:value-type="float" office:value="14">
            <text:p>14</text:p>
          </table:table-cell>
          <table:table-cell table:formula="of:=+[.P14]*0.25+[.Q14]*0.33+[.N14]*0.15+[.E14]*0.22+[.D14]*0.05" office:value-type="float" office:value="10.7241379310345">
            <text:p>10.7</text:p>
          </table:table-cell>
          <table:table-cell table:formula="of:=+[.D14]" office:value-type="float" office:value="20">
            <text:p>20</text:p>
          </table:table-cell>
          <table:table-cell table:formula="of:=+[.E14]" office:value-type="float" office:value="11.5">
            <text:p>12</text:p>
          </table:table-cell>
          <table:table-cell table:formula="of:=+[.E14]" office:value-type="float" office:value="11.5">
            <text:p>12</text:p>
          </table:table-cell>
          <table:table-cell table:formula="of:=+[.E14]*0.7+[.O14]*0.3" office:value-type="float" office:value="10.75">
            <text:p>11</text:p>
          </table:table-cell>
          <table:table-cell table:formula="of:=+([.P14]*0.25+[.O14]*0.3+[.N14]*0.15)/70*100+1" office:value-type="float" office:value="8.53448275862069">
            <text:p>9</text:p>
          </table:table-cell>
          <table:table-cell table:style-name="ce25" table:formula="of:=+[.W14]*0.7+[.V14]*0.1+[.E14]*0.15+[.D14]*0.05" office:value-type="float" office:value="9.77413793103449">
            <text:p>9.8</text:p>
          </table:table-cell>
          <table:table-cell table:formula="of:=IF([.W14]&lt;=10;1;IF([.W14]=11;2;IF([.W14]&lt;=14;3;4)))" office:value-type="float" office:value="1">
            <text:p>1</text:p>
          </table:table-cell>
          <table:table-cell table:formula="of:=IF([.V14]&lt;=10;1;IF([.V14]=11;2;IF([.V14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12</text:p>
          </table:table-cell>
          <table:table-cell office:value-type="string">
            <text:p>20150961</text:p>
          </table:table-cell>
          <table:table-cell office:value-type="string">
            <text:p>CCAPA/MAMANI, WILIAN ELVIS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5:.M15])" office:value-type="float" office:value="15">
            <text:p>15</text:p>
          </table:table-cell>
          <table:table-cell table:style-name="ce14" office:value-type="float" office:value="14.5">
            <text:p>14.5</text:p>
          </table:table-cell>
          <table:table-cell table:formula="of:=+[LunEMar.AH6]" office:value-type="float" office:value="13.7931034482759">
            <text:p>13.8</text:p>
          </table:table-cell>
          <table:table-cell/>
          <table:table-cell table:formula="of:=+[.P15]*0.25+[.O15]*0.33+[.N15]*0.15+[.E15]*0.22+[.D15]*0.05" office:value-type="float" office:value="13.543275862069">
            <text:p>13.5</text:p>
          </table:table-cell>
          <table:table-cell table:formula="of:=+[.D15]" office:value-type="float" office:value="15">
            <text:p>15</text:p>
          </table:table-cell>
          <table:table-cell table:formula="of:=+[.E15]" office:value-type="float" office:value="10.5">
            <text:p>11</text:p>
          </table:table-cell>
          <table:table-cell table:formula="of:=+[.E15]" office:value-type="float" office:value="10.5">
            <text:p>11</text:p>
          </table:table-cell>
          <table:table-cell table:formula="of:=+[.E15]*0.7+[.O15]*0.3" office:value-type="float" office:value="11.7">
            <text:p>12</text:p>
          </table:table-cell>
          <table:table-cell table:formula="of:=+([.P15]*0.25+[.O15]*0.3+[.N15]*0.15)/70*100" office:value-type="float" office:value="14.3546798029557">
            <text:p>14</text:p>
          </table:table-cell>
          <table:table-cell table:style-name="ce25" table:formula="of:=+[.W15]*0.7+[.V15]*0.1+[.E15]*0.15+[.D15]*0.05" office:value-type="float" office:value="13.543275862069">
            <text:p>13.5</text:p>
          </table:table-cell>
          <table:table-cell table:formula="of:=IF([.W15]&lt;=10;1;IF([.W15]=11;2;IF([.W15]&lt;=14;3;4)))" office:value-type="float" office:value="4">
            <text:p>4</text:p>
          </table:table-cell>
          <table:table-cell table:formula="of:=IF([.V15]&lt;=10;1;IF([.V15]=11;2;IF([.V15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13</text:p>
          </table:table-cell>
          <table:table-cell office:value-type="string">
            <text:p>20173378</text:p>
          </table:table-cell>
          <table:table-cell office:value-type="string">
            <text:p>CCORIMANYA/PAUCAR, KEVIN YUNIOR</text:p>
          </table:table-cell>
          <table:table-cell office:value-type="float" office:value="18">
            <text:p>18</text:p>
          </table:table-cell>
          <table:table-cell office:value-type="float" office:value="7">
            <text:p>7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6:.M16])" office:value-type="float" office:value="15">
            <text:p>15</text:p>
          </table:table-cell>
          <table:table-cell table:style-name="ce14" office:value-type="float" office:value="10.5">
            <text:p>10.5</text:p>
          </table:table-cell>
          <table:table-cell table:formula="of:=+[LunB_Mie1.AH8]" office:value-type="float" office:value="9.6551724137931">
            <text:p>9.7</text:p>
          </table:table-cell>
          <table:table-cell/>
          <table:table-cell table:formula="of:=+[.P16]*0.25+[.O16]*0.33+[.N16]*0.15+[.E16]*0.22+[.D16]*0.05" office:value-type="float" office:value="10.5687931034483">
            <text:p>10.6</text:p>
          </table:table-cell>
          <table:table-cell table:formula="of:=+[.D16]" office:value-type="float" office:value="18">
            <text:p>18</text:p>
          </table:table-cell>
          <table:table-cell table:formula="of:=+[.E16]" office:value-type="float" office:value="7">
            <text:p>7</text:p>
          </table:table-cell>
          <table:table-cell table:formula="of:=+[.E16]" office:value-type="float" office:value="7">
            <text:p>7</text:p>
          </table:table-cell>
          <table:table-cell table:formula="of:=+[.E16]*0.7+[.O16]*0.3" office:value-type="float" office:value="8.05">
            <text:p>8</text:p>
          </table:table-cell>
          <table:table-cell table:formula="of:=+([.P16]*0.25+[.O16]*0.3+[.N16]*0.15)/70*100+1" office:value-type="float" office:value="12.1625615763547">
            <text:p>12</text:p>
          </table:table-cell>
          <table:table-cell table:style-name="ce25" table:formula="of:=+[.W16]*0.7+[.V16]*0.1+[.E16]*0.15+[.D16]*0.05" office:value-type="float" office:value="11.2687931034483">
            <text:p>11.3</text:p>
          </table:table-cell>
          <table:table-cell table:formula="of:=IF([.W16]&lt;=10;1;IF([.W16]=11;2;IF([.W16]&lt;=14;3;4)))" office:value-type="float" office:value="3">
            <text:p>3</text:p>
          </table:table-cell>
          <table:table-cell table:formula="of:=IF([.V16]&lt;=10;1;IF([.V16]=11;2;IF([.V16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14</text:p>
          </table:table-cell>
          <table:table-cell office:value-type="string">
            <text:p>20163289</text:p>
          </table:table-cell>
          <table:table-cell office:value-type="string">
            <text:p>CHAMBI/CHAYÃ‘A, SHIRLEY</text:p>
          </table:table-cell>
          <table:table-cell office:value-type="float" office:value="18">
            <text:p>18</text:p>
          </table:table-cell>
          <table:table-cell office:value-type="float" office:value="6">
            <text:p>6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17:.M17])" office:value-type="float" office:value="15">
            <text:p>15</text:p>
          </table:table-cell>
          <table:table-cell table:style-name="ce14" office:value-type="float" office:value="6">
            <text:p>6.0</text:p>
          </table:table-cell>
          <table:table-cell table:formula="of:=+[LunB_Mie1.AH9]" office:value-type="float" office:value="9.82758620689655">
            <text:p>9.8</text:p>
          </table:table-cell>
          <table:table-cell office:value-type="float" office:value="12">
            <text:p>12</text:p>
          </table:table-cell>
          <table:table-cell table:formula="of:=+[.P17]*0.25+[.Q17]*0.33+[.N17]*0.15+[.E17]*0.22+[.D17]*0.05" office:value-type="float" office:value="10.8868965517241">
            <text:p>10.9</text:p>
          </table:table-cell>
          <table:table-cell table:formula="of:=+[.D17]" office:value-type="float" office:value="18">
            <text:p>18</text:p>
          </table:table-cell>
          <table:table-cell table:formula="of:=+[.E17]" office:value-type="float" office:value="6">
            <text:p>6</text:p>
          </table:table-cell>
          <table:table-cell table:formula="of:=+[.E17]" office:value-type="float" office:value="6">
            <text:p>6</text:p>
          </table:table-cell>
          <table:table-cell table:formula="of:=+[.E17]*0.7+[.O17]*0.3" office:value-type="float" office:value="6">
            <text:p>6</text:p>
          </table:table-cell>
          <table:table-cell table:formula="of:=+([.P17]*0.25+[.O17]*0.3+[.N17]*0.15)/70*100+1" office:value-type="float" office:value="10.2955665024631">
            <text:p>10</text:p>
          </table:table-cell>
          <table:table-cell table:style-name="ce25" table:formula="of:=+[.W17]*0.7+[.V17]*0.1+[.E17]*0.15+[.D17]*0.05" office:value-type="float" office:value="9.60689655172414">
            <text:p>9.6</text:p>
          </table:table-cell>
          <table:table-cell table:formula="of:=IF([.W17]&lt;=10;1;IF([.W17]=11;2;IF([.W17]&lt;=14;3;4)))" office:value-type="float" office:value="3">
            <text:p>3</text:p>
          </table:table-cell>
          <table:table-cell table:formula="of:=IF([.V17]&lt;=10;1;IF([.V17]=11;2;IF([.V17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15</text:p>
          </table:table-cell>
          <table:table-cell office:value-type="string">
            <text:p>20150939</text:p>
          </table:table-cell>
          <table:table-cell office:value-type="string">
            <text:p>CHAVEZ/VILCA, ELARD WILFREDO</text:p>
          </table:table-cell>
          <table:table-cell office:value-type="float" office:value="17">
            <text:p>17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18:.M18])" office:value-type="float" office:value="14">
            <text:p>14</text:p>
          </table:table-cell>
          <table:table-cell table:style-name="ce14" office:value-type="float" office:value="5.5">
            <text:p>5.5</text:p>
          </table:table-cell>
          <table:table-cell table:formula="of:=+[LunDMie2.AH7]" office:value-type="float" office:value="3.62068965517241">
            <text:p>3.6</text:p>
          </table:table-cell>
          <table:table-cell office:value-type="float" office:value="11">
            <text:p>11</text:p>
          </table:table-cell>
          <table:table-cell table:formula="of:=+[.P18]*0.25+[.Q18]*0.33+[.N18]*0.15+[.E18]*0.22+[.D18]*0.05" office:value-type="float" office:value="9.1351724137931">
            <text:p>9.1</text:p>
          </table:table-cell>
          <table:table-cell table:formula="of:=+[.D18]" office:value-type="float" office:value="17">
            <text:p>17</text:p>
          </table:table-cell>
          <table:table-cell table:formula="of:=+[.E18]" office:value-type="float" office:value="7.5">
            <text:p>8</text:p>
          </table:table-cell>
          <table:table-cell table:formula="of:=+[.E18]" office:value-type="float" office:value="7.5">
            <text:p>8</text:p>
          </table:table-cell>
          <table:table-cell table:formula="of:=+[.E18]*0.7+[.O18]*0.3" office:value-type="float" office:value="6.9">
            <text:p>7</text:p>
          </table:table-cell>
          <table:table-cell table:formula="of:=+([.P18]*0.25+[.Q18]*0.3+[.N18]*0.15)/70*100" office:value-type="float" office:value="9.00738916256158">
            <text:p>9</text:p>
          </table:table-cell>
          <table:table-cell table:style-name="ce25" table:formula="of:=+[.W18]*0.7+[.V18]*0.1+[.E18]*0.15+[.D18]*0.05" office:value-type="float" office:value="8.9701724137931">
            <text:p>9.0</text:p>
          </table:table-cell>
          <table:table-cell table:formula="of:=IF([.W18]&lt;=10;1;IF([.W18]=11;2;IF([.W18]&lt;=14;3;4)))" office:value-type="float" office:value="1">
            <text:p>1</text:p>
          </table:table-cell>
          <table:table-cell table:formula="of:=IF([.V18]&lt;=10;1;IF([.V18]=11;2;IF([.V18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16</text:p>
          </table:table-cell>
          <table:table-cell office:value-type="string">
            <text:p>20120858</text:p>
          </table:table-cell>
          <table:table-cell office:value-type="string">
            <text:p>CHURA/SANO, ALVARO GONZALO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19:.M19])" office:value-type="float" office:value="0">
            <text:p>0</text:p>
          </table:table-cell>
          <table:table-cell table:style-name="ce14"/>
          <table:table-cell/>
          <table:table-cell/>
          <table:table-cell table:formula="of:=+[.P19]*0.25+[.O19]*0.33+[.N19]*0.15+[.E19]*0.22+[.D19]*0.05" office:value-type="float" office:value="0.4">
            <text:p>0.4</text:p>
          </table:table-cell>
          <table:table-cell table:formula="of:=+[.D19]" office:value-type="float" office:value="8">
            <text:p>8</text:p>
          </table:table-cell>
          <table:table-cell table:formula="of:=+[.E19]" office:value-type="float" office:value="0">
            <text:p>0</text:p>
          </table:table-cell>
          <table:table-cell table:formula="of:=+[.E19]" office:value-type="float" office:value="0">
            <text:p>0</text:p>
          </table:table-cell>
          <table:table-cell table:number-columns-repeated="2" office:value-type="string">
            <text:p>AB</text:p>
          </table:table-cell>
          <table:table-cell table:style-name="ce25" office:value-type="string">
            <text:p>AB</text:p>
          </table:table-cell>
          <table:table-cell table:number-columns-repeated="2" office:value-type="string">
            <text:p>AB</text:p>
          </table:table-cell>
          <table:table-cell table:number-columns-repeated="998"/>
        </table:table-row>
        <table:table-row table:style-name="ro6">
          <table:table-cell office:value-type="string">
            <text:p>17</text:p>
          </table:table-cell>
          <table:table-cell office:value-type="string">
            <text:p>20142960</text:p>
          </table:table-cell>
          <table:table-cell office:value-type="string">
            <text:p>CJUNO/MERMA, BENANNY ROGER</text:p>
          </table:table-cell>
          <table:table-cell office:value-type="float" office:value="17">
            <text:p>17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0:.M20])" office:value-type="float" office:value="15">
            <text:p>15</text:p>
          </table:table-cell>
          <table:table-cell table:style-name="ce14" office:value-type="float" office:value="16">
            <text:p>16.0</text:p>
          </table:table-cell>
          <table:table-cell table:formula="of:=+[LunEMar.AH7]" office:value-type="float" office:value="13.9655172413793">
            <text:p>14.0</text:p>
          </table:table-cell>
          <table:table-cell/>
          <table:table-cell table:formula="of:=+[.P20]*0.25+[.O20]*0.33+[.N20]*0.15+[.E20]*0.22+[.D20]*0.05" office:value-type="float" office:value="14.5113793103448">
            <text:p>14.5</text:p>
          </table:table-cell>
          <table:table-cell table:formula="of:=+[.D20]" office:value-type="float" office:value="17">
            <text:p>17</text:p>
          </table:table-cell>
          <table:table-cell table:formula="of:=+[.E20]" office:value-type="float" office:value="12">
            <text:p>12</text:p>
          </table:table-cell>
          <table:table-cell table:formula="of:=+[.E20]" office:value-type="float" office:value="12">
            <text:p>12</text:p>
          </table:table-cell>
          <table:table-cell table:formula="of:=+[.E20]*0.7+[.O20]*0.3" office:value-type="float" office:value="13.2">
            <text:p>13</text:p>
          </table:table-cell>
          <table:table-cell table:formula="of:=+([.P20]*0.25+[.O20]*0.3+[.N20]*0.15)/70*100" office:value-type="float" office:value="15.0591133004926">
            <text:p>15</text:p>
          </table:table-cell>
          <table:table-cell table:style-name="ce25" table:formula="of:=+[.W20]*0.7+[.V20]*0.1+[.E20]*0.15+[.D20]*0.05" office:value-type="float" office:value="14.5113793103448">
            <text:p>14.5</text:p>
          </table:table-cell>
          <table:table-cell table:formula="of:=IF([.W20]&lt;=10;1;IF([.W20]=11;2;IF([.W20]&lt;=14;3;4)))" office:value-type="float" office:value="4">
            <text:p>4</text:p>
          </table:table-cell>
          <table:table-cell table:formula="of:=IF([.V20]&lt;=10;1;IF([.V20]=11;2;IF([.V20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18</text:p>
          </table:table-cell>
          <table:table-cell office:value-type="string">
            <text:p>20181693</text:p>
          </table:table-cell>
          <table:table-cell office:value-type="string">
            <text:p>CONDORI/CHOCCATA, ANTHONY MOISES</text:p>
          </table:table-cell>
          <table:table-cell office:value-type="float" office:value="13">
            <text:p>13</text:p>
          </table:table-cell>
          <table:table-cell office:value-type="float" office:value="12">
            <text:p>12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1:.M21])" office:value-type="float" office:value="16">
            <text:p>16</text:p>
          </table:table-cell>
          <table:table-cell table:style-name="ce14"/>
          <table:table-cell/>
          <table:table-cell/>
          <table:table-cell table:formula="of:=+[.P21]*0.25+[.O21]*0.33+[.N21]*0.15+[.E21]*0.22+[.D21]*0.05" office:value-type="float" office:value="5.69">
            <text:p>5.7</text:p>
          </table:table-cell>
          <table:table-cell table:formula="of:=+[.D21]" office:value-type="float" office:value="13">
            <text:p>13</text:p>
          </table:table-cell>
          <table:table-cell table:formula="of:=+[.E21]" office:value-type="float" office:value="12">
            <text:p>12</text:p>
          </table:table-cell>
          <table:table-cell table:formula="of:=+[.E21]" office:value-type="float" office:value="12">
            <text:p>12</text:p>
          </table:table-cell>
          <table:table-cell table:formula="of:=+[.E21]*0.7+[.O21]*0.3" office:value-type="float" office:value="8.4">
            <text:p>8</text:p>
          </table:table-cell>
          <table:table-cell table:formula="of:=+([.P21]*0.25+[.O21]*0.3+[.N21]*0.15)/70*100" office:value-type="float" office:value="3.42857142857143">
            <text:p>3</text:p>
          </table:table-cell>
          <table:table-cell table:style-name="ce25" table:formula="of:=+[.W21]*0.7+[.V21]*0.1+[.E21]*0.15+[.D21]*0.05" office:value-type="float" office:value="5.69">
            <text:p>5.7</text:p>
          </table:table-cell>
          <table:table-cell table:formula="of:=IF([.W21]&lt;=10;1;IF([.W21]=11;2;IF([.W21]&lt;=14;3;4)))" office:value-type="float" office:value="1">
            <text:p>1</text:p>
          </table:table-cell>
          <table:table-cell table:formula="of:=IF([.V21]&lt;=10;1;IF([.V21]=11;2;IF([.V21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19</text:p>
          </table:table-cell>
          <table:table-cell office:value-type="string">
            <text:p>20172126</text:p>
          </table:table-cell>
          <table:table-cell office:value-type="string">
            <text:p>CUTIPA/CONDORI, MAYER AUGUSTO MARCELL</text:p>
          </table:table-cell>
          <table:table-cell office:value-type="float" office:value="14">
            <text:p>14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2:.M22])" office:value-type="float" office:value="17">
            <text:p>17</text:p>
          </table:table-cell>
          <table:table-cell table:style-name="ce14" office:value-type="float" office:value="14.5">
            <text:p>14.5</text:p>
          </table:table-cell>
          <table:table-cell office:value-type="float" office:value="10.5">
            <text:p>10.5</text:p>
          </table:table-cell>
          <table:table-cell/>
          <table:table-cell table:formula="of:=+[.P22]*0.25+[.O22]*0.33+[.N22]*0.15+[.E22]*0.22+[.D22]*0.05" office:value-type="float" office:value="12.97">
            <text:p>13.0</text:p>
          </table:table-cell>
          <table:table-cell table:formula="of:=+[.D22]" office:value-type="float" office:value="14">
            <text:p>14</text:p>
          </table:table-cell>
          <table:table-cell table:formula="of:=+[.E22]" office:value-type="float" office:value="10.5">
            <text:p>11</text:p>
          </table:table-cell>
          <table:table-cell table:formula="of:=+[.E22]" office:value-type="float" office:value="10.5">
            <text:p>11</text:p>
          </table:table-cell>
          <table:table-cell table:formula="of:=+[.E22]*0.7+[.O22]*0.3" office:value-type="float" office:value="11.7">
            <text:p>12</text:p>
          </table:table-cell>
          <table:table-cell table:formula="of:=+([.P22]*0.25+[.O22]*0.3+[.N22]*0.15)/70*100+1" office:value-type="float" office:value="14.6071428571429">
            <text:p>15</text:p>
          </table:table-cell>
          <table:table-cell table:style-name="ce25" table:formula="of:=+[.W22]*0.7+[.V22]*0.1+[.E22]*0.15+[.D22]*0.05" office:value-type="float" office:value="13.67">
            <text:p>13.7</text:p>
          </table:table-cell>
          <table:table-cell table:formula="of:=IF([.W22]&lt;=10;1;IF([.W22]=11;2;IF([.W22]&lt;=14;3;4)))" office:value-type="float" office:value="4">
            <text:p>4</text:p>
          </table:table-cell>
          <table:table-cell table:formula="of:=IF([.V22]&lt;=10;1;IF([.V22]=11;2;IF([.V22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0</text:p>
          </table:table-cell>
          <table:table-cell office:value-type="string">
            <text:p>20163298</text:p>
          </table:table-cell>
          <table:table-cell office:value-type="string">
            <text:p>DELGADO/ZAVALETA, GIAN ANDREW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F23:.M23])" office:value-type="float" office:value="11">
            <text:p>11</text:p>
          </table:table-cell>
          <table:table-cell table:style-name="ce14" office:value-type="float" office:value="12.5">
            <text:p>12.5</text:p>
          </table:table-cell>
          <table:table-cell table:formula="of:=+[LunDMie2.AH8]" office:value-type="float" office:value="12.4137931034483">
            <text:p>12.4</text:p>
          </table:table-cell>
          <table:table-cell/>
          <table:table-cell table:formula="of:=+[.P23]*0.25+[.O23]*0.33+[.N23]*0.15+[.E23]*0.22+[.D23]*0.05" office:value-type="float" office:value="12.4084482758621">
            <text:p>12.4</text:p>
          </table:table-cell>
          <table:table-cell table:formula="of:=+[.D23]" office:value-type="float" office:value="20">
            <text:p>20</text:p>
          </table:table-cell>
          <table:table-cell table:formula="of:=+[.E23]" office:value-type="float" office:value="11.5">
            <text:p>12</text:p>
          </table:table-cell>
          <table:table-cell table:formula="of:=+[.E23]" office:value-type="float" office:value="11.5">
            <text:p>12</text:p>
          </table:table-cell>
          <table:table-cell table:formula="of:=+[.E23]*0.7+[.O23]*0.3" office:value-type="float" office:value="11.8">
            <text:p>12</text:p>
          </table:table-cell>
          <table:table-cell table:formula="of:=+([.P23]*0.25+[.O23]*0.3+[.N23]*0.15)/70*100" office:value-type="float" office:value="12.1477832512315">
            <text:p>12</text:p>
          </table:table-cell>
          <table:table-cell table:style-name="ce25" table:formula="of:=+[.W23]*0.7+[.V23]*0.1+[.E23]*0.15+[.D23]*0.05" office:value-type="float" office:value="12.4084482758621">
            <text:p>12.4</text:p>
          </table:table-cell>
          <table:table-cell table:formula="of:=IF([.W23]&lt;=10;1;IF([.W23]=11;2;IF([.W23]&lt;=14;3;4)))" office:value-type="float" office:value="3">
            <text:p>3</text:p>
          </table:table-cell>
          <table:table-cell table:formula="of:=IF([.V23]&lt;=10;1;IF([.V23]=11;2;IF([.V23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1</text:p>
          </table:table-cell>
          <table:table-cell office:value-type="string">
            <text:p>20173367</text:p>
          </table:table-cell>
          <table:table-cell office:value-type="string">
            <text:p>DIAZ/TICONA, DEYSON VICTOR</text:p>
          </table:table-cell>
          <table:table-cell office:value-type="float" office:value="14">
            <text:p>14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4:.M24])" office:value-type="float" office:value="17">
            <text:p>17</text:p>
          </table:table-cell>
          <table:table-cell table:style-name="ce14" office:value-type="float" office:value="12.5">
            <text:p>12.5</text:p>
          </table:table-cell>
          <table:table-cell office:value-type="float" office:value="5">
            <text:p>5.0</text:p>
          </table:table-cell>
          <table:table-cell/>
          <table:table-cell table:formula="of:=+[.P24]*0.25+[.O24]*0.33+[.N24]*0.15+[.E24]*0.22+[.D24]*0.05" office:value-type="float" office:value="10.935">
            <text:p>10.9</text:p>
          </table:table-cell>
          <table:table-cell table:formula="of:=+[.D24]" office:value-type="float" office:value="14">
            <text:p>14</text:p>
          </table:table-cell>
          <table:table-cell table:formula="of:=+[.E24]" office:value-type="float" office:value="10.5">
            <text:p>11</text:p>
          </table:table-cell>
          <table:table-cell table:formula="of:=+[.E24]" office:value-type="float" office:value="10.5">
            <text:p>11</text:p>
          </table:table-cell>
          <table:table-cell table:formula="of:=+[.E24]*0.7+[.O24]*0.3" office:value-type="float" office:value="11.1">
            <text:p>11</text:p>
          </table:table-cell>
          <table:table-cell table:formula="of:=+([.P24]*0.25+[.O24]*0.3+[.N24]*0.15)/70*100" office:value-type="float" office:value="10.7857142857143">
            <text:p>11</text:p>
          </table:table-cell>
          <table:table-cell table:style-name="ce25" table:formula="of:=+[.W24]*0.7+[.V24]*0.1+[.E24]*0.15+[.D24]*0.05" office:value-type="float" office:value="10.935">
            <text:p>10.9</text:p>
          </table:table-cell>
          <table:table-cell table:formula="of:=IF([.W24]&lt;=10;1;IF([.W24]=11;2;IF([.W24]&lt;=14;3;4)))" office:value-type="float" office:value="3">
            <text:p>3</text:p>
          </table:table-cell>
          <table:table-cell table:formula="of:=IF([.V24]&lt;=10;1;IF([.V24]=11;2;IF([.V24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2</text:p>
          </table:table-cell>
          <table:table-cell office:value-type="string">
            <text:p>20173375</text:p>
          </table:table-cell>
          <table:table-cell office:value-type="string">
            <text:p>GONZALES/MOLINA, CARLOS JESUS</text:p>
          </table:table-cell>
          <table:table-cell office:value-type="float" office:value="17">
            <text:p>17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25:.M25])" office:value-type="float" office:value="17">
            <text:p>17</text:p>
          </table:table-cell>
          <table:table-cell table:style-name="ce14" office:value-type="float" office:value="18">
            <text:p>18.0</text:p>
          </table:table-cell>
          <table:table-cell office:value-type="float" office:value="8">
            <text:p>8.0</text:p>
          </table:table-cell>
          <table:table-cell/>
          <table:table-cell table:formula="of:=+[.P25]*0.25+[.O25]*0.33+[.N25]*0.15+[.E25]*0.22+[.D25]*0.05" office:value-type="float" office:value="14.53">
            <text:p>14.5</text:p>
          </table:table-cell>
          <table:table-cell table:formula="of:=+[.D25]" office:value-type="float" office:value="17">
            <text:p>17</text:p>
          </table:table-cell>
          <table:table-cell table:formula="of:=+[.E25]" office:value-type="float" office:value="14.5">
            <text:p>15</text:p>
          </table:table-cell>
          <table:table-cell table:formula="of:=+[.E25]" office:value-type="float" office:value="14.5">
            <text:p>15</text:p>
          </table:table-cell>
          <table:table-cell table:formula="of:=+[.E25]*0.7+[.O25]*0.3" office:value-type="float" office:value="15.55">
            <text:p>16</text:p>
          </table:table-cell>
          <table:table-cell table:formula="of:=+([.P25]*0.25+[.O25]*0.3+[.N25]*0.15)/70*100" office:value-type="float" office:value="14.2142857142857">
            <text:p>14</text:p>
          </table:table-cell>
          <table:table-cell table:style-name="ce25" table:formula="of:=+[.W25]*0.7+[.V25]*0.1+[.E25]*0.15+[.D25]*0.05" office:value-type="float" office:value="14.53">
            <text:p>14.5</text:p>
          </table:table-cell>
          <table:table-cell table:formula="of:=IF([.W25]&lt;=10;1;IF([.W25]=11;2;IF([.W25]&lt;=14;3;4)))" office:value-type="float" office:value="4">
            <text:p>4</text:p>
          </table:table-cell>
          <table:table-cell table:formula="of:=IF([.V25]&lt;=10;1;IF([.V25]=11;2;IF([.V25]&lt;=14;3;4)))" office:value-type="float" office:value="4">
            <text:p>4</text:p>
          </table:table-cell>
          <table:table-cell table:number-columns-repeated="998"/>
        </table:table-row>
        <table:table-row table:style-name="ro6">
          <table:table-cell office:value-type="string">
            <text:p>23</text:p>
          </table:table-cell>
          <table:table-cell office:value-type="string">
            <text:p>20163299</text:p>
          </table:table-cell>
          <table:table-cell office:value-type="string">
            <text:p>HANAMPA/SUCAPUCA, JOSE GABRIEL</text:p>
          </table:table-cell>
          <table:table-cell office:value-type="float" office:value="17">
            <text:p>17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6:.M26])" office:value-type="float" office:value="15">
            <text:p>15</text:p>
          </table:table-cell>
          <table:table-cell table:style-name="ce14" office:value-type="float" office:value="7">
            <text:p>7.0</text:p>
          </table:table-cell>
          <table:table-cell table:formula="of:=+[LunEMar.AH9]" office:value-type="float" office:value="18.448275862069">
            <text:p>18.4</text:p>
          </table:table-cell>
          <table:table-cell/>
          <table:table-cell table:formula="of:=+[.P26]*0.25+[.O26]*0.33+[.N26]*0.15+[.E26]*0.22+[.D26]*0.05" office:value-type="float" office:value="12.4420689655172">
            <text:p>12.4</text:p>
          </table:table-cell>
          <table:table-cell table:formula="of:=+[.D26]" office:value-type="float" office:value="17">
            <text:p>17</text:p>
          </table:table-cell>
          <table:table-cell table:formula="of:=+[.E26]" office:value-type="float" office:value="11">
            <text:p>11</text:p>
          </table:table-cell>
          <table:table-cell table:formula="of:=+[.E26]" office:value-type="float" office:value="11">
            <text:p>11</text:p>
          </table:table-cell>
          <table:table-cell table:formula="of:=+[.E26]*0.7+[.O26]*0.3" office:value-type="float" office:value="9.8">
            <text:p>10</text:p>
          </table:table-cell>
          <table:table-cell table:formula="of:=+([.P26]*0.25+[.O26]*0.3+[.N26]*0.15)/70*100" office:value-type="float" office:value="12.8029556650246">
            <text:p>13</text:p>
          </table:table-cell>
          <table:table-cell table:style-name="ce25" table:formula="of:=+[.W26]*0.7+[.V26]*0.1+[.E26]*0.15+[.D26]*0.05" office:value-type="float" office:value="12.4420689655172">
            <text:p>12.4</text:p>
          </table:table-cell>
          <table:table-cell table:formula="of:=IF([.W26]&lt;=10;1;IF([.W26]=11;2;IF([.W26]&lt;=14;3;4)))" office:value-type="float" office:value="3">
            <text:p>3</text:p>
          </table:table-cell>
          <table:table-cell table:formula="of:=IF([.V26]&lt;=10;1;IF([.V26]=11;2;IF([.V26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24</text:p>
          </table:table-cell>
          <table:table-cell office:value-type="string">
            <text:p>20180569</text:p>
          </table:table-cell>
          <table:table-cell office:value-type="string">
            <text:p>HANCCO/VELASQUEZ, JESSICA GERALDINE</text:p>
          </table:table-cell>
          <table:table-cell office:value-type="float" office:value="14">
            <text:p>14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7:.M27])" office:value-type="float" office:value="16">
            <text:p>16</text:p>
          </table:table-cell>
          <table:table-cell table:style-name="ce14" office:value-type="float" office:value="6.5">
            <text:p>6.5</text:p>
          </table:table-cell>
          <table:table-cell office:value-type="float" office:value="0">
            <text:p>0.0</text:p>
          </table:table-cell>
          <table:table-cell office:value-type="float" office:value="13">
            <text:p>13</text:p>
          </table:table-cell>
          <table:table-cell table:formula="of:=+[.P27]*0.25+[.Q27]*0.33+[.N27]*0.15+[.E27]*0.22+[.D27]*0.05" office:value-type="float" office:value="9.81">
            <text:p>9.8</text:p>
          </table:table-cell>
          <table:table-cell table:formula="of:=+[.D27]" office:value-type="float" office:value="14">
            <text:p>14</text:p>
          </table:table-cell>
          <table:table-cell table:formula="of:=+[.E27]" office:value-type="float" office:value="11">
            <text:p>11</text:p>
          </table:table-cell>
          <table:table-cell table:formula="of:=+[.E27]" office:value-type="float" office:value="11">
            <text:p>11</text:p>
          </table:table-cell>
          <table:table-cell table:formula="of:=+[.E27]*0.7+[.O27]*0.3" office:value-type="float" office:value="9.65">
            <text:p>10</text:p>
          </table:table-cell>
          <table:table-cell table:formula="of:=+([.P27]*0.25+[.Q27]*0.3+[.N27]*0.15)/70*100" office:value-type="float" office:value="9">
            <text:p>9</text:p>
          </table:table-cell>
          <table:table-cell table:style-name="ce25" table:formula="of:=+[.W27]*0.7+[.V27]*0.1+[.E27]*0.15+[.D27]*0.05" office:value-type="float" office:value="9.615">
            <text:p>9.6</text:p>
          </table:table-cell>
          <table:table-cell table:formula="of:=IF([.W27]&lt;=10;1;IF([.W27]=11;2;IF([.W27]&lt;=14;3;4)))" office:value-type="float" office:value="1">
            <text:p>1</text:p>
          </table:table-cell>
          <table:table-cell table:formula="of:=IF([.V27]&lt;=10;1;IF([.V27]=11;2;IF([.V27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25</text:p>
          </table:table-cell>
          <table:table-cell office:value-type="string">
            <text:p>20170616</text:p>
          </table:table-cell>
          <table:table-cell office:value-type="string">
            <text:p>HANCCO/ZARAVIA, INDIRA PAOLA</text:p>
          </table:table-cell>
          <table:table-cell office:value-type="float" office:value="18">
            <text:p>18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8:.M28])" office:value-type="float" office:value="15">
            <text:p>15</text:p>
          </table:table-cell>
          <table:table-cell table:style-name="ce14" office:value-type="float" office:value="13.5">
            <text:p>13.5</text:p>
          </table:table-cell>
          <table:table-cell table:formula="of:=+[LunB_Mie1.AH11]" office:value-type="float" office:value="13.7931034482759">
            <text:p>13.8</text:p>
          </table:table-cell>
          <table:table-cell/>
          <table:table-cell table:formula="of:=+[.P28]*0.25+[.O28]*0.33+[.N28]*0.15+[.E28]*0.22+[.D28]*0.05" office:value-type="float" office:value="12.923275862069">
            <text:p>12.9</text:p>
          </table:table-cell>
          <table:table-cell table:formula="of:=+[.D28]" office:value-type="float" office:value="18">
            <text:p>18</text:p>
          </table:table-cell>
          <table:table-cell table:formula="of:=+[.E28]" office:value-type="float" office:value="8.5">
            <text:p>9</text:p>
          </table:table-cell>
          <table:table-cell table:formula="of:=+[.E28]" office:value-type="float" office:value="8.5">
            <text:p>9</text:p>
          </table:table-cell>
          <table:table-cell table:formula="of:=+[.E28]*0.7+[.O28]*0.3" office:value-type="float" office:value="10">
            <text:p>10</text:p>
          </table:table-cell>
          <table:table-cell table:formula="of:=+([.P28]*0.25+[.O28]*0.3+[.N28]*0.15)/70*100" office:value-type="float" office:value="13.9261083743842">
            <text:p>14</text:p>
          </table:table-cell>
          <table:table-cell table:style-name="ce25" table:formula="of:=+[.W28]*0.7+[.V28]*0.1+[.E28]*0.15+[.D28]*0.05" office:value-type="float" office:value="12.923275862069">
            <text:p>12.9</text:p>
          </table:table-cell>
          <table:table-cell table:formula="of:=IF([.W28]&lt;=10;1;IF([.W28]=11;2;IF([.W28]&lt;=14;3;4)))" office:value-type="float" office:value="3">
            <text:p>3</text:p>
          </table:table-cell>
          <table:table-cell table:formula="of:=IF([.V28]&lt;=10;1;IF([.V28]=11;2;IF([.V28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26</text:p>
          </table:table-cell>
          <table:table-cell office:value-type="string">
            <text:p>20102820</text:p>
          </table:table-cell>
          <table:table-cell office:value-type="string">
            <text:p>HERRERA/VILLA, EDILSON WANSER</text:p>
          </table:table-cell>
          <table:table-cell office:value-type="float" office:value="15">
            <text:p>15</text:p>
          </table:table-cell>
          <table:table-cell office:value-type="float" office:value="12">
            <text:p>12.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29:.M29])" office:value-type="float" office:value="12">
            <text:p>12</text:p>
          </table:table-cell>
          <table:table-cell table:style-name="ce14" office:value-type="float" office:value="13">
            <text:p>13.0</text:p>
          </table:table-cell>
          <table:table-cell office:value-type="float" office:value="12">
            <text:p>12.0</text:p>
          </table:table-cell>
          <table:table-cell/>
          <table:table-cell table:formula="of:=+[.P29]*0.25+[.O29]*0.33+[.N29]*0.15+[.E29]*0.22+[.D29]*0.05" office:value-type="float" office:value="12.48">
            <text:p>12.5</text:p>
          </table:table-cell>
          <table:table-cell table:formula="of:=+[.D29]" office:value-type="float" office:value="15">
            <text:p>15</text:p>
          </table:table-cell>
          <table:table-cell table:formula="of:=+[.E29]" office:value-type="float" office:value="12">
            <text:p>12</text:p>
          </table:table-cell>
          <table:table-cell table:formula="of:=+[.E29]" office:value-type="float" office:value="12">
            <text:p>12</text:p>
          </table:table-cell>
          <table:table-cell table:formula="of:=+[.E29]*0.7+[.O29]*0.3" office:value-type="float" office:value="12.3">
            <text:p>12</text:p>
          </table:table-cell>
          <table:table-cell table:formula="of:=+([.P29]*0.25+[.O29]*0.3+[.N29]*0.15)/70*100" office:value-type="float" office:value="12.4285714285714">
            <text:p>12</text:p>
          </table:table-cell>
          <table:table-cell table:style-name="ce25" table:formula="of:=+[.W29]*0.7+[.V29]*0.1+[.E29]*0.15+[.D29]*0.05" office:value-type="float" office:value="12.48">
            <text:p>12.5</text:p>
          </table:table-cell>
          <table:table-cell table:formula="of:=IF([.W29]&lt;=10;1;IF([.W29]=11;2;IF([.W29]&lt;=14;3;4)))" office:value-type="float" office:value="3">
            <text:p>3</text:p>
          </table:table-cell>
          <table:table-cell table:formula="of:=IF([.V29]&lt;=10;1;IF([.V29]=11;2;IF([.V29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7</text:p>
          </table:table-cell>
          <table:table-cell office:value-type="string">
            <text:p>20130884</text:p>
          </table:table-cell>
          <table:table-cell office:value-type="string">
            <text:p>HUAMANI/PACO, RONALD JHON</text:p>
          </table:table-cell>
          <table:table-cell office:value-type="float" office:value="13">
            <text:p>13</text:p>
          </table:table-cell>
          <table:table-cell office:value-type="float" office:value="11">
            <text:p>11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0:.M30])" office:value-type="float" office:value="15">
            <text:p>15</text:p>
          </table:table-cell>
          <table:table-cell table:style-name="ce14" office:value-type="float" office:value="8">
            <text:p>8.0</text:p>
          </table:table-cell>
          <table:table-cell table:formula="of:=+[LunB_Mie1.AH12]" office:value-type="float" office:value="11.2068965517241">
            <text:p>11.2</text:p>
          </table:table-cell>
          <table:table-cell/>
          <table:table-cell table:formula="of:=+[.P30]*0.25+[.O30]*0.33+[.N30]*0.15+[.E30]*0.22+[.D30]*0.05" office:value-type="float" office:value="10.761724137931">
            <text:p>10.8</text:p>
          </table:table-cell>
          <table:table-cell table:formula="of:=+[.D30]" office:value-type="float" office:value="13">
            <text:p>13</text:p>
          </table:table-cell>
          <table:table-cell table:formula="of:=+[.E30]" office:value-type="float" office:value="11">
            <text:p>11</text:p>
          </table:table-cell>
          <table:table-cell table:formula="of:=+[.E30]" office:value-type="float" office:value="11">
            <text:p>11</text:p>
          </table:table-cell>
          <table:table-cell table:formula="of:=+[.E30]*0.7+[.O30]*0.3" office:value-type="float" office:value="10.1">
            <text:p>10</text:p>
          </table:table-cell>
          <table:table-cell table:formula="of:=+([.P30]*0.25+[.O30]*0.3+[.N30]*0.15)/70*100+1" office:value-type="float" office:value="11.6453201970443">
            <text:p>12</text:p>
          </table:table-cell>
          <table:table-cell table:style-name="ce25" table:formula="of:=+[.W30]*0.7+[.V30]*0.1+[.E30]*0.15+[.D30]*0.05" office:value-type="float" office:value="11.461724137931">
            <text:p>11.5</text:p>
          </table:table-cell>
          <table:table-cell table:formula="of:=IF([.W30]&lt;=10;1;IF([.W30]=11;2;IF([.W30]&lt;=14;3;4)))" office:value-type="float" office:value="3">
            <text:p>3</text:p>
          </table:table-cell>
          <table:table-cell table:formula="of:=IF([.V30]&lt;=10;1;IF([.V30]=11;2;IF([.V30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28</text:p>
          </table:table-cell>
          <table:table-cell office:value-type="string">
            <text:p>20182324</text:p>
          </table:table-cell>
          <table:table-cell office:value-type="string">
            <text:p>HUANCA/MAQUERA, EVELYN ELIZABETH</text:p>
          </table:table-cell>
          <table:table-cell office:value-type="float" office:value="17">
            <text:p>17</text:p>
          </table:table-cell>
          <table:table-cell office:value-type="float" office:value="9">
            <text:p>9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1:.M31])" office:value-type="float" office:value="16">
            <text:p>16</text:p>
          </table:table-cell>
          <table:table-cell table:style-name="ce14" office:value-type="float" office:value="10.5">
            <text:p>10.5</text:p>
          </table:table-cell>
          <table:table-cell table:formula="of:=+[LunB_Mie1.AH13]" office:value-type="float" office:value="14.6551724137931">
            <text:p>14.7</text:p>
          </table:table-cell>
          <table:table-cell/>
          <table:table-cell table:formula="of:=+[.P31]*0.25+[.O31]*0.33+[.N31]*0.15+[.E31]*0.22+[.D31]*0.05" office:value-type="float" office:value="12.3587931034483">
            <text:p>12.4</text:p>
          </table:table-cell>
          <table:table-cell table:formula="of:=+[.D31]" office:value-type="float" office:value="17">
            <text:p>17</text:p>
          </table:table-cell>
          <table:table-cell table:formula="of:=+[.E31]" office:value-type="float" office:value="9">
            <text:p>9</text:p>
          </table:table-cell>
          <table:table-cell table:formula="of:=+[.E31]" office:value-type="float" office:value="9">
            <text:p>9</text:p>
          </table:table-cell>
          <table:table-cell table:formula="of:=+[.E31]*0.7+[.O31]*0.3" office:value-type="float" office:value="9.45">
            <text:p>9</text:p>
          </table:table-cell>
          <table:table-cell table:formula="of:=+([.P31]*0.25+[.O31]*0.3+[.N31]*0.15)/70*100" office:value-type="float" office:value="13.1625615763547">
            <text:p>13</text:p>
          </table:table-cell>
          <table:table-cell table:style-name="ce25" table:formula="of:=+[.W31]*0.7+[.V31]*0.1+[.E31]*0.15+[.D31]*0.05" office:value-type="float" office:value="12.3587931034483">
            <text:p>12.4</text:p>
          </table:table-cell>
          <table:table-cell table:formula="of:=IF([.W31]&lt;=10;1;IF([.W31]=11;2;IF([.W31]&lt;=14;3;4)))" office:value-type="float" office:value="3">
            <text:p>3</text:p>
          </table:table-cell>
          <table:table-cell table:formula="of:=IF([.V31]&lt;=10;1;IF([.V31]=11;2;IF([.V31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29</text:p>
          </table:table-cell>
          <table:table-cell office:value-type="string">
            <text:p>20173383</text:p>
          </table:table-cell>
          <table:table-cell office:value-type="string">
            <text:p>HUANCAHUIRE/VELIZ, CINTHYA PIERINA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32:.M32])" office:value-type="float" office:value="0">
            <text:p>0</text:p>
          </table:table-cell>
          <table:table-cell table:style-name="ce14"/>
          <table:table-cell table:formula="of:=+[LunDMie2.AH13]" office:value-type="float" office:value="0">
            <text:p>0.0</text:p>
          </table:table-cell>
          <table:table-cell/>
          <table:table-cell table:formula="of:=+[.P32]*0.25+[.O32]*0.33+[.N32]*0.15+[.E32]*0.22+[.D32]*0.05" office:value-type="float" office:value="0.4">
            <text:p>0.4</text:p>
          </table:table-cell>
          <table:table-cell table:formula="of:=+[.D32]" office:value-type="float" office:value="8">
            <text:p>8</text:p>
          </table:table-cell>
          <table:table-cell table:formula="of:=+[.E32]" office:value-type="float" office:value="0">
            <text:p>0</text:p>
          </table:table-cell>
          <table:table-cell table:formula="of:=+[.E32]" office:value-type="float" office:value="0">
            <text:p>0</text:p>
          </table:table-cell>
          <table:table-cell table:number-columns-repeated="2" office:value-type="string">
            <text:p>AB</text:p>
          </table:table-cell>
          <table:table-cell table:style-name="ce25" office:value-type="string">
            <text:p>AB</text:p>
          </table:table-cell>
          <table:table-cell table:number-columns-repeated="2" office:value-type="string">
            <text:p>AB</text:p>
          </table:table-cell>
          <table:table-cell table:number-columns-repeated="998"/>
        </table:table-row>
        <table:table-row table:style-name="ro6">
          <table:table-cell office:value-type="string">
            <text:p>30</text:p>
          </table:table-cell>
          <table:table-cell office:value-type="string">
            <text:p>20182839</text:p>
          </table:table-cell>
          <table:table-cell office:value-type="string">
            <text:p>JAQUEHUA/MAMANI, XIOMARA</text:p>
          </table:table-cell>
          <table:table-cell office:value-type="float" office:value="17">
            <text:p>17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3:.M33])" office:value-type="float" office:value="15">
            <text:p>15</text:p>
          </table:table-cell>
          <table:table-cell table:style-name="ce14" office:value-type="float" office:value="14.5">
            <text:p>14.5</text:p>
          </table:table-cell>
          <table:table-cell table:formula="of:=+[LunDMie2.AH15]" office:value-type="float" office:value="17.2413793103448">
            <text:p>17.2</text:p>
          </table:table-cell>
          <table:table-cell/>
          <table:table-cell table:formula="of:=+[.P33]*0.25+[.O33]*0.33+[.N33]*0.15+[.E33]*0.22+[.D33]*0.05" office:value-type="float" office:value="15.0553448275862">
            <text:p>15.1</text:p>
          </table:table-cell>
          <table:table-cell table:formula="of:=+[.D33]" office:value-type="float" office:value="17">
            <text:p>17</text:p>
          </table:table-cell>
          <table:table-cell table:formula="of:=+[.E33]" office:value-type="float" office:value="13">
            <text:p>13</text:p>
          </table:table-cell>
          <table:table-cell table:formula="of:=+[.E33]" office:value-type="float" office:value="13">
            <text:p>13</text:p>
          </table:table-cell>
          <table:table-cell table:formula="of:=+[.E33]*0.7+[.O33]*0.3" office:value-type="float" office:value="13.45">
            <text:p>13</text:p>
          </table:table-cell>
          <table:table-cell table:formula="of:=+([.P33]*0.25+[.O33]*0.3+[.N33]*0.15)/70*100" office:value-type="float" office:value="15.5862068965517">
            <text:p>16</text:p>
          </table:table-cell>
          <table:table-cell table:style-name="ce25" table:formula="of:=+[.W33]*0.7+[.V33]*0.1+[.E33]*0.15+[.D33]*0.05" office:value-type="float" office:value="15.0553448275862">
            <text:p>15.1</text:p>
          </table:table-cell>
          <table:table-cell table:formula="of:=IF([.W33]&lt;=10;1;IF([.W33]=11;2;IF([.W33]&lt;=14;3;4)))" office:value-type="float" office:value="4">
            <text:p>4</text:p>
          </table:table-cell>
          <table:table-cell table:formula="of:=IF([.V33]&lt;=10;1;IF([.V33]=11;2;IF([.V33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31</text:p>
          </table:table-cell>
          <table:table-cell office:value-type="string">
            <text:p>20130862</text:p>
          </table:table-cell>
          <table:table-cell office:value-type="string">
            <text:p>JARA/HUAMANI, JOYER ANTONIO</text:p>
          </table:table-cell>
          <table:table-cell office:value-type="float" office:value="17">
            <text:p>17</text:p>
          </table:table-cell>
          <table:table-cell office:value-type="float" office:value="8">
            <text:p>8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4:.M34])" office:value-type="float" office:value="15">
            <text:p>15</text:p>
          </table:table-cell>
          <table:table-cell table:style-name="ce14" office:value-type="float" office:value="8">
            <text:p>8.0</text:p>
          </table:table-cell>
          <table:table-cell table:formula="of:=+[LunEMar.AH10]" office:value-type="float" office:value="12.9310344827586">
            <text:p>12.9</text:p>
          </table:table-cell>
          <table:table-cell/>
          <table:table-cell table:formula="of:=+[.P34]*0.25+[.O34]*0.33+[.N34]*0.15+[.E34]*0.22+[.D34]*0.05" office:value-type="float" office:value="10.7327586206897">
            <text:p>10.7</text:p>
          </table:table-cell>
          <table:table-cell table:formula="of:=+[.D34]" office:value-type="float" office:value="17">
            <text:p>17</text:p>
          </table:table-cell>
          <table:table-cell table:formula="of:=+[.E34]" office:value-type="float" office:value="8">
            <text:p>8</text:p>
          </table:table-cell>
          <table:table-cell table:formula="of:=+[.E34]" office:value-type="float" office:value="8">
            <text:p>8</text:p>
          </table:table-cell>
          <table:table-cell table:formula="of:=+[.E34]*0.7+[.O34]*0.3" office:value-type="float" office:value="8">
            <text:p>8</text:p>
          </table:table-cell>
          <table:table-cell table:formula="of:=+([.P34]*0.25+[.O34]*0.3+[.N34]*0.15)/70*100+1" office:value-type="float" office:value="12.2610837438424">
            <text:p>12</text:p>
          </table:table-cell>
          <table:table-cell table:style-name="ce25" table:formula="of:=+[.W34]*0.7+[.V34]*0.1+[.E34]*0.15+[.D34]*0.05" office:value-type="float" office:value="11.4327586206897">
            <text:p>11.4</text:p>
          </table:table-cell>
          <table:table-cell table:formula="of:=IF([.W34]&lt;=10;1;IF([.W34]=11;2;IF([.W34]&lt;=14;3;4)))" office:value-type="float" office:value="3">
            <text:p>3</text:p>
          </table:table-cell>
          <table:table-cell table:formula="of:=IF([.V34]&lt;=10;1;IF([.V34]=11;2;IF([.V34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32</text:p>
          </table:table-cell>
          <table:table-cell office:value-type="string">
            <text:p>20132853</text:p>
          </table:table-cell>
          <table:table-cell office:value-type="string">
            <text:p>LAURENTE/TICONA, JOSUE SANTIAGO</text:p>
          </table:table-cell>
          <table:table-cell office:value-type="float" office:value="8">
            <text:p>8</text:p>
          </table:table-cell>
          <table:table-cell/>
          <table:table-cell table:number-columns-repeated="8"/>
          <table:table-cell table:formula="of:=SUM([.F35:.M35])" office:value-type="float" office:value="0">
            <text:p>0</text:p>
          </table:table-cell>
          <table:table-cell table:style-name="ce14"/>
          <table:table-cell/>
          <table:table-cell/>
          <table:table-cell table:formula="of:=+[.P35]*0.25+[.O35]*0.33+[.N35]*0.15+[.E35]*0.22+[.D35]*0.05" office:value-type="float" office:value="0.4">
            <text:p>0.4</text:p>
          </table:table-cell>
          <table:table-cell table:formula="of:=+[.D35]" office:value-type="float" office:value="8">
            <text:p>8</text:p>
          </table:table-cell>
          <table:table-cell table:formula="of:=+[.E35]" office:value-type="float" office:value="0">
            <text:p>0</text:p>
          </table:table-cell>
          <table:table-cell table:formula="of:=+[.E35]" office:value-type="float" office:value="0">
            <text:p>0</text:p>
          </table:table-cell>
          <table:table-cell table:number-columns-repeated="2" office:value-type="string">
            <text:p>AB</text:p>
          </table:table-cell>
          <table:table-cell table:style-name="ce25" office:value-type="string">
            <text:p>AB</text:p>
          </table:table-cell>
          <table:table-cell table:number-columns-repeated="2" office:value-type="string">
            <text:p>AB</text:p>
          </table:table-cell>
          <table:table-cell table:number-columns-repeated="998"/>
        </table:table-row>
        <table:table-row table:style-name="ro6">
          <table:table-cell office:value-type="string">
            <text:p>33</text:p>
          </table:table-cell>
          <table:table-cell office:value-type="string">
            <text:p>20133331</text:p>
          </table:table-cell>
          <table:table-cell office:value-type="string">
            <text:p>LAYME/FERNANDEZ, CHRISTIAN GONZALO</text:p>
          </table:table-cell>
          <table:table-cell office:value-type="float" office:value="18">
            <text:p>18</text:p>
          </table:table-cell>
          <table:table-cell office:value-type="float" office:value="9.5">
            <text:p>9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36:.M36])" office:value-type="float" office:value="15">
            <text:p>15</text:p>
          </table:table-cell>
          <table:table-cell table:style-name="ce14" office:value-type="float" office:value="10">
            <text:p>10.0</text:p>
          </table:table-cell>
          <table:table-cell table:formula="of:=+[LunEMar.AH11]" office:value-type="float" office:value="8.62068965517241">
            <text:p>8.6</text:p>
          </table:table-cell>
          <table:table-cell/>
          <table:table-cell table:formula="of:=+[.P36]*0.25+[.O36]*0.33+[.N36]*0.15+[.E36]*0.22+[.D36]*0.05" office:value-type="float" office:value="10.6951724137931">
            <text:p>10.7</text:p>
          </table:table-cell>
          <table:table-cell table:formula="of:=+[.D36]" office:value-type="float" office:value="18">
            <text:p>18</text:p>
          </table:table-cell>
          <table:table-cell table:formula="of:=+[.E36]" office:value-type="float" office:value="9.5">
            <text:p>10</text:p>
          </table:table-cell>
          <table:table-cell table:formula="of:=+[.E36]" office:value-type="float" office:value="9.5">
            <text:p>10</text:p>
          </table:table-cell>
          <table:table-cell table:formula="of:=+[.E36]*0.7+[.O36]*0.3" office:value-type="float" office:value="9.65">
            <text:p>10</text:p>
          </table:table-cell>
          <table:table-cell table:formula="of:=+([.P36]*0.25+[.O36]*0.3+[.N36]*0.15)/70*100+1" office:value-type="float" office:value="11.5788177339901">
            <text:p>12</text:p>
          </table:table-cell>
          <table:table-cell table:style-name="ce25" table:formula="of:=+[.W36]*0.7+[.V36]*0.1+[.E36]*0.15+[.D36]*0.05" office:value-type="float" office:value="11.3951724137931">
            <text:p>11.4</text:p>
          </table:table-cell>
          <table:table-cell table:formula="of:=IF([.W36]&lt;=10;1;IF([.W36]=11;2;IF([.W36]&lt;=14;3;4)))" office:value-type="float" office:value="3">
            <text:p>3</text:p>
          </table:table-cell>
          <table:table-cell table:formula="of:=IF([.V36]&lt;=10;1;IF([.V36]=11;2;IF([.V36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34</text:p>
          </table:table-cell>
          <table:table-cell office:value-type="string">
            <text:p>20182840</text:p>
          </table:table-cell>
          <table:table-cell office:value-type="string">
            <text:p>LOPEZ/RODRIGUEZ, JHEYSON ZENDER ORLANDO</text:p>
          </table:table-cell>
          <table:table-cell office:value-type="float" office:value="20">
            <text:p>20</text:p>
          </table:table-cell>
          <table:table-cell office:value-type="float" office:value="14.5">
            <text:p>1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37:.M37])" office:value-type="float" office:value="15">
            <text:p>15</text:p>
          </table:table-cell>
          <table:table-cell table:style-name="ce14" office:value-type="float" office:value="14">
            <text:p>14.0</text:p>
          </table:table-cell>
          <table:table-cell table:formula="of:=+[LunDMie2.AH17]" office:value-type="float" office:value="10">
            <text:p>10.0</text:p>
          </table:table-cell>
          <table:table-cell/>
          <table:table-cell table:formula="of:=+[.P37]*0.25+[.O37]*0.33+[.N37]*0.15+[.E37]*0.22+[.D37]*0.05" office:value-type="float" office:value="13.56">
            <text:p>13.6</text:p>
          </table:table-cell>
          <table:table-cell table:formula="of:=+[.D37]" office:value-type="float" office:value="20">
            <text:p>20</text:p>
          </table:table-cell>
          <table:table-cell table:formula="of:=+[.E37]" office:value-type="float" office:value="14.5">
            <text:p>15</text:p>
          </table:table-cell>
          <table:table-cell table:formula="of:=+[.E37]" office:value-type="float" office:value="14.5">
            <text:p>15</text:p>
          </table:table-cell>
          <table:table-cell table:formula="of:=+[.E37]*0.7+[.O37]*0.3" office:value-type="float" office:value="14.35">
            <text:p>14</text:p>
          </table:table-cell>
          <table:table-cell table:formula="of:=+([.P37]*0.25+[.O37]*0.3+[.N37]*0.15)/70*100" office:value-type="float" office:value="12.7857142857143">
            <text:p>13</text:p>
          </table:table-cell>
          <table:table-cell table:style-name="ce25" table:formula="of:=+[.W37]*0.7+[.V37]*0.1+[.E37]*0.15+[.D37]*0.05" office:value-type="float" office:value="13.56">
            <text:p>13.6</text:p>
          </table:table-cell>
          <table:table-cell table:formula="of:=IF([.W37]&lt;=10;1;IF([.W37]=11;2;IF([.W37]&lt;=14;3;4)))" office:value-type="float" office:value="3">
            <text:p>3</text:p>
          </table:table-cell>
          <table:table-cell table:formula="of:=IF([.V37]&lt;=10;1;IF([.V37]=11;2;IF([.V37]&lt;=14;3;4)))" office:value-type="float" office:value="4">
            <text:p>4</text:p>
          </table:table-cell>
          <table:table-cell table:number-columns-repeated="998"/>
        </table:table-row>
        <table:table-row table:style-name="ro6">
          <table:table-cell office:value-type="string">
            <text:p>35</text:p>
          </table:table-cell>
          <table:table-cell office:value-type="string">
            <text:p>20180566</text:p>
          </table:table-cell>
          <table:table-cell office:value-type="string">
            <text:p>MAMANI/MORALES, JUAN DAVID</text:p>
          </table:table-cell>
          <table:table-cell office:value-type="float" office:value="0">
            <text:p>0</text:p>
          </table:table-cell>
          <table:table-cell office:value-type="float" office:value="6">
            <text:p>6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38:.M38])" office:value-type="float" office:value="18">
            <text:p>18</text:p>
          </table:table-cell>
          <table:table-cell table:style-name="ce14" office:value-type="float" office:value="10.5">
            <text:p>10.5</text:p>
          </table:table-cell>
          <table:table-cell table:formula="of:=+[LunDMie2.AH19]" office:value-type="float" office:value="9.31034482758621">
            <text:p>9.3</text:p>
          </table:table-cell>
          <table:table-cell office:value-type="float" office:value="16">
            <text:p>16</text:p>
          </table:table-cell>
          <table:table-cell table:formula="of:=+[.P38]*0.25+[.O38]*0.33+[.N38]*0.15+[.Q38]*0.22+[.D38]*0.05" office:value-type="float" office:value="12.0125862068966">
            <text:p>12.0</text:p>
          </table:table-cell>
          <table:table-cell table:formula="of:=+[.D38]" office:value-type="float" office:value="0">
            <text:p>0</text:p>
          </table:table-cell>
          <table:table-cell table:formula="of:=+[.E38]" office:value-type="float" office:value="6">
            <text:p>6</text:p>
          </table:table-cell>
          <table:table-cell table:formula="of:=+[.E38]" office:value-type="float" office:value="6">
            <text:p>6</text:p>
          </table:table-cell>
          <table:table-cell table:formula="of:=+[.E38]*0.7+[.O38]*0.3" office:value-type="float" office:value="7.35">
            <text:p>7</text:p>
          </table:table-cell>
          <table:table-cell table:formula="of:=+([.P38]*0.25+[.Q38]*0.3+[.N38]*0.15)/70*100" office:value-type="float" office:value="14.0394088669951">
            <text:p>14</text:p>
          </table:table-cell>
          <table:table-cell table:style-name="ce25" table:formula="of:=+[.W38]*0.7+[.V38]*0.1+[.E38]*0.15+[.D38]*0.05" office:value-type="float" office:value="11.4625862068966">
            <text:p>11.5</text:p>
          </table:table-cell>
          <table:table-cell table:formula="of:=IF([.W38]&lt;=10;1;IF([.W38]=11;2;IF([.W38]&lt;=14;3;4)))" office:value-type="float" office:value="4">
            <text:p>4</text:p>
          </table:table-cell>
          <table:table-cell table:formula="of:=IF([.V38]&lt;=10;1;IF([.V38]=11;2;IF([.V38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36</text:p>
          </table:table-cell>
          <table:table-cell office:value-type="string">
            <text:p>20182319</text:p>
          </table:table-cell>
          <table:table-cell office:value-type="string">
            <text:p>MARTINEZ/PASTOR, GIOVANNI GELBER</text:p>
          </table:table-cell>
          <table:table-cell office:value-type="float" office:value="14">
            <text:p>14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39:.M39])" office:value-type="float" office:value="18">
            <text:p>18</text:p>
          </table:table-cell>
          <table:table-cell table:style-name="ce14" office:value-type="float" office:value="13">
            <text:p>13.0</text:p>
          </table:table-cell>
          <table:table-cell office:value-type="float" office:value="13">
            <text:p>13.0</text:p>
          </table:table-cell>
          <table:table-cell/>
          <table:table-cell table:formula="of:=+[.P39]*0.25+[.O39]*0.33+[.N39]*0.15+[.E39]*0.22+[.D39]*0.05" office:value-type="float" office:value="13.91">
            <text:p>13.9</text:p>
          </table:table-cell>
          <table:table-cell table:formula="of:=+[.D39]" office:value-type="float" office:value="14">
            <text:p>14</text:p>
          </table:table-cell>
          <table:table-cell table:formula="of:=+[.E39]" office:value-type="float" office:value="13.5">
            <text:p>14</text:p>
          </table:table-cell>
          <table:table-cell table:formula="of:=+[.E39]" office:value-type="float" office:value="13.5">
            <text:p>14</text:p>
          </table:table-cell>
          <table:table-cell table:formula="of:=+[.E39]*0.7+[.O39]*0.3" office:value-type="float" office:value="13.35">
            <text:p>13</text:p>
          </table:table-cell>
          <table:table-cell table:formula="of:=+([.P39]*0.25+[.O39]*0.3+[.N39]*0.15)/70*100+1" office:value-type="float" office:value="15.0714285714286">
            <text:p>15</text:p>
          </table:table-cell>
          <table:table-cell table:style-name="ce25" table:formula="of:=+[.W39]*0.7+[.V39]*0.1+[.E39]*0.15+[.D39]*0.05" office:value-type="float" office:value="14.61">
            <text:p>14.6</text:p>
          </table:table-cell>
          <table:table-cell table:formula="of:=IF([.W39]&lt;=10;1;IF([.W39]=11;2;IF([.W39]&lt;=14;3;4)))" office:value-type="float" office:value="4">
            <text:p>4</text:p>
          </table:table-cell>
          <table:table-cell table:formula="of:=IF([.V39]&lt;=10;1;IF([.V39]=11;2;IF([.V39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37</text:p>
          </table:table-cell>
          <table:table-cell office:value-type="string">
            <text:p>20161971</text:p>
          </table:table-cell>
          <table:table-cell office:value-type="string">
            <text:p>MEDINA/CARBAJAL, KARLA LUCIA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F40:.M40])" office:value-type="float" office:value="11">
            <text:p>11</text:p>
          </table:table-cell>
          <table:table-cell table:style-name="ce14"/>
          <table:table-cell table:formula="of:=+[LunB_Mie1.AH16]" office:value-type="float" office:value="0">
            <text:p>0.0</text:p>
          </table:table-cell>
          <table:table-cell/>
          <table:table-cell table:formula="of:=+[.P40]*0.25+[.O40]*0.33+[.N40]*0.15+[.E40]*0.22+[.D40]*0.05" office:value-type="float" office:value="3.08">
            <text:p>3.1</text:p>
          </table:table-cell>
          <table:table-cell table:formula="of:=+[.D40]" office:value-type="float" office:value="0">
            <text:p>0</text:p>
          </table:table-cell>
          <table:table-cell table:formula="of:=+[.E40]" office:value-type="float" office:value="6.5">
            <text:p>7</text:p>
          </table:table-cell>
          <table:table-cell table:formula="of:=+[.E40]" office:value-type="float" office:value="6.5">
            <text:p>7</text:p>
          </table:table-cell>
          <table:table-cell table:formula="of:=+[.E40]*0.7+[.O40]*0.3" office:value-type="float" office:value="4.55">
            <text:p>5</text:p>
          </table:table-cell>
          <table:table-cell table:formula="of:=+([.P40]*0.25+[.O40]*0.3+[.N40]*0.15)/70*100" office:value-type="float" office:value="2.35714285714286">
            <text:p>2</text:p>
          </table:table-cell>
          <table:table-cell table:style-name="ce25" table:formula="of:=+[.W40]*0.7+[.V40]*0.1+[.E40]*0.15+[.D40]*0.05" office:value-type="float" office:value="3.08">
            <text:p>3.1</text:p>
          </table:table-cell>
          <table:table-cell table:formula="of:=IF([.W40]&lt;=10;1;IF([.W40]=11;2;IF([.W40]&lt;=14;3;4)))" office:value-type="float" office:value="1">
            <text:p>1</text:p>
          </table:table-cell>
          <table:table-cell table:formula="of:=IF([.V40]&lt;=10;1;IF([.V40]=11;2;IF([.V40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38</text:p>
          </table:table-cell>
          <table:table-cell office:value-type="string">
            <text:p>20140564</text:p>
          </table:table-cell>
          <table:table-cell office:value-type="string">
            <text:p>MESTAS/ESCARCENA, CARLOS ALBERTO</text:p>
          </table:table-cell>
          <table:table-cell office:value-type="float" office:value="16">
            <text:p>16</text:p>
          </table:table-cell>
          <table:table-cell office:value-type="float" office:value="11">
            <text:p>11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1:.M41])" office:value-type="float" office:value="15">
            <text:p>15</text:p>
          </table:table-cell>
          <table:table-cell table:style-name="ce14" office:value-type="float" office:value="14.5">
            <text:p>14.5</text:p>
          </table:table-cell>
          <table:table-cell office:value-type="float" office:value="14">
            <text:p>14.0</text:p>
          </table:table-cell>
          <table:table-cell/>
          <table:table-cell table:formula="of:=+[.P41]*0.25+[.O41]*0.33+[.N41]*0.15+[.E41]*0.22+[.D41]*0.05" office:value-type="float" office:value="13.755">
            <text:p>13.8</text:p>
          </table:table-cell>
          <table:table-cell table:formula="of:=+[.D41]" office:value-type="float" office:value="16">
            <text:p>16</text:p>
          </table:table-cell>
          <table:table-cell table:formula="of:=+[.E41]" office:value-type="float" office:value="11">
            <text:p>11</text:p>
          </table:table-cell>
          <table:table-cell table:formula="of:=+[.E41]" office:value-type="float" office:value="11">
            <text:p>11</text:p>
          </table:table-cell>
          <table:table-cell table:formula="of:=+[.E41]*0.7+[.O41]*0.3" office:value-type="float" office:value="12.05">
            <text:p>12</text:p>
          </table:table-cell>
          <table:table-cell table:formula="of:=+([.P41]*0.25+[.O41]*0.3+[.N41]*0.15)/70*100+1" office:value-type="float" office:value="15.4285714285714">
            <text:p>15</text:p>
          </table:table-cell>
          <table:table-cell table:style-name="ce25" table:formula="of:=+[.W41]*0.7+[.V41]*0.1+[.E41]*0.15+[.D41]*0.05" office:value-type="float" office:value="14.455">
            <text:p>14.5</text:p>
          </table:table-cell>
          <table:table-cell table:formula="of:=IF([.W41]&lt;=10;1;IF([.W41]=11;2;IF([.W41]&lt;=14;3;4)))" office:value-type="float" office:value="4">
            <text:p>4</text:p>
          </table:table-cell>
          <table:table-cell table:formula="of:=IF([.V41]&lt;=10;1;IF([.V41]=11;2;IF([.V41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39</text:p>
          </table:table-cell>
          <table:table-cell office:value-type="string">
            <text:p>20180574</text:p>
          </table:table-cell>
          <table:table-cell office:value-type="string">
            <text:p>PORTOCARRERO/BANDA, GERARDO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42:.M42])" office:value-type="float" office:value="18">
            <text:p>18</text:p>
          </table:table-cell>
          <table:table-cell table:style-name="ce14" office:value-type="float" office:value="12">
            <text:p>12.0</text:p>
          </table:table-cell>
          <table:table-cell table:formula="of:=+[LunB_Mie1.AH20]" office:value-type="float" office:value="17.5862068965517">
            <text:p>17.6</text:p>
          </table:table-cell>
          <table:table-cell/>
          <table:table-cell table:formula="of:=+[.P42]*0.25+[.O42]*0.33+[.N42]*0.15+[.E42]*0.22+[.D42]*0.05" office:value-type="float" office:value="14.5865517241379">
            <text:p>14.6</text:p>
          </table:table-cell>
          <table:table-cell table:formula="of:=+[.D42]" office:value-type="float" office:value="20">
            <text:p>20</text:p>
          </table:table-cell>
          <table:table-cell table:formula="of:=+[.E42]" office:value-type="float" office:value="11.5">
            <text:p>12</text:p>
          </table:table-cell>
          <table:table-cell table:formula="of:=+[.E42]" office:value-type="float" office:value="11.5">
            <text:p>12</text:p>
          </table:table-cell>
          <table:table-cell table:formula="of:=+[.E42]*0.7+[.O42]*0.3" office:value-type="float" office:value="11.65">
            <text:p>12</text:p>
          </table:table-cell>
          <table:table-cell table:formula="of:=+([.P42]*0.25+[.O42]*0.3+[.N42]*0.15)/70*100" office:value-type="float" office:value="15.2807881773399">
            <text:p>15</text:p>
          </table:table-cell>
          <table:table-cell table:style-name="ce25" table:formula="of:=+[.W42]*0.7+[.V42]*0.1+[.E42]*0.15+[.D42]*0.05" office:value-type="float" office:value="14.5865517241379">
            <text:p>14.6</text:p>
          </table:table-cell>
          <table:table-cell table:formula="of:=IF([.W42]&lt;=10;1;IF([.W42]=11;2;IF([.W42]&lt;=14;3;4)))" office:value-type="float" office:value="4">
            <text:p>4</text:p>
          </table:table-cell>
          <table:table-cell table:formula="of:=IF([.V42]&lt;=10;1;IF([.V42]=11;2;IF([.V42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40</text:p>
          </table:table-cell>
          <table:table-cell office:value-type="string">
            <text:p>20172139</text:p>
          </table:table-cell>
          <table:table-cell office:value-type="string">
            <text:p>QUISPE/FLORES, LIZETTE</text:p>
          </table:table-cell>
          <table:table-cell office:value-type="float" office:value="16">
            <text:p>16</text:p>
          </table:table-cell>
          <table:table-cell office:value-type="float" office:value="9.5">
            <text:p>9.5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3:.M43])" office:value-type="float" office:value="12">
            <text:p>12</text:p>
          </table:table-cell>
          <table:table-cell table:style-name="ce14" office:value-type="float" office:value="7">
            <text:p>7.0</text:p>
          </table:table-cell>
          <table:table-cell office:value-type="float" office:value="14">
            <text:p>14.0</text:p>
          </table:table-cell>
          <table:table-cell office:value-type="float" office:value="12">
            <text:p>12</text:p>
          </table:table-cell>
          <table:table-cell table:formula="of:=+[.P43]*0.25+[.Q43]*0.33+[.N43]*0.15+[.E43]*0.22+[.D43]*0.05" office:value-type="float" office:value="12.15">
            <text:p>12.2</text:p>
          </table:table-cell>
          <table:table-cell table:formula="of:=+[.D43]" office:value-type="float" office:value="16">
            <text:p>16</text:p>
          </table:table-cell>
          <table:table-cell table:formula="of:=+[.E43]" office:value-type="float" office:value="9.5">
            <text:p>10</text:p>
          </table:table-cell>
          <table:table-cell table:formula="of:=+[.E43]" office:value-type="float" office:value="9.5">
            <text:p>10</text:p>
          </table:table-cell>
          <table:table-cell table:formula="of:=+[.E43]*0.7+[.O43]*0.3" office:value-type="float" office:value="8.75">
            <text:p>9</text:p>
          </table:table-cell>
          <table:table-cell table:formula="of:=+([.P43]*0.25+[.Q43]*0.3+[.N43]*0.15)/70*100" office:value-type="float" office:value="12.7142857142857">
            <text:p>13</text:p>
          </table:table-cell>
          <table:table-cell table:style-name="ce25" table:formula="of:=+[.W43]*0.7+[.V43]*0.1+[.E43]*0.15+[.D43]*0.05" office:value-type="float" office:value="12">
            <text:p>12.0</text:p>
          </table:table-cell>
          <table:table-cell table:formula="of:=IF([.W43]&lt;=10;1;IF([.W43]=11;2;IF([.W43]&lt;=14;3;4)))" office:value-type="float" office:value="3">
            <text:p>3</text:p>
          </table:table-cell>
          <table:table-cell table:formula="of:=IF([.V43]&lt;=10;1;IF([.V43]=11;2;IF([.V43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1</text:p>
          </table:table-cell>
          <table:table-cell office:value-type="string">
            <text:p>20173376</text:p>
          </table:table-cell>
          <table:table-cell office:value-type="string">
            <text:p>QUISPE/PUMA, LUIS FERNANDO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44:.M44])" office:value-type="float" office:value="12">
            <text:p>12</text:p>
          </table:table-cell>
          <table:table-cell table:style-name="ce14" office:value-type="float" office:value="1.5">
            <text:p>1.5</text:p>
          </table:table-cell>
          <table:table-cell/>
          <table:table-cell/>
          <table:table-cell table:formula="of:=+[.P44]*0.25+[.O44]*0.33+[.N44]*0.15+[.E44]*0.22+[.D44]*0.05" office:value-type="float" office:value="4.445">
            <text:p>4.4</text:p>
          </table:table-cell>
          <table:table-cell table:formula="of:=+[.D44]" office:value-type="float" office:value="10">
            <text:p>10</text:p>
          </table:table-cell>
          <table:table-cell table:formula="of:=+[.E44]" office:value-type="float" office:value="7.5">
            <text:p>8</text:p>
          </table:table-cell>
          <table:table-cell table:formula="of:=+[.E44]" office:value-type="float" office:value="7.5">
            <text:p>8</text:p>
          </table:table-cell>
          <table:table-cell table:formula="of:=+[.E44]*0.7+[.O44]*0.3" office:value-type="float" office:value="5.7">
            <text:p>6</text:p>
          </table:table-cell>
          <table:table-cell table:formula="of:=+([.P44]*0.25+[.O44]*0.3+[.N44]*0.15)/70*100" office:value-type="float" office:value="3.21428571428571">
            <text:p>3</text:p>
          </table:table-cell>
          <table:table-cell table:style-name="ce25" table:formula="of:=+[.W44]*0.7+[.V44]*0.1+[.E44]*0.15+[.D44]*0.05" office:value-type="float" office:value="4.445">
            <text:p>4.4</text:p>
          </table:table-cell>
          <table:table-cell table:formula="of:=IF([.W44]&lt;=10;1;IF([.W44]=11;2;IF([.W44]&lt;=14;3;4)))" office:value-type="float" office:value="1">
            <text:p>1</text:p>
          </table:table-cell>
          <table:table-cell table:formula="of:=IF([.V44]&lt;=10;1;IF([.V44]=11;2;IF([.V44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2</text:p>
          </table:table-cell>
          <table:table-cell office:value-type="string">
            <text:p>20071617</text:p>
          </table:table-cell>
          <table:table-cell office:value-type="string">
            <text:p>RAMOS/IBEROS, EDWIN MOISES</text:p>
          </table:table-cell>
          <table:table-cell office:value-type="float" office:value="16">
            <text:p>16</text:p>
          </table:table-cell>
          <table:table-cell office:value-type="float" office:value="5.5">
            <text:p>5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5:.M45])" office:value-type="float" office:value="12">
            <text:p>12</text:p>
          </table:table-cell>
          <table:table-cell table:style-name="ce14" office:value-type="float" office:value="12">
            <text:p>12.0</text:p>
          </table:table-cell>
          <table:table-cell table:formula="of:=+[LunB_Mie1.AH22]" office:value-type="float" office:value="11.551724137931">
            <text:p>11.6</text:p>
          </table:table-cell>
          <table:table-cell/>
          <table:table-cell table:formula="of:=+[.P45]*0.25+[.O45]*0.33+[.N45]*0.15+[.E45]*0.22+[.D45]*0.05" office:value-type="float" office:value="10.6579310344828">
            <text:p>10.7</text:p>
          </table:table-cell>
          <table:table-cell table:formula="of:=+[.D45]" office:value-type="float" office:value="16">
            <text:p>16</text:p>
          </table:table-cell>
          <table:table-cell table:formula="of:=+[.E45]" office:value-type="float" office:value="5.5">
            <text:p>6</text:p>
          </table:table-cell>
          <table:table-cell table:formula="of:=+[.E45]" office:value-type="float" office:value="5.5">
            <text:p>6</text:p>
          </table:table-cell>
          <table:table-cell table:formula="of:=+[.E45]*0.7+[.O45]*0.3" office:value-type="float" office:value="7.45">
            <text:p>7</text:p>
          </table:table-cell>
          <table:table-cell table:formula="of:=+([.P45]*0.25+[.O45]*0.3+[.N45]*0.15)/70*100+1" office:value-type="float" office:value="12.8399014778325">
            <text:p>13</text:p>
          </table:table-cell>
          <table:table-cell table:style-name="ce25" table:formula="of:=+[.W45]*0.7+[.V45]*0.1+[.E45]*0.15+[.D45]*0.05" office:value-type="float" office:value="11.3579310344828">
            <text:p>11.4</text:p>
          </table:table-cell>
          <table:table-cell table:formula="of:=IF([.W45]&lt;=10;1;IF([.W45]=11;2;IF([.W45]&lt;=14;3;4)))" office:value-type="float" office:value="3">
            <text:p>3</text:p>
          </table:table-cell>
          <table:table-cell table:formula="of:=IF([.V45]&lt;=10;1;IF([.V45]=11;2;IF([.V45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3</text:p>
          </table:table-cell>
          <table:table-cell office:value-type="string">
            <text:p>20153570</text:p>
          </table:table-cell>
          <table:table-cell office:value-type="string">
            <text:p>SANA/CHALCO, KENNYA JAZMIN</text:p>
          </table:table-cell>
          <table:table-cell office:value-type="float" office:value="19">
            <text:p>19</text:p>
          </table:table-cell>
          <table:table-cell office:value-type="float" office:value="8.5">
            <text:p>8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6:.M46])" office:value-type="float" office:value="14">
            <text:p>14</text:p>
          </table:table-cell>
          <table:table-cell table:style-name="ce14"/>
          <table:table-cell table:formula="of:=+[LunEMar.AH14]" office:value-type="float" office:value="1.37931034482759">
            <text:p>1.4</text:p>
          </table:table-cell>
          <table:table-cell/>
          <table:table-cell table:formula="of:=+[.P46]*0.25+[.O46]*0.33+[.N46]*0.15+[.E46]*0.22+[.D46]*0.05" office:value-type="float" office:value="5.2648275862069">
            <text:p>5.3</text:p>
          </table:table-cell>
          <table:table-cell table:formula="of:=+[.D46]" office:value-type="float" office:value="19">
            <text:p>19</text:p>
          </table:table-cell>
          <table:table-cell table:formula="of:=+[.E46]" office:value-type="float" office:value="8.5">
            <text:p>9</text:p>
          </table:table-cell>
          <table:table-cell table:formula="of:=+[.E46]" office:value-type="float" office:value="8.5">
            <text:p>9</text:p>
          </table:table-cell>
          <table:table-cell table:formula="of:=+[.E46]*0.7+[.O46]*0.3" office:value-type="float" office:value="5.95">
            <text:p>6</text:p>
          </table:table-cell>
          <table:table-cell table:formula="of:=+([.P46]*0.25+[.O46]*0.3+[.N46]*0.15)/70*100" office:value-type="float" office:value="3.49261083743842">
            <text:p>3</text:p>
          </table:table-cell>
          <table:table-cell table:style-name="ce25" table:formula="of:=+[.W46]*0.7+[.V46]*0.1+[.E46]*0.15+[.D46]*0.05" office:value-type="float" office:value="5.2648275862069">
            <text:p>5.3</text:p>
          </table:table-cell>
          <table:table-cell table:formula="of:=IF([.W46]&lt;=10;1;IF([.W46]=11;2;IF([.W46]&lt;=14;3;4)))" office:value-type="float" office:value="1">
            <text:p>1</text:p>
          </table:table-cell>
          <table:table-cell table:formula="of:=IF([.V46]&lt;=10;1;IF([.V46]=11;2;IF([.V46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4</text:p>
          </table:table-cell>
          <table:table-cell office:value-type="string">
            <text:p>20140867</text:p>
          </table:table-cell>
          <table:table-cell office:value-type="string">
            <text:p>SANCHEZ/MACHICAO, PEDRO ROLY</text:p>
          </table:table-cell>
          <table:table-cell office:value-type="float" office:value="0">
            <text:p>0</text:p>
          </table:table-cell>
          <table:table-cell office:value-type="float" office:value="9">
            <text:p>9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formula="of:=SUM([.F47:.M47])" office:value-type="float" office:value="15">
            <text:p>15</text:p>
          </table:table-cell>
          <table:table-cell table:style-name="ce14" office:value-type="float" office:value="8">
            <text:p>8.0</text:p>
          </table:table-cell>
          <table:table-cell table:formula="of:=+[LunDMie2.AH21]" office:value-type="float" office:value="2.93103448275862">
            <text:p>2.9</text:p>
          </table:table-cell>
          <table:table-cell office:value-type="float" office:value="4">
            <text:p>4</text:p>
          </table:table-cell>
          <table:table-cell table:formula="of:=+[.P47]*0.25+[.Q47]*0.33+[.N47]*0.15+[.E47]*0.22+[.D47]*0.05" office:value-type="float" office:value="6.28275862068966">
            <text:p>6.3</text:p>
          </table:table-cell>
          <table:table-cell table:formula="of:=+[.D47]" office:value-type="float" office:value="0">
            <text:p>0</text:p>
          </table:table-cell>
          <table:table-cell table:formula="of:=+[.E47]" office:value-type="float" office:value="9">
            <text:p>9</text:p>
          </table:table-cell>
          <table:table-cell table:formula="of:=+[.E47]" office:value-type="float" office:value="9">
            <text:p>9</text:p>
          </table:table-cell>
          <table:table-cell table:formula="of:=+[.E47]*0.7+[.O47]*0.3" office:value-type="float" office:value="8.7">
            <text:p>9</text:p>
          </table:table-cell>
          <table:table-cell table:formula="of:=+([.P47]*0.25+[.Q47]*0.3+[.N47]*0.15)/70*100" office:value-type="float" office:value="5.97536945812808">
            <text:p>6</text:p>
          </table:table-cell>
          <table:table-cell table:style-name="ce25" table:formula="of:=+[.W47]*0.7+[.V47]*0.1+[.E47]*0.15+[.D47]*0.05" office:value-type="float" office:value="6.40275862068966">
            <text:p>6.4</text:p>
          </table:table-cell>
          <table:table-cell table:formula="of:=IF([.W47]&lt;=10;1;IF([.W47]=11;2;IF([.W47]&lt;=14;3;4)))" office:value-type="float" office:value="1">
            <text:p>1</text:p>
          </table:table-cell>
          <table:table-cell table:formula="of:=IF([.V47]&lt;=10;1;IF([.V47]=11;2;IF([.V47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5</text:p>
          </table:table-cell>
          <table:table-cell office:value-type="string">
            <text:p>20096849</text:p>
          </table:table-cell>
          <table:table-cell office:value-type="string">
            <text:p>SUAREZ/CHAMBI, EDUARDO ALEXANDER</text:p>
          </table:table-cell>
          <table:table-cell office:value-type="float" office:value="0">
            <text:p>0</text:p>
          </table:table-cell>
          <table:table-cell office:value-type="float" office:value="5">
            <text:p>5.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48:.M48])" office:value-type="float" office:value="14">
            <text:p>14</text:p>
          </table:table-cell>
          <table:table-cell table:style-name="ce14" office:value-type="float" office:value="1.5">
            <text:p>1.5</text:p>
          </table:table-cell>
          <table:table-cell table:formula="of:=+[LunDMie2.AH22]" office:value-type="float" office:value="0">
            <text:p>0.0</text:p>
          </table:table-cell>
          <table:table-cell/>
          <table:table-cell table:formula="of:=+[.P48]*0.25+[.O48]*0.33+[.N48]*0.15+[.E48]*0.22+[.D48]*0.05" office:value-type="float" office:value="3.695">
            <text:p>3.7</text:p>
          </table:table-cell>
          <table:table-cell table:formula="of:=+[.D48]" office:value-type="float" office:value="0">
            <text:p>0</text:p>
          </table:table-cell>
          <table:table-cell table:formula="of:=+[.E48]" office:value-type="float" office:value="5">
            <text:p>5</text:p>
          </table:table-cell>
          <table:table-cell table:formula="of:=+[.E48]" office:value-type="float" office:value="5">
            <text:p>5</text:p>
          </table:table-cell>
          <table:table-cell table:formula="of:=+[.E48]*0.7+[.O48]*0.3" office:value-type="float" office:value="3.95">
            <text:p>4</text:p>
          </table:table-cell>
          <table:table-cell table:formula="of:=+([.P48]*0.25+[.O48]*0.3+[.N48]*0.15)/70*100" office:value-type="float" office:value="3.64285714285714">
            <text:p>4</text:p>
          </table:table-cell>
          <table:table-cell table:style-name="ce25" table:formula="of:=+[.W48]*0.7+[.V48]*0.1+[.E48]*0.15+[.D48]*0.05" office:value-type="float" office:value="3.695">
            <text:p>3.7</text:p>
          </table:table-cell>
          <table:table-cell table:formula="of:=IF([.W48]&lt;=10;1;IF([.W48]=11;2;IF([.W48]&lt;=14;3;4)))" office:value-type="float" office:value="1">
            <text:p>1</text:p>
          </table:table-cell>
          <table:table-cell table:formula="of:=IF([.V48]&lt;=10;1;IF([.V48]=11;2;IF([.V48]&lt;=14;3;4)))" office:value-type="float" office:value="1">
            <text:p>1</text:p>
          </table:table-cell>
          <table:table-cell table:number-columns-repeated="998"/>
        </table:table-row>
        <table:table-row table:style-name="ro6">
          <table:table-cell office:value-type="string">
            <text:p>46</text:p>
          </table:table-cell>
          <table:table-cell office:value-type="string">
            <text:p>20182311</text:p>
          </table:table-cell>
          <table:table-cell office:value-type="string">
            <text:p>SURCO/ALVAREZ, ESTEPHANY MAYRA</text:p>
          </table:table-cell>
          <table:table-cell office:value-type="float" office:value="10">
            <text:p>10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9:.M49])" office:value-type="float" office:value="16">
            <text:p>16</text:p>
          </table:table-cell>
          <table:table-cell table:style-name="ce14" office:value-type="float" office:value="10">
            <text:p>10.0</text:p>
          </table:table-cell>
          <table:table-cell table:formula="of:=+[LunB_Mie1.AH24]" office:value-type="float" office:value="15.5172413793103">
            <text:p>15.5</text:p>
          </table:table-cell>
          <table:table-cell office:value-type="float" office:value="16">
            <text:p>16</text:p>
          </table:table-cell>
          <table:table-cell table:formula="of:=+[.P49]*0.25+[.Q49]*0.33+[.N49]*0.15+[.E49]*0.22+[.D49]*0.05" office:value-type="float" office:value="14.9193103448276">
            <text:p>14.9</text:p>
          </table:table-cell>
          <table:table-cell table:formula="of:=+[.D49]" office:value-type="float" office:value="10">
            <text:p>10</text:p>
          </table:table-cell>
          <table:table-cell table:formula="of:=+[.E49]" office:value-type="float" office:value="13">
            <text:p>13</text:p>
          </table:table-cell>
          <table:table-cell table:formula="of:=+[.E49]" office:value-type="float" office:value="13">
            <text:p>13</text:p>
          </table:table-cell>
          <table:table-cell table:formula="of:=+[.E49]*0.7+[.O49]*0.3" office:value-type="float" office:value="12.1">
            <text:p>12</text:p>
          </table:table-cell>
          <table:table-cell table:formula="of:=+([.P49]*0.25+[.Q49]*0.3+[.N49]*0.15)/70*100" office:value-type="float" office:value="15.8275862068966">
            <text:p>16</text:p>
          </table:table-cell>
          <table:table-cell table:style-name="ce25" table:formula="of:=+[.W49]*0.7+[.V49]*0.1+[.E49]*0.15+[.D49]*0.05" office:value-type="float" office:value="14.7393103448276">
            <text:p>14.7</text:p>
          </table:table-cell>
          <table:table-cell table:formula="of:=IF([.W49]&lt;=10;1;IF([.W49]=11;2;IF([.W49]&lt;=14;3;4)))" office:value-type="float" office:value="4">
            <text:p>4</text:p>
          </table:table-cell>
          <table:table-cell table:formula="of:=IF([.V49]&lt;=10;1;IF([.V49]=11;2;IF([.V49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office:value-type="string">
            <text:p>47</text:p>
          </table:table-cell>
          <table:table-cell office:value-type="string">
            <text:p>20151180</text:p>
          </table:table-cell>
          <table:table-cell office:value-type="string">
            <text:p>USCA/HUAMANI, LENIN VLADIMIR</text:p>
          </table:table-cell>
          <table:table-cell office:value-type="float" office:value="20">
            <text:p>20</text:p>
          </table:table-cell>
          <table:table-cell office:value-type="float" office:value="13">
            <text:p>13.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F50:.M50])" office:value-type="float" office:value="18">
            <text:p>18</text:p>
          </table:table-cell>
          <table:table-cell table:style-name="ce14" office:value-type="float" office:value="20">
            <text:p>20.0</text:p>
          </table:table-cell>
          <table:table-cell table:formula="of:=+[LunEMar.AH15]" office:value-type="float" office:value="19.8275862068966">
            <text:p>19.8</text:p>
          </table:table-cell>
          <table:table-cell/>
          <table:table-cell table:formula="of:=+[.P50]*0.25+[.O50]*0.33+[.N50]*0.15+[.E50]*0.22+[.D50]*0.05" office:value-type="float" office:value="18.1168965517241">
            <text:p>18.1</text:p>
          </table:table-cell>
          <table:table-cell table:formula="of:=+[.D50]" office:value-type="float" office:value="20">
            <text:p>20</text:p>
          </table:table-cell>
          <table:table-cell table:formula="of:=+[.E50]" office:value-type="float" office:value="13">
            <text:p>13</text:p>
          </table:table-cell>
          <table:table-cell table:formula="of:=+[.E50]" office:value-type="float" office:value="13">
            <text:p>13</text:p>
          </table:table-cell>
          <table:table-cell table:formula="of:=+[.E50]*0.7+[.O50]*0.3" office:value-type="float" office:value="15.1">
            <text:p>15</text:p>
          </table:table-cell>
          <table:table-cell table:formula="of:=+([.P50]*0.25+[.O50]*0.3+[.N50]*0.15)/70*100" office:value-type="float" office:value="19.5098522167488">
            <text:p>20</text:p>
          </table:table-cell>
          <table:table-cell table:style-name="ce25" table:formula="of:=+[.W50]*0.7+[.V50]*0.1+[.E50]*0.15+[.D50]*0.05" office:value-type="float" office:value="18.1168965517241">
            <text:p>18.1</text:p>
          </table:table-cell>
          <table:table-cell table:formula="of:=IF([.W50]&lt;=10;1;IF([.W50]=11;2;IF([.W50]&lt;=14;3;4)))" office:value-type="float" office:value="4">
            <text:p>4</text:p>
          </table:table-cell>
          <table:table-cell table:formula="of:=IF([.V50]&lt;=10;1;IF([.V50]=11;2;IF([.V50]&lt;=14;3;4)))" office:value-type="float" office:value="4">
            <text:p>4</text:p>
          </table:table-cell>
          <table:table-cell table:number-columns-repeated="998"/>
        </table:table-row>
        <table:table-row table:style-name="ro6">
          <table:table-cell office:value-type="string">
            <text:p>48</text:p>
          </table:table-cell>
          <table:table-cell office:value-type="string">
            <text:p>20161925</text:p>
          </table:table-cell>
          <table:table-cell office:value-type="string">
            <text:p>VALDIVIA/TURPO, LUIS DIEGO</text:p>
          </table:table-cell>
          <table:table-cell office:value-type="float" office:value="15">
            <text:p>15</text:p>
          </table:table-cell>
          <table:table-cell office:value-type="float" office:value="13.5">
            <text:p>13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F51:.M51])" office:value-type="float" office:value="17">
            <text:p>17</text:p>
          </table:table-cell>
          <table:table-cell table:style-name="ce14" office:value-type="float" office:value="6">
            <text:p>6.0</text:p>
          </table:table-cell>
          <table:table-cell office:value-type="float" office:value="0">
            <text:p>0.0</text:p>
          </table:table-cell>
          <table:table-cell office:value-type="float" office:value="6">
            <text:p>6</text:p>
          </table:table-cell>
          <table:table-cell table:formula="of:=+[.P51]*0.25+[.Q51]*0.33+[.N51]*0.15+[.E51]*0.22+[.D51]*0.05" office:value-type="float" office:value="8.25">
            <text:p>8.3</text:p>
          </table:table-cell>
          <table:table-cell table:formula="of:=+[.D51]" office:value-type="float" office:value="15">
            <text:p>15</text:p>
          </table:table-cell>
          <table:table-cell table:formula="of:=+[.E51]" office:value-type="float" office:value="13.5">
            <text:p>14</text:p>
          </table:table-cell>
          <table:table-cell table:formula="of:=+[.E51]" office:value-type="float" office:value="13.5">
            <text:p>14</text:p>
          </table:table-cell>
          <table:table-cell table:formula="of:=+[.E51]*0.7+[.O51]*0.3" office:value-type="float" office:value="11.25">
            <text:p>11</text:p>
          </table:table-cell>
          <table:table-cell table:formula="of:=+([.P51]*0.25+[.Q51]*0.3+[.N51]*0.15)/70*100" office:value-type="float" office:value="6.21428571428571">
            <text:p>6</text:p>
          </table:table-cell>
          <table:table-cell table:style-name="ce25" table:formula="of:=+[.W51]*0.7+[.V51]*0.1+[.E51]*0.15+[.D51]*0.05" office:value-type="float" office:value="8.25">
            <text:p>8.3</text:p>
          </table:table-cell>
          <table:table-cell table:formula="of:=IF([.W51]&lt;=10;1;IF([.W51]=11;2;IF([.W51]&lt;=14;3;4)))" office:value-type="float" office:value="1">
            <text:p>1</text:p>
          </table:table-cell>
          <table:table-cell table:formula="of:=IF([.V51]&lt;=10;1;IF([.V51]=11;2;IF([.V51]&lt;=14;3;4)))" office:value-type="float" office:value="3">
            <text:p>3</text:p>
          </table:table-cell>
          <table:table-cell table:number-columns-repeated="998"/>
        </table:table-row>
        <table:table-row table:style-name="ro6">
          <table:table-cell table:style-name="ce3" table:number-columns-repeated="2"/>
          <table:table-cell table:style-name="ce3" office:value-type="string">
            <text:p>TOTAL</text:p>
          </table:table-cell>
          <table:table-cell table:style-name="ce3" office:value-type="float" office:value="20">
            <text:p>20</text:p>
          </table:table-cell>
          <table:table-cell table:style-name="ce15" office:value-type="float" office:value="20">
            <text:p>20.0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number-columns-repeated="4"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" table:formula="of:=SUM([.F52:.M52])" office:value-type="float" office:value="20">
            <text:p>20</text:p>
          </table:table-cell>
          <table:table-cell table:style-name="ce15" office:value-type="float" office:value="20">
            <text:p>20.0</text:p>
          </table:table-cell>
          <table:table-cell table:style-name="ce11" office:value-type="float" office:value="20">
            <text:p>20.0</text:p>
          </table:table-cell>
          <table:table-cell table:style-name="ce3"/>
          <table:table-cell table:style-name="ce26" table:formula="of:=+[.P52]*0.25+[.O52]*0.33+[.N52]*0.15+[.E52]*0.22+[.D52]*0.05" office:value-type="float" office:value="20">
            <text:p>20.0</text:p>
          </table:table-cell>
          <table:table-cell table:formula="of:=+[.D52]" office:value-type="float" office:value="20">
            <text:p>20</text:p>
          </table:table-cell>
          <table:table-cell table:formula="of:=+[.E52]" office:value-type="float" office:value="20">
            <text:p>20</text:p>
          </table:table-cell>
          <table:table-cell table:formula="of:=+[.E52]" office:value-type="float" office:value="20">
            <text:p>20</text:p>
          </table:table-cell>
          <table:table-cell table:formula="of:=+[.E52]*0.7+[.O52]*0.3" office:value-type="float" office:value="20">
            <text:p>20</text:p>
          </table:table-cell>
          <table:table-cell table:formula="of:=+([.P52]*0.25+[.O52]*0.3+[.N52]*0.15)/70*100" office:value-type="float" office:value="20">
            <text:p>20</text:p>
          </table:table-cell>
          <table:table-cell table:style-name="ce25" table:formula="of:=+[.W52]*0.7+[.V52]*0.1+[.E52]*0.15+[.D52]*0.05" office:value-type="float" office:value="20">
            <text:p>20.0</text:p>
          </table:table-cell>
          <table:table-cell table:style-name="ce3"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table:style-name="ce11" table:number-columns-repeated="2"/>
          <table:table-cell table:style-name="ce11" office:value-type="string">
            <text:p>max</text:p>
          </table:table-cell>
          <table:table-cell table:style-name="ce11" table:formula="of:=MAX([.D4:.D51])" office:value-type="float" office:value="20">
            <text:p>20.0</text:p>
          </table:table-cell>
          <table:table-cell table:style-name="ce11" table:formula="of:=MAX([.E4:.E51])" office:value-type="float" office:value="16">
            <text:p>16.0</text:p>
          </table:table-cell>
          <table:table-cell table:style-name="ce19" table:number-columns-repeated="8"/>
          <table:table-cell table:style-name="ce11" table:formula="of:=MAX([.N4:.N51])" office:value-type="float" office:value="18">
            <text:p>18.0</text:p>
          </table:table-cell>
          <table:table-cell table:style-name="ce11" table:formula="of:=MAX([.O4:.O51])" office:value-type="float" office:value="20">
            <text:p>20.0</text:p>
          </table:table-cell>
          <table:table-cell table:style-name="ce11" table:formula="of:=MAX([.P4:.P51])" office:value-type="float" office:value="20">
            <text:p>20.0</text:p>
          </table:table-cell>
          <table:table-cell table:style-name="ce11"/>
          <table:table-cell table:style-name="ce26" table:formula="of:=MAX([.R4:.R51])" office:value-type="float" office:value="18.1168965517241">
            <text:p>18.1</text:p>
          </table:table-cell>
          <table:table-cell table:number-columns-repeated="3"/>
          <table:table-cell table:style-name="ce29" table:formula="of:=MAX([.V4:.V51])" office:value-type="float" office:value="15.55">
            <text:p>16</text:p>
          </table:table-cell>
          <table:table-cell table:style-name="ce29" table:formula="of:=MAX([.W4:.W51])" office:value-type="float" office:value="19.5098522167488">
            <text:p>20</text:p>
          </table:table-cell>
          <table:table-cell table:style-name="ce26" table:formula="of:=MAX([.X4:.X51])" office:value-type="float" office:value="18.1168965517241">
            <text:p>18.1</text:p>
          </table:table-cell>
          <table:table-cell table:style-name="ce11" table:number-columns-repeated="1000"/>
        </table:table-row>
        <table:table-row table:style-name="ro7">
          <table:table-cell table:style-name="ce11" table:number-columns-repeated="2"/>
          <table:table-cell table:style-name="ce11" office:value-type="string">
            <text:p>prom</text:p>
          </table:table-cell>
          <table:table-cell table:style-name="ce11" table:formula="of:=AVERAGE([.D4:.D51])" office:value-type="float" office:value="13.7083333333333">
            <text:p>13.7</text:p>
          </table:table-cell>
          <table:table-cell table:style-name="ce11" table:formula="of:=AVERAGE([.E4:.E51])" office:value-type="float" office:value="10.2954545454545">
            <text:p>10.3</text:p>
          </table:table-cell>
          <table:table-cell table:style-name="ce19" table:number-columns-repeated="8"/>
          <table:table-cell table:style-name="ce11" table:formula="of:=AVERAGE([.N4:.N51])" office:value-type="float" office:value="13.9791666666667">
            <text:p>14.0</text:p>
          </table:table-cell>
          <table:table-cell table:style-name="ce11" table:formula="of:=AVERAGE([.O4:.O51])" office:value-type="float" office:value="10.719512195122">
            <text:p>10.7</text:p>
          </table:table-cell>
          <table:table-cell table:style-name="ce11" table:formula="of:=AVERAGE([.P4:.P51])" office:value-type="float" office:value="10.1591820368885">
            <text:p>10.2</text:p>
          </table:table-cell>
          <table:table-cell table:style-name="ce11"/>
          <table:table-cell table:style-name="ce26" table:formula="of:=AVERAGE([.R4:.R51])" office:value-type="float" office:value="10.4074209770115">
            <text:p>10.4</text:p>
          </table:table-cell>
          <table:table-cell table:number-columns-repeated="3"/>
          <table:table-cell table:style-name="ce29" table:formula="of:=AVERAGE([.V4:.V51])" office:value-type="float" office:value="10.2034090909091">
            <text:p>10</text:p>
          </table:table-cell>
          <table:table-cell table:style-name="ce29" table:formula="of:=AVERAGE([.W4:.W51])" office:value-type="float" office:value="11.5928963278101">
            <text:p>12</text:p>
          </table:table-cell>
          <table:table-cell table:style-name="ce26" table:formula="of:=AVERAGE([.X4:.X51])" office:value-type="float" office:value="11.3910501567398">
            <text:p>11.4</text:p>
          </table:table-cell>
          <table:table-cell table:style-name="ce11" table:number-columns-repeated="1000"/>
        </table:table-row>
        <table:table-row table:style-name="ro6">
          <table:table-cell table:style-name="ce11" table:number-columns-repeated="2"/>
          <table:table-cell table:style-name="ce11" office:value-type="string">
            <text:p>min</text:p>
          </table:table-cell>
          <table:table-cell table:style-name="ce11" table:formula="of:=MIN([.D4:.D51])" office:value-type="float" office:value="0">
            <text:p>0.0</text:p>
          </table:table-cell>
          <table:table-cell table:style-name="ce11" table:formula="of:=MIN([.E4:.E51])" office:value-type="float" office:value="4">
            <text:p>4.0</text:p>
          </table:table-cell>
          <table:table-cell table:style-name="ce19" table:number-columns-repeated="8"/>
          <table:table-cell table:style-name="ce11" table:formula="of:=MIN([.N4:.N51])" office:value-type="float" office:value="0">
            <text:p>0.0</text:p>
          </table:table-cell>
          <table:table-cell table:style-name="ce11" table:formula="of:=MIN([.O4:.O51])" office:value-type="float" office:value="0.5">
            <text:p>0.5</text:p>
          </table:table-cell>
          <table:table-cell table:style-name="ce11" table:formula="of:=MIN([.P4:.P51])" office:value-type="float" office:value="0">
            <text:p>0.0</text:p>
          </table:table-cell>
          <table:table-cell table:style-name="ce11"/>
          <table:table-cell table:style-name="ce26" table:formula="of:=MIN([.R4:.R51])" office:value-type="float" office:value="0.4">
            <text:p>0.4</text:p>
          </table:table-cell>
          <table:table-cell table:number-columns-repeated="3"/>
          <table:table-cell table:style-name="ce29" table:formula="of:=MIN([.V4:.V51])" office:value-type="float" office:value="2.95">
            <text:p>3</text:p>
          </table:table-cell>
          <table:table-cell table:style-name="ce29" table:formula="of:=MIN([.W4:.W51])" office:value-type="float" office:value="2.35714285714286">
            <text:p>2</text:p>
          </table:table-cell>
          <table:table-cell table:style-name="ce26" table:formula="of:=MIN([.X4:.X51])" office:value-type="float" office:value="3.08">
            <text:p>3.1</text:p>
          </table:table-cell>
          <table:table-cell table:style-name="ce11" table:number-columns-repeated="1000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LunB_Mie1.C4:LunB_Mie1.P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PE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number-style style:name="N8107P0" style:volatile="true" number:language="es" number:country="PE">
      <number:text>S/. </number:text>
      <number:number number:decimal-places="0" number:min-integer-digits="1" number:grouping="true"/>
    </number:number-style>
    <number:number-style style:name="N8107" number:language="es" number:country="PE">
      <number:text>S/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s" number:country="PE">
      <number:text>S/. </number:text>
      <number:number number:decimal-places="0" number:min-integer-digits="1" number:grouping="true"/>
    </number:number-style>
    <number:number-style style:name="N8108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es" number:country="PE">
      <number:text>S/. </number:text>
      <number:number number:decimal-places="2" number:min-integer-digits="1" number:grouping="true"/>
    </number:number-style>
    <number:number-style style:name="N8109" number:language="es" number:country="PE">
      <number:text>S/. 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s" number:country="PE">
      <number:text>S/. </number:text>
      <number:number number:decimal-places="2" number:min-integer-digits="1" number:grouping="true"/>
    </number:number-style>
    <number:number-style style:name="N8110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8110P0"/>
    </number:number-style>
    <number:date-style style:name="N8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8112" number:language="es" number:country="PE">
      <number:day number:style="long"/>
      <number:text>-</number:text>
      <number:month number:textual="true"/>
    </number:date-style>
    <number:date-style style:name="N8113" number:language="es" number:country="PE">
      <number:month number:textual="true"/>
      <number:text>-</number:text>
      <number:year/>
    </number:date-style>
    <number:date-style style:name="N8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es" number:country="PE">
      <number:number number:decimal-places="0" number:min-integer-digits="1" number:grouping="true"/>
    </number:number-style>
    <number:number-style style:name="N8115" number:language="es" number:country="PE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PE">
      <number:number number:decimal-places="0" number:min-integer-digits="1" number:grouping="true"/>
    </number:number-style>
    <number:number-style style:name="N8116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PE">
      <number:number number:decimal-places="2" number:min-integer-digits="1" number:grouping="true"/>
    </number:number-style>
    <number:number-style style:name="N8117" number:language="es" number:country="PE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PE">
      <number:number number:decimal-places="2" number:min-integer-digits="1" number:grouping="true"/>
    </number:number-style>
    <number:number-style style:name="N8118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PE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8119P2" style:volatile="true" number:language="es" number:country="PE">
      <number:text> - </number:text>
    </number:number-style>
    <number:text-style style:name="N8119" number:language="es" number:country="PE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8120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8120P2" style:volatile="true" number:language="es" number:country="PE">
      <number:text> S/. - </number:text>
    </number:number-style>
    <number:text-style style:name="N8120" number:language="es" number:country="P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PE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8121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8121" number:language="es" number:country="P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8122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8122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8122" number:language="es" number:country="P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PE">
      <number:minutes number:style="long"/>
      <number:text>:</number:text>
      <number:seconds number:style="long"/>
    </number:time-style>
    <number:time-style style:name="N8124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PE">
      <number:minutes number:style="long"/>
      <number:text>:</number:text>
      <number:seconds number:style="long" number:decimal-places="1"/>
    </number:time-style>
    <number:number-style style:name="N8126" number:language="es" number:country="PE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3/01/2019</text:date>, <text:time>19:09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 Jose Luis Corrales Delgado</meta:initial-creator>
    <dc:creator>Carlo Jose Luis Corrales Delgado</dc:creator>
    <meta:creation-date>2018-08-20T15:00:03Z</meta:creation-date>
    <dc:date>2019-01-03T19:08:04</dc:date>
    <meta:editing-cycles>229</meta:editing-cycles>
    <meta:editing-duration>P3DT18H54M14S</meta:editing-duration>
    <meta:document-statistic meta:table-count="4" meta:cell-count="2998" meta:object-count="0"/>
  </office:meta>
</office:document-meta>
</file>